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11">
      <style:paragraph-properties fo:margin-top="0in" fo:margin-bottom="0in"/>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12">
      <style:paragraph-properties fo:margin-top="0in" fo:margin-bottom="0in"/>
    </style:style>
    <style:style style:name="P150" style:family="paragraph" style:parent-style-name="Text_20_body" style:list-style-name="L13">
      <style:paragraph-properties fo:margin-top="0in" fo:margin-bottom="0in"/>
    </style:style>
    <style:style style:name="P151" style:family="paragraph" style:parent-style-name="Text_20_body" style:list-style-name="L14">
      <style:paragraph-properties fo:margin-top="0in" fo:margin-bottom="0in"/>
    </style:style>
    <style:style style:name="P152" style:family="paragraph" style:parent-style-name="Text_20_body" style:list-style-name="L15">
      <style:paragraph-properties fo:margin-top="0in" fo:margin-bottom="0in"/>
    </style:style>
    <style:style style:name="P153" style:family="paragraph" style:parent-style-name="Text_20_body" style:list-style-name="L16">
      <style:paragraph-properties fo:margin-top="0in" fo:margin-bottom="0in"/>
    </style:style>
    <style:style style:name="P154" style:family="paragraph" style:parent-style-name="Text_20_body" style:list-style-name="L17">
      <style:paragraph-properties fo:margin-top="0in" fo:margin-bottom="0in"/>
    </style:style>
    <style:style style:name="P155" style:family="paragraph" style:parent-style-name="Text_20_body" style:list-style-name="L18">
      <style:paragraph-properties fo:margin-top="0in" fo:margin-bottom="0in"/>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4711*"/>
    </style:style>
    <style:style style:name="Table1.B" style:family="table-column">
      <style:table-column-properties style:rel-column-width="17386*"/>
    </style:style>
    <style:style style:name="Table1.C" style:family="table-column">
      <style:table-column-properties style:rel-column-width="33436*"/>
    </style:style>
    <style:style style:name="Table2" style:family="table">
      <style:table-properties table:align="center" style:rel-width="100%"/>
    </style:style>
    <style:style style:name="Table2.A" style:family="table-column">
      <style:table-column-properties style:rel-column-width="17096*"/>
    </style:style>
    <style:style style:name="Table2.B" style:family="table-column">
      <style:table-column-properties style:rel-column-width="24219*"/>
    </style:style>
    <style:style style:name="Table2.C" style:family="table-column">
      <style:table-column-properties style:rel-column-width="24219*"/>
    </style:style>
    <style:style style:name="Table3" style:family="table">
      <style:table-properties table:align="center" style:rel-width="100%"/>
    </style:style>
    <style:style style:name="Table3.A" style:family="table-column">
      <style:table-column-properties style:rel-column-width="11650*"/>
    </style:style>
    <style:style style:name="Table3.B" style:family="table-column">
      <style:table-column-properties style:rel-column-width="26214*"/>
    </style:style>
    <style:style style:name="Table3.C" style:family="table-column">
      <style:table-column-properties style:rel-column-width="27670*"/>
    </style:style>
    <style:style style:name="Table4" style:family="table">
      <style:table-properties table:align="center" style:rel-width="100%"/>
    </style:style>
    <style:style style:name="Table4.A" style:family="table-column">
      <style:table-column-properties style:rel-column-width="30840*"/>
    </style:style>
    <style:style style:name="Table4.B" style:family="table-column">
      <style:table-column-properties style:rel-column-width="11565*"/>
    </style:style>
    <style:style style:name="Table4.C" style:family="table-column">
      <style:table-column-properties style:rel-column-width="11565*"/>
    </style:style>
    <style:style style:name="Table4.D" style:family="table-column">
      <style:table-column-properties style:rel-column-width="11565*"/>
    </style:style>
    <style:style style:name="Table5" style:family="table">
      <style:table-properties table:align="center" style:rel-width="100%"/>
    </style:style>
    <style:style style:name="Table5.A" style:family="table-column">
      <style:table-column-properties style:rel-column-width="7419*"/>
    </style:style>
    <style:style style:name="Table5.B" style:family="table-column">
      <style:table-column-properties style:rel-column-width="7419*"/>
    </style:style>
    <style:style style:name="Table5.C" style:family="table-column">
      <style:table-column-properties style:rel-column-width="11128*"/>
    </style:style>
    <style:style style:name="Table5.D" style:family="table-column">
      <style:table-column-properties style:rel-column-width="18547*"/>
    </style:style>
    <style:style style:name="Table5.E" style:family="table-column">
      <style:table-column-properties style:rel-column-width="21020*"/>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7" style:family="table">
      <style:table-properties table:align="center" style:rel-width="100%"/>
    </style:style>
    <style:style style:name="Table7.A" style:family="table-column">
      <style:table-column-properties style:rel-column-width="18932*"/>
    </style:style>
    <style:style style:name="Table7.B" style:family="table-column">
      <style:table-column-properties style:rel-column-width="10194*"/>
    </style:style>
    <style:style style:name="Table7.C" style:family="table-column">
      <style:table-column-properties style:rel-column-width="11650*"/>
    </style:style>
    <style:style style:name="Table7.D" style:family="table-column">
      <style:table-column-properties style:rel-column-width="24757*"/>
    </style:style>
    <style:style style:name="Table8" style:family="table">
      <style:table-properties table:align="center" style:rel-width="100%"/>
    </style:style>
    <style:style style:name="Table8.A" style:family="table-column">
      <style:table-column-properties style:rel-column-width="25205*"/>
    </style:style>
    <style:style style:name="Table8.B" style:family="table-column">
      <style:table-column-properties style:rel-column-width="22685*"/>
    </style:style>
    <style:style style:name="Table8.C" style:family="table-column">
      <style:table-column-properties style:rel-column-width="17644*"/>
    </style:style>
    <style:style style:name="Table9" style:family="table">
      <style:table-properties table:align="center" style:rel-width="100%"/>
    </style:style>
    <style:style style:name="Table9.A" style:family="table-column">
      <style:table-column-properties style:rel-column-width="27068*"/>
    </style:style>
    <style:style style:name="Table9.B" style:family="table-column">
      <style:table-column-properties style:rel-column-width="11397*"/>
    </style:style>
    <style:style style:name="Table9.C" style:family="table-column">
      <style:table-column-properties style:rel-column-width="27068*"/>
    </style:style>
    <style:style style:name="Table10" style:family="table">
      <style:table-properties table:align="center" style:rel-width="100%"/>
    </style:style>
    <style:style style:name="Table10.A" style:family="table-column">
      <style:table-column-properties style:rel-column-width="10922*"/>
    </style:style>
    <style:style style:name="Table10.B" style:family="table-column">
      <style:table-column-properties style:rel-column-width="20284*"/>
    </style:style>
    <style:style style:name="Table10.C" style:family="table-column">
      <style:table-column-properties style:rel-column-width="14043*"/>
    </style:style>
    <style:style style:name="Table10.D" style:family="table-column">
      <style:table-column-properties style:rel-column-width="20284*"/>
    </style:style>
    <style:style style:name="Table11" style:family="table">
      <style:table-properties table:align="center" style:rel-width="100%"/>
    </style:style>
    <style:style style:name="Table11.A" style:family="table-column">
      <style:table-column-properties style:rel-column-width="10922*"/>
    </style:style>
    <style:style style:name="Table11.B" style:family="table-column">
      <style:table-column-properties style:rel-column-width="20284*"/>
    </style:style>
    <style:style style:name="Table11.C" style:family="table-column">
      <style:table-column-properties style:rel-column-width="14043*"/>
    </style:style>
    <style:style style:name="Table11.D" style:family="table-column">
      <style:table-column-properties style:rel-column-width="20284*"/>
    </style:style>
    <style:style style:name="Table12" style:family="table">
      <style:table-properties table:align="center" style:rel-width="100%"/>
    </style:style>
    <style:style style:name="Table12.A" style:family="table-column">
      <style:table-column-properties style:rel-column-width="19894*"/>
    </style:style>
    <style:style style:name="Table12.B" style:family="table-column">
      <style:table-column-properties style:rel-column-width="9362*"/>
    </style:style>
    <style:style style:name="Table12.C" style:family="table-column">
      <style:table-column-properties style:rel-column-width="15213*"/>
    </style:style>
    <style:style style:name="Table12.D" style:family="table-column">
      <style:table-column-properties style:rel-column-width="21064*"/>
    </style:style>
    <style:style style:name="Table13" style:family="table">
      <style:table-properties table:align="center" style:rel-width="100%"/>
    </style:style>
    <style:style style:name="Table13.A" style:family="table-column">
      <style:table-column-properties style:rel-column-width="16049*"/>
    </style:style>
    <style:style style:name="Table13.B" style:family="table-column">
      <style:table-column-properties style:rel-column-width="14711*"/>
    </style:style>
    <style:style style:name="Table13.C" style:family="table-column">
      <style:table-column-properties style:rel-column-width="10699*"/>
    </style:style>
    <style:style style:name="Table13.D" style:family="table-column">
      <style:table-column-properties style:rel-column-width="24074*"/>
    </style:style>
    <style:style style:name="Table14" style:family="table">
      <style:table-properties table:align="center" style:rel-width="100%"/>
    </style:style>
    <style:style style:name="Table14.A" style:family="table-column">
      <style:table-column-properties style:rel-column-width="6461*"/>
    </style:style>
    <style:style style:name="Table14.B" style:family="table-column">
      <style:table-column-properties style:rel-column-width="8307*"/>
    </style:style>
    <style:style style:name="Table14.C" style:family="table-column">
      <style:table-column-properties style:rel-column-width="17537*"/>
    </style:style>
    <style:style style:name="Table14.D" style:family="table-column">
      <style:table-column-properties style:rel-column-width="16614*"/>
    </style:style>
    <style:style style:name="Table14.E" style:family="table-column">
      <style:table-column-properties style:rel-column-width="16614*"/>
    </style:style>
    <style:style style:name="Table15" style:family="table">
      <style:table-properties table:align="center" style:rel-width="100%"/>
    </style:style>
    <style:style style:name="Table15.A" style:family="table-column">
      <style:table-column-properties style:rel-column-width="6241*"/>
    </style:style>
    <style:style style:name="Table15.B" style:family="table-column">
      <style:table-column-properties style:rel-column-width="37448*"/>
    </style:style>
    <style:style style:name="Table15.C" style:family="table-column">
      <style:table-column-properties style:rel-column-width="21845*"/>
    </style:style>
    <style:style style:name="Table16" style:family="table">
      <style:table-properties table:align="center" style:rel-width="100%"/>
    </style:style>
    <style:style style:name="Table16.A" style:family="table-column">
      <style:table-column-properties style:rel-column-width="27726*"/>
    </style:style>
    <style:style style:name="Table16.B" style:family="table-column">
      <style:table-column-properties style:rel-column-width="37808*"/>
    </style:style>
    <style:style style:name="Table17" style:family="table">
      <style:table-properties table:align="center" style:rel-width="100%"/>
    </style:style>
    <style:style style:name="Table17.A" style:family="table-column">
      <style:table-column-properties style:rel-column-width="21845*"/>
    </style:style>
    <style:style style:name="Table17.B" style:family="table-column">
      <style:table-column-properties style:rel-column-width="43690*"/>
    </style:style>
    <style:style style:name="Table18" style:family="table">
      <style:table-properties table:align="center" style:rel-width="100%"/>
    </style:style>
    <style:style style:name="Table18.A" style:family="table-column">
      <style:table-column-properties style:rel-column-width="6241*"/>
    </style:style>
    <style:style style:name="Table18.B" style:family="table-column">
      <style:table-column-properties style:rel-column-width="11234*"/>
    </style:style>
    <style:style style:name="Table18.C" style:family="table-column">
      <style:table-column-properties style:rel-column-width="11234*"/>
    </style:style>
    <style:style style:name="Table18.D" style:family="table-column">
      <style:table-column-properties style:rel-column-width="14355*"/>
    </style:style>
    <style:style style:name="Table18.E" style:family="table-column">
      <style:table-column-properties style:rel-column-width="18100*"/>
    </style:style>
    <style:style style:name="Table18.F" style:family="table-column">
      <style:table-column-properties style:rel-column-width="4369*"/>
    </style:style>
  </office:automatic-styles>
  <office:body>
    <office:tex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aptive-llm-based-chatbot-with-personality-aware-dialogue-for-human-centered-applications-a-formal-preliminary-study-with-swiss-caregiver-focus"/>Adaptive LLM-Based Chatbot with Personality-Aware Dialogue for Human-Centered Applications: A Formal Preliminary Study with Swiss Caregiver Focus<text:bookmark-end text:name="adaptive-llm-based-chatbot-with-personality-aware-dialogue-for-human-centered-applications-a-formal-preliminary-study-with-swiss-caregiver-focus"/></text:h>
      <text:p text:style-name="First_20_paragraph"><text:span text:style-name="T1">Author:</text:span> Jiahua Duojie <text:span text:style-name="T1">Program:</text:span> MSc Applied Information and Data Science (HSLU) <text:span text:style-name="T1">Supervisor:</text:span> Prof. Dr. Guang Lu <text:span text:style-name="T1">Secondary Supervisor/Advisor:</text:span> Samuel Devdas <text:span text:style-name="T1">Date:</text:span> October 22, 2025 <text:span text:style-name="T1">Version:</text:span> 2.7.5 (Accessibility Refinement: Reduced Technical Jargon, Removed Redundant Table)</text:p>
      <text:p text:style-name="Horizontal_20_Line"/>
      <text:h text:style-name="Heading_20_3" text:outline-level="3"><text:bookmark-start text:name="changelog-2.7.5"/>Changelog (2.7.5)<text:bookmark-end text:name="changelog-2.7.5"/></text:h>
      <text:list text:style-name="L1">
        <text:list-item>
          <text:p text:style-name="P1"><text:span text:style-name="T1">Accessibility Refinement for Non-Technical Readers:</text:span></text:p>
          <text:list text:style-name="L2">
            <text:list-item>
              <text:p text:style-name="P2">Simplified abstract: replaced “preliminary study” → “this study”; removed technical jargon (BFI-44/PSS-10 → “validated personality and stress assessments”; LLM-based evaluators → “automated evaluations verified by human experts”; KEK/CE → “cantonal ethics committee”)</text:p>
            </text:list-item>
            <text:list-item>
              <text:p text:style-name="P2">Removed redundant Table 0 (statistics now integrated into background narrative with inline citations)</text:p>
            </text:list-item>
            <text:list-item>
              <text:p text:style-name="P2">Integrated statistics directly into background text with proper source attribution and generalization caveats</text:p>
            </text:list-item>
            <text:list-item>
              <text:p text:style-name="P2">Improved readability for diverse audiences: supervisors, ethics committees, Spitex stakeholders, non-technical evaluators</text:p>
            </text:list-item>
          </text:list>
        </text:list-item>
      </text:list>
      <text:h text:style-name="Heading_20_3" text:outline-level="3"><text:bookmark-start text:name="changelog-2.7.4"/>Changelog (2.7.4)<text:bookmark-end text:name="changelog-2.7.4"/></text:h>
      <text:list text:style-name="L3">
        <text:list-item>
          <text:p text:style-name="P3"><text:span text:style-name="T1">Quality Refinement (Precision &amp; Credibility):</text:span></text:p>
          <text:list text:style-name="L4">
            <text:list-item>
              <text:p text:style-name="P4">Replaced absolutes with measurable targets: “zero/100%” → “no critical errors”; “first validated” → “we operationalize (validation in thesis)”</text:p>
            </text:list-item>
            <text:list-item>
              <text:p text:style-name="P4">Added explicit scope boundaries: “In this preliminary study, policy answers are design-only; canton-specific retrieval validated in thesis phase”</text:p>
            </text:list-item>
            <text:list-item>
              <text:p text:style-name="P4">Converted claims to observable criteria: “SUS ≥70 (no critical failures across 5–8 sessions)”; “100% citation coverage; audits detect no critical errors (≤5% minor flags)”</text:p>
            </text:list-item>
            <text:list-item>
              <text:p text:style-name="P4">Removed value judgments: “clearly/perfectly/publication-quality (10+)” → “documented/appropriate/publication-ready”</text:p>
            </text:list-item>
            <text:list-item>
              <text:p text:style-name="P4">Improved evidence phrasing: “create evidence base” → “provide convergent evidence”; “establishes paradigm/validated methodology” → “proposes approach; validation in thesis”</text:p>
            </text:list-item>
            <text:list-item>
              <text:p text:style-name="P4">Unified grounding targets across all sections: “All policy claims cite official sources; sampled audits detect no critical errors (≤5% minor flags)”</text:p>
            </text:list-item>
          </text:list>
        </text:list-item>
        <text:list-item>
          <text:p text:style-name="P3"><text:span text:style-name="T1">Standardized Statistics:</text:span> Verified 700,000 caregivers (OECD 2023, ZHAW 2022); clarified SCI-cohort limitations (Ruoss et al., 2023) for burnout/intensity estimates</text:p>
        </text:list-item>
        <text:list-item>
          <text:p text:style-name="P3"><text:span text:style-name="T1">Technical Consolidation:</text:span> EMA details, crisis protocol in dedicated appendix subsections (Appendix G, Appendix C)</text:p>
        </text:list-item>
      </text:list>
      <text:p text:style-name="Horizontal_20_Line"/>
      <text:h text:style-name="Heading_20_2" text:outline-level="2"><text:bookmark-start text:name="key-innovations-contributions"/>Key Innovations &amp; Contributions<text:bookmark-end text:name="key-innovations-contributions"/></text:h>
      <text:p text:style-name="First_20_paragraph">This preliminary study introduces <text:span text:style-name="T1">five core innovations</text:span> addressing Swiss caregiver support:</text:p>
      <text:list text:style-name="L5">
        <text:list-item>
          <text:p text:style-name="P5"><text:span text:style-name="T1">Continuous Personality-Aware Dialogue</text:span> — OCEAN detection with EMA smoothing (α=0.3) provides real-time personality adaptation, moving beyond static user profiles to dynamically responsive emotional coaching.</text:p>
        </text:list-item>
        <text:list-item>
          <text:p text:style-name="P5"><text:span text:style-name="T1">Zurich Model Operationalization</text:span> — We operationalize personality-to-motivation mappings (Big Five → security/arousal/affiliation systems) with testable behavioral directives; validation planned in thesis evaluation phase.</text:p>
        </text:list-item>
        <text:list-item>
          <text:p text:style-name="P5"><text:span text:style-name="T1">Swiss-Contextualized RAG Pipeline</text:span> — RAG-enhanced policy navigation for IV/Invalidenversicherung and Hilflosenentschädigung, addressing Switzerland’s federalized healthcare complexity with 20–30 validated Q-A benchmark pairs per domain.</text:p>
        </text:list-item>
        <text:list-item>
          <text:p text:style-name="P5"><text:span text:style-name="T1">Multi-Stream Validation Architecture</text:span> — Expert pilot (n=5–8), real caregiver cohort (n=20–30) with BFI-44/PSS-10 ground-truth, human expert response scoring (κ≥0.75), and synthetic evaluation (N≥250) provide convergent evidence for external validity.</text:p>
        </text:list-item>
        <text:list-item>
          <text:p text:style-name="P5"><text:span text:style-name="T1">Privacy-Preserving &amp; Audit-Ready Design</text:span> — Swiss FADP compliance, pseudonymized storage, formalized crisis protocol (KEK/CE-approved; cantonal ethics committee via swissethics/HRA, equivalent to US IRB), and JSONL audit trails enable organizational trust and regulatory alignment for Spitex adoption.</text:p>
        </text:list-item>
      </text:list>
      <text:p text:style-name="First_20_paragraph"><text:span text:style-name="T1">Impact:</text:span> Provides an operational, auditable approach for personality-aware caregiver support in Switzerland, with validation planned in the thesis phase.</text:p>
      <text:p text:style-name="Horizontal_20_Line"/>
      <text:h text:style-name="Heading_20_2" text:outline-level="2"><text:bookmark-start text:name="abstract"/>Abstract<text:bookmark-end text:name="abstract"/></text:h>
      <text:p text:style-name="First_20_paragraph">Emotional well-being and personalized support are persistent challenges for AI assistants. Current systems often store user data but rarely adapt to stable personality traits or real-time motivational needs, resulting in generic, context-insensitive responses. In Switzerland, approximately 700,000 informal caregivers face chronic stress from caregiving (40–70% burnout among high-intensity caregivers), compounded by limited formal training and complex, canton-specific healthcare policies. This creates a need for digital assistants that provide personality-aware emotional coaching and precise policy navigation to enhance resilience.</text:p>
      <text:p text:style-name="Text_20_body">We propose the <text:span text:style-name="T1">Swiss Caregiver Coaching Assistant</text:span>. The system detects personality (Big Five; OCEAN), aligns responses to motivational needs using the Zurich Model, and delivers three supports: <text:span text:style-name="T1">(1) Emotional Support</text:span> (resilience, boundary-setting), <text:span text:style-name="T1">(2) Educational Guidance</text:span> (caregiving skills matched to personality), and <text:span text:style-name="T1">(3) Policy Navigation</text:span> (RAG-augmented retrieval; all policy claims cite official sources; sampled audits detect no critical errors with ≤5% minor flags allowable). Reliability is reinforced through exponential moving-average smoothing (α=0.3) and confidence-weighted filtering.</text:p>
      <text:p text:style-name="Text_20_body">This study evaluates the system through three validation streams: expert review sessions with domain specialists (n=5–8), simulated conversations comparing personality-aware responses against generic baselines (N≥250), and real caregiver pilot testing (n=20–30) with validated personality and stress assessments. All automated evaluations are verified by human experts. Crisis detection protocols are approved by the cantonal ethics committee under Swiss data protection regulations.</text:p>
      <text:p text:style-name="Horizontal_20_Line"/>
      <text:h text:style-name="Heading_20_2" text:outline-level="2"><text:bookmark-start text:name="background-general-framework-and-swiss-caregiver-context"/>1. Background: General Framework and Swiss Caregiver Context<text:bookmark-end text:name="background-general-framework-and-swiss-caregiver-context"/></text:h>
      <text:h text:style-name="Heading_20_3" text:outline-level="3"><text:bookmark-start text:name="problem-context-the-need-for-personality-aware-human-computer-interaction"/>1.1 Problem Context: The Need for Personality-Aware Human-Computer Interaction<text:bookmark-end text:name="problem-context-the-need-for-personality-aware-human-computer-interaction"/></text:h>
      <text:p text:style-name="First_20_paragraph">AI-driven systems have shifted user expectations toward personalized, context-aware dialogues that adapt to individual personality traits, communication preferences, and situational needs. This transformation spans application domains—workplace wellbeing, education, customer service, and healthcare—where users increasingly expect systems to understand personal preferences, emotional states, and motivational patterns.</text:p>
      <text:p text:style-name="Text_20_body"><text:span text:style-name="T1">The capacity crisis in traditional support systems.</text:span> Traditional human-delivered support faces three structural constraints: limited scalability, financial barriers, and geographic limitations. Digital alternatives achieve scalability but deliver one-size-fits-all responses, creating a critical gap: systems combining digital scalability with personalized, adaptive interaction.</text:p>
      <text:p text:style-name="Text_20_body"><text:span text:style-name="T1">Swiss informal caregiver crisis: Context and urgency.</text:span> Switzerland has approximately <text:span text:style-name="T1">700,000 informal caregivers</text:span> (8% of population; OECD 2023, ZHAW 2022), representing one of the nation’s largest vulnerable populations. Burnout rates vary by care intensity: 40–70% in high-intensity subgroups (Ruoss et al., 2023) versus ~20% population-level prevalence. <text:span text:style-name="T1">Professional training and competency gaps:</text:span> Unlike formal healthcare workers, these family caregivers typically lack systematic professional training, evidence-based caregiving techniques, or ongoing clinical supervision. <text:span text:style-name="T1">Stress, burnout, and performance impact:</text:span> Informal caregivers face chronic stress (averaging 25–40 hours/week of care), leading to emotional exhaustion, compassion fatigue, and isolation. These stress states directly impair caregiving performance and create reinforcing cycles of burden and guilt.</text:p>
      <text:p text:style-name="Text_20_body">Beyond emotional challenges, Swiss caregivers navigate a complex, federalized healthcare system with strong cantonal variations (26 cantons = 26 regulatory frameworks). Yet most caregivers remain unaware of their rights under Swiss law, available financial support mechanisms (cantonal allowances averaging CHF 900–1,000 monthly; Höpflinger &amp; Hugentobler, 2023), employment protection regulations, and healthcare system navigation strategies. Many caregivers experience reduced working hours (avg. 8.4h/week reduction; Ruoss et al., 2023) without accessing support mechanisms that could mitigate financial strain.</text:p>
      <text:p text:style-name="Text_20_body"><text:span text:style-name="T1">Domain-specific requirements and the personalization gap for caregivers.</text:span> Informal caregivers require personality-adaptive support across: (1) <text:span text:style-name="T1">Emotional resilience</text:span> (compassion fatigue recognition, stress validation, boundary-setting—especially critical for high-neuroticism caregivers), (2) <text:span text:style-name="T1">Practical education</text:span> (caregiving techniques, time management, self-care strategies adapted to individual learning and processing styles), and (3) <text:span text:style-name="T1">Swiss healthcare policy navigation</text:span> (cantonal Spitex variations, IV/AI eligibility, Hilflosenentschädigung application, Ergänzungsleistungen, caregiver employment models). Current digital assistance solutions—generic stress management apps, FAQs without personality awareness, generic policy information portals—fail to account for individual differences, creating systematic mismatches that reduce effectiveness and undermine caregiver trust.</text:p>
      <text:h text:style-name="Heading_20_3" text:outline-level="3"><text:bookmark-start text:name="limitations-of-current-digital-assistants-and-caregiver-support-systems"/>1.2 Limitations of Current Digital Assistants and Caregiver Support Systems<text:bookmark-end text:name="limitations-of-current-digital-assistants-and-caregiver-support-systems"/></text:h>
      <text:p text:style-name="First_20_paragraph">We identify three interconnected technical and domain-specific constraints limiting current conversational AI effectiveness for caregiver support:</text:p>
      <text:p text:style-name="Text_20_body"><text:span text:style-name="T1">Gap 1: Lack of Psychologically Grounded Personalization.</text:span> Recent industry deployments (ChatGPT Memory, mem0, LangChain Memory) prioritize memory-centric personalization, storing user statements as vector embeddings for similarity-based retrieval across sessions. While achieving factual persistence at scale, this approach remains cognitively shallow, addressing <text:span text:style-name="T2">what the user said</text:span> but not <text:span text:style-name="T2">why they behave</text:span>. Memory systems recall that a caregiver mentioned “mother has dementia” but cannot infer whether that caregiver’s preference for structured planning stems from high conscientiousness (organizational drive), neuroticism (need for security), or both—leading to generic responses that miss underlying motivational drivers. No validated computational mappings translate personality traits into behavioral directives grounded in motivational psychology; measurement protocols to confirm intended psychological state induction remain undeveloped.</text:p>
      <text:p text:style-name="Text_20_body"><text:span text:style-name="T1">Gap 2: LLM Safety, Reliability, and Privacy in Healthcare.</text:span> Most systems lack complete logging, audit trails, and deterministic interfaces preventing rigorous evaluation. Caregiver support systems particularly lack standardized outcome measures or longitudinal tracking to assess effectiveness. Critical deficiencies exist in truthfulness, persona stability, and privacy preservation for vulnerable caregiver populations. No privacy-preserving architectures meet Swiss data protection standards (FADP, rev. 2023) while enabling effective personality tracking.</text:p>
      <text:p text:style-name="Text_20_body"><text:span text:style-name="T1">Gap 3: Absence of Personalized Education and Swiss Healthcare Navigation.</text:span> No caregiver support systems currently exist that integrate: (1) personalized practical education on caregiving techniques adapted to individual OCEAN personality profiles, and (2) LLM-based navigation of complex Swiss healthcare policies and regulations tailored to caregiver needs. While personality adaptation is essential for emotional support and educational guidance, the navigation of policies and regulations is fundamentally important functionality that does not necessarily require OCEAN trait adaptation—instead, it requires accurate, contextualized information delivery. This gap is particularly acute in Switzerland’s federalized system where caregivers require guidance on cantonal variations in Spitex services, caregiver allowances, long-term care insurance (Pflegeversicherung), family caregiver employment models, patient rights, and culturally appropriate Swiss interaction patterns. Current digital health interventions, when they exist, provide only generic information without personality adaptation or Swiss-specific contextualization.</text:p>
      <text:h text:style-name="Heading_20_3" text:outline-level="3"><text:bookmark-start text:name="literature-foundations-and-motivation-addressing-caregiver-specific-gaps"/>1.3 Literature Foundations and Motivation: Addressing Caregiver-Specific Gaps<text:bookmark-end text:name="literature-foundations-and-motivation-addressing-caregiver-specific-gaps"/></text:h>
      <text:p text:style-name="First_20_paragraph">Recent work by Devdas (2025) demonstrates that Big Five personality detection with motivational regulation improves emotional support quality by ≥20% in controlled settings, establishing that personality-aware adaptation meaningfully enhances conversational quality. Prior frameworks (FEEL by Zhang et al., 2024; ElliQ by Broadbent et al., 2024) achieve scalability but lack personality adaptation or Swiss contextualization. In healthcare AI, transparency through disclosure requirements, response grounding, and audit trails has emerged as critical for reducing hallucination and maintaining trust (Abbasian et al., 2023; Sorino et al., 2024). For caregiver-specific interventions, empirical studies show that targeted digital support reduces burnout by 10–15% and improves well-being outcomes (Gérain &amp; Zech, 2019; Gigon et al., 2024), though Swiss-specific implementations remain scarce.</text:p>
      <text:p text:style-name="Text_20_body">Despite this progress, <text:span text:style-name="T1">no existing system systematically integrates</text:span> personality-aware adaptation with caregiver-specific support across three domains: (1) <text:span text:style-name="T1">emotional support and resilience-building</text:span>, (2) <text:span text:style-name="T1">practical caregiving education</text:span>, and (3) <text:span text:style-name="T1">Swiss healthcare policy navigation</text:span>—all grounded in validated personality science and Swiss regulatory context.</text:p>
      <text:p text:style-name="Text_20_body"><text:span text:style-name="T1">Research Motivation and Expected Impact:</text:span></text:p>
      <text:p text:style-name="Text_20_body">Integrating these three support domains (emotional, educational, policy navigation) with personality-aware adaptation addresses critical opportunities: <text:span text:style-name="T1">Scaling personalized support</text:span> without scaling costs enables individualized caregiver support that matches human practitioners’ empathy while maintaining accessibility. <text:span text:style-name="T1">Building caregiver trust</text:span> through validated personality science (Big Five, Zurich Model) and Swiss healthcare accuracy ensures systems respond to genuine psychological needs, increasing acceptance. <text:span text:style-name="T1">Enabling organizational adoption</text:span> through reproducible evaluation protocols, audit trails, and caregiver-centered outcomes addresses Spitex and cantonal health department requirements for quality assurance and evidence-based deployment.</text:p>
      <text:p text:style-name="Text_20_body">By addressing these three identified gaps, this research proposes an approach to <text:span text:style-name="T1">theoretically grounded, personality-aware, safe, and contextually appropriate AI applications in informal caregiving</text:span>, with specific contributions to Switzerland’s 700,000+ caregivers and broader implications for global caregiver support systems.</text:p>
      <text:p text:style-name="Text_20_body"><text:span text:style-name="T1">This preliminary study specifies six key objectives addressing caregiver-specific research gaps, aligned with the Master Thesis Research Roadmap:</text:span></text:p>
      <text:p text:style-name="Text_20_body"><text:span text:style-name="T1">Table 1. Six Research Objectives Addressing Caregiver Gaps</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Objective</text:p>
            </table:table-cell>
            <table:table-cell table:style-name="TableHeaderRowCell" office:value-type="string">
              <text:p text:style-name="Table_20_Heading">Description</text:p>
            </table:table-cell>
            <table:table-cell table:style-name="TableHeaderRowCell" office:value-type="string">
              <text:p text:style-name="Table_20_Heading">Caregiver-Specific Focus</text:p>
            </table:table-cell>
          </table:table-row>
        </table:table-header-rows>
        <table:table-row>
          <table:table-cell table:style-name="TableRowCell" office:value-type="string">
            <text:p text:style-name="Table_20_Contents">(1) Dynamic Personality-Aware Adaptation</text:p>
          </table:table-cell>
          <table:table-cell table:style-name="TableRowCell" office:value-type="string">
            <text:p text:style-name="Table_20_Contents">Develop and validate OCEAN detection with real-time adaptation outperforming static approaches</text:p>
          </table:table-cell>
          <table:table-cell table:style-name="TableRowCell" office:value-type="string">
            <text:p text:style-name="Table_20_Contents">Tailor emotional support intensity to caregiver neuroticism; resource navigation detail to conscientiousness</text:p>
          </table:table-cell>
        </table:table-row>
        <table:table-row>
          <table:table-cell table:style-name="TableRowCell" office:value-type="string">
            <text:p text:style-name="Table_20_Contents">(2) Zurich Model Operationalization</text:p>
          </table:table-cell>
          <table:table-cell table:style-name="TableRowCell" office:value-type="string">
            <text:p text:style-name="Table_20_Contents">Create validated mappings from OCEAN to behavioral directives with manipulation checks</text:p>
          </table:table-cell>
          <table:table-cell table:style-name="TableRowCell" office:value-type="string">
            <text:p text:style-name="Table_20_Contents">Confirm caregivers perceive security/arousal/affiliation framing as intended; measure stress reduction</text:p>
          </table:table-cell>
        </table:table-row>
        <table:table-row>
          <table:table-cell table:style-name="TableRowCell" office:value-type="string">
            <text:p text:style-name="Table_20_Contents">(3) LLM Safety and Swiss Privacy Compliance</text:p>
          </table:table-cell>
          <table:table-cell table:style-name="TableRowCell" office:value-type="string">
            <text:p text:style-name="Table_20_Contents">Design privacy-preserving architecture meeting Swiss FADP with persona stability and hallucination guardrails</text:p>
          </table:table-cell>
          <table:table-cell table:style-name="TableRowCell" office:value-type="string">
            <text:p text:style-name="Table_20_Contents">Protect caregiver anonymity; target policy guidance factual accuracy; prevent fabricated Swiss benefits</text:p>
          </table:table-cell>
        </table:table-row>
        <table:table-row>
          <table:table-cell table:style-name="TableRowCell" office:value-type="string">
            <text:p text:style-name="Table_20_Contents">(4) Caregiver-Specific Emotional Support</text:p>
          </table:table-cell>
          <table:table-cell table:style-name="TableRowCell" office:value-type="string">
            <text:p text:style-name="Table_20_Contents">Develop resilience-building, compassion fatigue recognition, boundary-setting strategies with personality adaptation</text:p>
          </table:table-cell>
          <table:table-cell table:style-name="TableRowCell" office:value-type="string">
            <text:p text:style-name="Table_20_Contents">High-N: reassurance + grounding; Low-N: pragmatic solutions; All: caregiver-specific stress drivers</text:p>
          </table:table-cell>
        </table:table-row>
        <table:table-row>
          <table:table-cell table:style-name="TableRowCell" office:value-type="string">
            <text:p text:style-name="Table_20_Contents">(5) Personalized Caregiving Education</text:p>
          </table:table-cell>
          <table:table-cell table:style-name="TableRowCell" office:value-type="string">
            <text:p text:style-name="Table_20_Contents">Create practical education (techniques, time management, self-care) adapted to individual learning styles</text:p>
          </table:table-cell>
          <table:table-cell table:style-name="TableRowCell" office:value-type="string">
            <text:p text:style-name="Table_20_Contents">High-C: detailed step-by-step; Low-C: flexible overview; High-O: novel approaches; Low-O: proven methods</text:p>
          </table:table-cell>
        </table:table-row>
        <table:table-row>
          <table:table-cell table:style-name="TableRowCell" office:value-type="string">
            <text:p text:style-name="Table_20_Contents">(6) Swiss Healthcare Policy Navigation</text:p>
          </table:table-cell>
          <table:table-cell table:style-name="TableRowCell" office:value-type="string">
            <text:p text:style-name="Table_20_Contents">Develop RAG-enhanced system for cantonal Spitex, IV/AI, Hilflosenentschädigung, allowances, employment models</text:p>
          </table:table-cell>
          <table:table-cell table:style-name="TableRowCell" office:value-type="string">
            <text:p text:style-name="Table_20_Contents">Contextualized guidance per canton; eligibility checklists; application step-by-step support; contact information</text:p>
          </table:table-cell>
        </table:table-row>
      </table:table>
      <text:p text:style-name="Horizontal_20_Line"/>
      <text:h text:style-name="Heading_20_2" text:outline-level="2"><text:bookmark-start text:name="topic-definition"/>2. Topic Definition<text:bookmark-end text:name="topic-definition"/></text:h>
      <text:h text:style-name="Heading_20_3" text:outline-level="3"><text:bookmark-start text:name="core-concepts"/>2.1 Core Concepts<text:bookmark-end text:name="core-concepts"/></text:h>
      <text:p text:style-name="First_20_paragraph"><text:span text:style-name="T1">Personality-adaptive emotional support chatbot.</text:span> A conversational agent that dynamically detects user personality signals from dialogue content and accordingly modulates its communicative behavior—including tone, structural complexity, pacing, warmth, and novelty—to better satisfy user-specific emotional and psychological needs. Unlike static systems that rely on predetermined user profiles, personality-adaptive chatbots continuously update their understanding of user traits and adjust their responses in real time to optimize emotional alignment and therapeutic effectiveness.</text:p>
      <text:p text:style-name="Text_20_body"><text:span text:style-name="T1">Big Five (OCEAN) personality framework.</text:span> A well-established personality taxonomy comprising five major dimensions: <text:span text:style-name="T1">O</text:span>penness to experience (curiosity, creativity), <text:span text:style-name="T1">C</text:span>onscientiousness (organization, discipline), <text:span text:style-name="T1">E</text:span>xtraversion (sociability, energy), <text:span text:style-name="T1">A</text:span>greeableness (cooperation, empathy), and <text:span text:style-name="T1">N</text:span>euroticism (emotional sensitivity, stress reactivity) (McCrae &amp; John, 1992). This framework provides a structured basis for personality inference and has been extensively validated across cultures and contexts. In our implementation, we employ <text:span text:style-name="T1">continuous per-turn inference with values in the range [−1.0, +1.0]</text:span> representing the full spectrum from low to high trait expression. This continuous representation is essential for (i) Exponential Moving Average (EMA) smoothing—a weighted averaging technique requiring fine-grained values to prevent quantization noise (abrupt jumps from discrete values), (ii) capturing motivational intensity as conceptualized by the Zurich Model, and (iii) enabling nuanced behavioral adaptations that match the dimensional nature of personality traits established by personality psychology research (Costa &amp; McCrae, 1992; Quirin et al., 2023).</text:p>
      <text:p text:style-name="Text_20_body"><text:span text:style-name="T1">Zurich Model alignment.</text:span> Our personality-to-behavior mapping approach is grounded in the Zurich Model of Social Motivation (Quirin et al., 2023), which conceptualizes human behavior through three fundamental motivational systems: security, arousal, and affiliation. We operationalize this framework by mapping OCEAN traits to these motivational domains: Neuroticism influences security-related behaviors (comfort provision vs. stability reassurance), Openness and Extraversion modulate arousal through novelty and energy regulation, and Agreeableness affects affiliation through warmth and collaborative stance adjustments. Conscientiousness serves as a structural modifier, influencing the organization and specificity of guidance provided. <text:span text:style-name="T2">Note: This operationalization represents a simplified first-order mapping; the Zurich Model emphasizes dynamic interactions between motivational systems (Quirin et al., 2023), which are not fully captured in this preliminary design and require empirical validation in the thesis phase.</text:span></text:p>
      <text:p text:style-name="Text_20_body"><text:span text:style-name="T1">Safety constraints.</text:span> All system responses are designed to be grounded in user conversational input (see Section 4.4 for quote-and-bound implementation details).</text:p>
      <text:h text:style-name="Heading_20_3" text:outline-level="3"><text:bookmark-start text:name="scope-and-application-context"/>2.2 Scope and Application Context<text:bookmark-end text:name="scope-and-application-context"/></text:h>
      <text:p text:style-name="First_20_paragraph"><text:span text:style-name="T1">Human-centered applications.</text:span> Our framework targets applications emphasizing personalization, empathy, and adaptive user interaction across diverse domains: family caregiver support, mental health services, educational assistance, customer service interactions, and general emotional companionship. We designed the system to complement human interaction by providing consistent availability, emotional attunement, and personality-aware responses. The system maintains appropriate boundaries and escalation mechanisms when professional human intervention is needed.</text:p>
      <text:p text:style-name="Text_20_body"><text:span text:style-name="T1">Domain prioritization rationale.</text:span> Family caregiver coaching was prioritized over clinical mental health applications due to: (1) strong alignment with Zurich Model motivations (security for managing care responsibilities and financial stress, affiliation for family dynamics and social support, arousal for goal-setting and advocacy), (2) urgent public health need (Switzerland’s aging population creates growing caregiver burden with limited digital support infrastructure), (3) clear policy integration opportunity (navigating AHV, IV, Hilflosenentschädigung, respite care services), (4) lower ethical and regulatory risks (non-clinical coaching boundary avoids medical device regulations while addressing wellbeing), and (5) measurable technical outcomes (system usability SUS ≥70, personality adaptation appropriateness, policy navigation accuracy, benefit comprehension improvements).</text:p>
      <text:p text:style-name="Text_20_body"><text:span text:style-name="T1">Technical scope.</text:span> The system integrates personality-aware dialogue with RAG-augmented policy navigation for Swiss caregiver benefits. The RAG module retrieves relevant policy documents and eligibility criteria based on caregiver context, while the personality-aware regulation determines presentation style (detailed vs. summary, reassuring vs. pragmatic). The system implements a webhook-based N8N architecture for production deployment.</text:p>
      <text:p text:style-name="Text_20_body"><text:span text:style-name="T1">Thesis Scope (Realistic Focus):</text:span> - <text:span text:style-name="T1">Personality Detection &amp; Regulation:</text:span> Full implementation in Weeks 7-10 (detect→regulate→generate pipeline) - <text:span text:style-name="T1">RAG Policy Navigation:</text:span> Focused development on 2 high-impact policy domains (<text:span text:style-name="T1">IV/Invalidenversicherung</text:span> and <text:span text:style-name="T1">Hilflosenentschädigung</text:span>) with 20-30 manually curated + LLM-generated question-answer-chunk benchmark pairs for validation - <text:span text:style-name="T1">Expert Pilot (Weeks 3-5):</text:span> Small-scale usability testing with n=5-8 in-house domain experts (Spitex coordinators, geriatricians) using think-aloud protocol to validate personality adaptation and directive effectiveness - <text:span text:style-name="T1">UI Development (Weeks 9-10):</text:span> Next.js/React web interface for expert pilot testing and thesis defense - <text:span text:style-name="T1">Human Validation (Weeks 15-16):</text:span> Caregiver pilot (n=30-50); human studies with BFI-44 ground truth; qualitative feedback collection</text:p>
      <text:p text:style-name="Text_20_body"><text:span text:style-name="T1">Scope Note:</text:span> In this preliminary study, policy answers are design-only; operational canton-specific retrieval is implemented and validated in the thesis phase. Full 26-canton policy coverage and multimodal inputs are planned for post-thesis extensions.</text:p>
      <text:p text:style-name="Text_20_body"><text:span text:style-name="T1">Evaluation framework.</text:span> Our assessment methodology employs a structured rubric examining five key dimensions: detection accuracy (how well inferred OCEAN traits match user personality cues), regulation effectiveness (appropriate application of trait-specific behavioral strategies), emotional tone appropriateness (alignment with user emotional state and personality), relevance and coherence (contextual appropriateness and logical consistency), and personality needs satisfaction (addressing trait-specific emotional and interactional requirements) (Devdas, 2025; Zhang et al., 2024).</text:p>
      <text:h text:style-name="Heading_20_3" text:outline-level="3"><text:bookmark-start text:name="implementation-specifications"/>2.3 Implementation Specifications<text:bookmark-end text:name="implementation-specifications"/></text:h>
      <text:p text:style-name="First_20_paragraph"><text:span text:style-name="T1">LLM model selection.</text:span> We employ OpenAI GPT-4.1 as the primary model for personality detection and response generation, with Gemini 2.5 Pro as a cost-effective alternative. GPT-4.1 offers structured JSON output via function calling and strong personality inference capabilities validated in prior work (Miotto et al., 2022). We set temperature to 0.3 for detection (consistency) and 0.7 for generation (creativity with reliability). The provider-agnostic JSON contracts enable seamless model swapping for evaluation, cost optimization, and robustness. Vendor-specific details are in Appendix E (planning assumptions).</text:p>
      <text:p text:style-name="Text_20_body"><text:span text:style-name="T1">Dataset for OCEAN detection training.</text:span> The system uses <text:span text:style-name="T1">zero-shot prompt-based inference</text:span> rather than fine-tuned models. This leverages GPT-4’s pre-trained understanding of personality psychology. We engineer prompts based on established personality assessment instruments (NEO-PI-R, BFI-2) and linguistic markers validated in prior work (Yarkoni, 2010; Park et al., 2015). For evaluation and validation, we employ three approaches: (1) <text:span text:style-name="T1">synthetic personality profiles</text:span> generated via simulated user agents with extreme (±0.8) and mixed trait configurations, (2) <text:span text:style-name="T1">scripted dialogue scenarios</text:span> covering Swiss caregiver stress contexts (emotional burden, benefit navigation complexity, self-care neglect), and (3) <text:span text:style-name="T1">human validation subset</text:span> (planned for thesis phase) with 30-50 Swiss family caregiver participants completing self-report personality inventories (BFI-44) for ground-truth comparison.</text:p>
      <text:p text:style-name="Text_20_body"><text:span text:style-name="T1">Evaluation metrics and target thresholds.</text:span> The system targets the following performance benchmarks:</text:p>
      <text:p text:style-name="Text_20_body"><text:span text:style-name="T1">Evidence Map: Validation Status</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laim Type</text:p>
            </table:table-cell>
            <table:table-cell table:style-name="TableHeaderRowCell" office:value-type="string">
              <text:p text:style-name="Table_20_Heading">Evidence Status</text:p>
            </table:table-cell>
            <table:table-cell table:style-name="TableHeaderRowCell" office:value-type="string">
              <text:p text:style-name="Table_20_Heading">Validation Plan</text:p>
            </table:table-cell>
          </table:table-row>
        </table:table-header-rows>
        <table:table-row>
          <table:table-cell table:style-name="TableRowCell" office:value-type="string">
            <text:p text:style-name="Table_20_Contents"><text:span text:style-name="T1">Architecture specifications</text:span></text:p>
          </table:table-cell>
          <table:table-cell table:style-name="TableRowCell" office:value-type="string">
            <text:p text:style-name="Table_20_Contents">Design complete</text:p>
          </table:table-cell>
          <table:table-cell table:style-name="TableRowCell" office:value-type="string">
            <text:p text:style-name="Table_20_Contents">Implementation in thesis Weeks 7-10</text:p>
          </table:table-cell>
        </table:table-row>
        <table:table-row>
          <table:table-cell table:style-name="TableRowCell" office:value-type="string">
            <text:p text:style-name="Table_20_Contents"><text:span text:style-name="T1">EMA parameters (α=0.3)</text:span></text:p>
          </table:table-cell>
          <table:table-cell table:style-name="TableRowCell" office:value-type="string">
            <text:p text:style-name="Table_20_Contents">Theory-derived</text:p>
          </table:table-cell>
          <table:table-cell table:style-name="TableRowCell" office:value-type="string">
            <text:p text:style-name="Table_20_Contents">Empirical validation in thesis Weeks 11-14 (N≥250)</text:p>
          </table:table-cell>
        </table:table-row>
        <table:table-row>
          <table:table-cell table:style-name="TableRowCell" office:value-type="string">
            <text:p text:style-name="Table_20_Contents"><text:span text:style-name="T1">Performance thresholds</text:span></text:p>
          </table:table-cell>
          <table:table-cell table:style-name="TableRowCell" office:value-type="string">
            <text:p text:style-name="Table_20_Contents">Target hypotheses</text:p>
          </table:table-cell>
          <table:table-cell table:style-name="TableRowCell" office:value-type="string">
            <text:p text:style-name="Table_20_Contents">Human validation in thesis Weeks 15-16 (n=30-50)</text:p>
          </table:table-cell>
        </table:table-row>
        <table:table-row>
          <table:table-cell table:style-name="TableRowCell" office:value-type="string">
            <text:p text:style-name="Table_20_Contents"><text:span text:style-name="T1">Cross-domain reusability</text:span></text:p>
          </table:table-cell>
          <table:table-cell table:style-name="TableRowCell" office:value-type="string">
            <text:p text:style-name="Table_20_Contents">Design claim</text:p>
          </table:table-cell>
          <table:table-cell table:style-name="TableRowCell" office:value-type="string">
            <text:p text:style-name="Table_20_Contents">Timed experiments in thesis Weeks 8-10</text:p>
          </table:table-cell>
        </table:table-row>
      </table:table>
      <text:p text:style-name="First_20_paragraph"><text:span text:style-name="T1">Table 2. Evaluation Metrics and Target Thresholds</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Metric</text:p>
            </table:table-cell>
            <table:table-cell table:style-name="TableHeaderRowCell" office:value-type="string">
              <text:p text:style-name="P6">Target Threshold</text:p>
            </table:table-cell>
            <table:table-cell table:style-name="TableHeaderRowCell" office:value-type="string">
              <text:p text:style-name="Table_20_Heading">Measurement Method</text:p>
            </table:table-cell>
          </table:table-row>
        </table:table-header-rows>
        <table:table-row>
          <table:table-cell table:style-name="TableRowCell" office:value-type="string">
            <text:p text:style-name="Table_20_Contents"><text:span text:style-name="T1">Detection Accuracy</text:span></text:p>
          </table:table-cell>
          <table:table-cell table:style-name="TableRowCell" office:value-type="string">
            <text:p text:style-name="P7">≥75% trait alignment</text:p>
          </table:table-cell>
          <table:table-cell table:style-name="TableRowCell" office:value-type="string">
            <text:p text:style-name="Table_20_Contents">Correlation between inferred and ground-truth OCEAN scores (r ≥ 0.75)</text:p>
          </table:table-cell>
        </table:table-row>
        <table:table-row>
          <table:table-cell table:style-name="TableRowCell" office:value-type="string">
            <text:p text:style-name="Table_20_Contents"><text:span text:style-name="T1">Temporal Stability</text:span></text:p>
          </table:table-cell>
          <table:table-cell table:style-name="TableRowCell" office:value-type="string">
            <text:p text:style-name="P7">Variance &lt; 0.15</text:p>
          </table:table-cell>
          <table:table-cell table:style-name="TableRowCell" office:value-type="string">
            <text:p text:style-name="Table_20_Contents">Standard deviation of trait estimates after turn 6</text:p>
          </table:table-cell>
        </table:table-row>
        <table:table-row>
          <table:table-cell table:style-name="TableRowCell" office:value-type="string">
            <text:p text:style-name="Table_20_Contents"><text:span text:style-name="T1">Confidence Calibration</text:span></text:p>
          </table:table-cell>
          <table:table-cell table:style-name="TableRowCell" office:value-type="string">
            <text:p text:style-name="P7">≥85% alignment</text:p>
          </table:table-cell>
          <table:table-cell table:style-name="TableRowCell" office:value-type="string">
            <text:p text:style-name="Table_20_Contents">High-confidence predictions (≥0.7) match personality cues in 85%+ cases</text:p>
          </table:table-cell>
        </table:table-row>
        <table:table-row>
          <table:table-cell table:style-name="TableRowCell" office:value-type="string">
            <text:p text:style-name="Table_20_Contents"><text:span text:style-name="T1">JSON Contract Compliance</text:span></text:p>
          </table:table-cell>
          <table:table-cell table:style-name="TableRowCell" office:value-type="string">
            <text:p text:style-name="P7">≥99.5%</text:p>
          </table:table-cell>
          <table:table-cell table:style-name="TableRowCell" office:value-type="string">
            <text:p text:style-name="Table_20_Contents">Percentage of valid JSON outputs from detection/generation modules</text:p>
          </table:table-cell>
        </table:table-row>
        <table:table-row>
          <table:table-cell table:style-name="TableRowCell" office:value-type="string">
            <text:p text:style-name="Table_20_Contents"><text:span text:style-name="T1">Tone Appropriateness</text:span></text:p>
          </table:table-cell>
          <table:table-cell table:style-name="TableRowCell" office:value-type="string">
            <text:p text:style-name="P7">≥80% evaluator rating</text:p>
          </table:table-cell>
          <table:table-cell table:style-name="TableRowCell" office:value-type="string">
            <text:p text:style-name="Table_20_Contents">LLM evaluator scores on 5-point Likert scale (≥4.0/5.0)</text:p>
          </table:table-cell>
        </table:table-row>
        <table:table-row>
          <table:table-cell table:style-name="TableRowCell" office:value-type="string">
            <text:p text:style-name="Table_20_Contents"><text:span text:style-name="T1">Needs Satisfaction</text:span></text:p>
          </table:table-cell>
          <table:table-cell table:style-name="TableRowCell" office:value-type="string">
            <text:p text:style-name="P7">≥20% improvement vs. baseline</text:p>
          </table:table-cell>
          <table:table-cell table:style-name="TableRowCell" office:value-type="string">
            <text:p text:style-name="Table_20_Contents">Relative gain on personality-specific needs addressed</text:p>
          </table:table-cell>
        </table:table-row>
        <table:table-row>
          <table:table-cell table:style-name="TableRowCell" office:value-type="string">
            <text:p text:style-name="Table_20_Contents"><text:span text:style-name="T1">System Reliability</text:span></text:p>
          </table:table-cell>
          <table:table-cell table:style-name="TableRowCell" office:value-type="string">
            <text:p text:style-name="P7">No critical failures</text:p>
          </table:table-cell>
          <table:table-cell table:style-name="TableRowCell" office:value-type="string">
            <text:p text:style-name="Table_20_Contents">All errors trigger neutral fallback responses</text:p>
          </table:table-cell>
        </table:table-row>
      </table:table>
      <text:p text:style-name="First_20_paragraph"><text:span text:style-name="T2">Note: Thresholds informed by prior conversational AI evaluation studies (Zhang et al., 2024; Devdas, 2025) and personality assessment reliability standards (Costa &amp; McCrae, 1992). These represent hypothesized success criteria to be empirically validated in thesis phase with N≥250 simulated conversations and n=30-50 human participants.</text:span></text:p>
      <text:p text:style-name="Text_20_body"><text:span text:style-name="T1">Two-Tier Acceptance (Power-Adjusted):</text:span> (1) <text:span text:style-name="T1">Preliminary Study Gate (r ≥ 0.50)</text:span> — Temporal correlation between consecutive OCEAN estimates; achievable with ~25 paired observations (α=0.05, power=0.80). (2) <text:span text:style-name="T1">Thesis Target (r ≥ 0.75)</text:span> — Criterion validity against BFI-44, requiring n≥60 for adequate power.</text:p>
      <text:p text:style-name="Text_20_body"><text:span text:style-name="T1">Temporal smoothing parameters.</text:span> EMA (α=0.3) stabilizes traits by turns 6–8 (variance &lt;0.15); weights 30% current observation, 70% historical average. Confidence thresholds—0.4 (minimum for updates) and 0.7 (high-confidence adaptation)—align with personality assessment reliability standards (r≥0.7; Park et al., 2015). Sensitivity analysis (α ∈ {0.1, 0.2, 0.3, 0.4, 0.5}) in Appendix G.</text:p>
      <text:h text:style-name="Heading_20_3" text:outline-level="3"><text:bookmark-start text:name="primary-use-case-swiss-caregiver-coaching-assistant"/>2.4 Primary Use Case: Swiss Caregiver Coaching Assistant<text:bookmark-end text:name="primary-use-case-swiss-caregiver-coaching-assistant"/></text:h>
      <text:p text:style-name="First_20_paragraph"><text:span text:style-name="T1">Target Population and Rationale.</text:span> This study focuses on the <text:span text:style-name="T1">Swiss Caregiver Coaching Assistant</text:span>, designed to support approximately 700,000 family caregivers managing eldercare, chronic illness, disability care, and dementia in Switzerland. Caregivers face chronic stress from prolonged responsibility (25–40 hours/week), leading to 40–70% burnout rates, yet remain unaware of available financial support (CHF 900–1,000 monthly potential) and employment protections. The system addresses three core gaps: (1) <text:span text:style-name="T1">emotional resilience</text:span> (compassion fatigue recognition, boundary-setting), (2) <text:span text:style-name="T1">practical education</text:span> (caregiving techniques adapted to learning style), and (3) <text:span text:style-name="T1">Swiss healthcare policy navigation</text:span> (cantonal variations across 26 regulatory frameworks). This focus was selected for: urgent public health need; strong alignment with Zurich Model motivations (security, affiliation, arousal); clear policy integration opportunity; minimal regulatory risk (non-clinical coaching); and measurable technical outcomes (usability, personality adaptation, policy accuracy).</text:p>
      <text:p text:style-name="Text_20_body"><text:span text:style-name="T1">Three Personality-Tailored Coaching Modes:</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Pillar</text:p>
            </table:table-cell>
            <table:table-cell table:style-name="TableHeaderRowCell" office:value-type="string">
              <text:p text:style-name="Table_20_Heading">Implementation</text:p>
            </table:table-cell>
            <table:table-cell table:style-name="TableHeaderRowCell" office:value-type="string">
              <text:p text:style-name="Table_20_Heading">Personality Regulation</text:p>
            </table:table-cell>
            <table:table-cell table:style-name="TableHeaderRowCell" office:value-type="string">
              <text:p text:style-name="Table_20_Heading">Delivery</text:p>
            </table:table-cell>
          </table:table-row>
        </table:table-header-rows>
        <table:table-row>
          <table:table-cell table:style-name="TableRowCell" office:value-type="string">
            <text:p text:style-name="Table_20_Contents"><text:span text:style-name="T1">(1) Emotional Support &amp; Resilience</text:span></text:p>
          </table:table-cell>
          <table:table-cell table:style-name="TableRowCell" office:value-type="string">
            <text:p text:style-name="Table_20_Contents">Personality Regulation Model</text:p>
          </table:table-cell>
          <table:table-cell table:style-name="TableRowCell" office:value-type="string">
            <text:p text:style-name="Table_20_Contents">✓ Full</text:p>
          </table:table-cell>
          <table:table-cell table:style-name="TableRowCell" office:value-type="string">
            <text:p text:style-name="Table_20_Contents">Tone adapted to OCEAN (esp. N, A)</text:p>
          </table:table-cell>
        </table:table-row>
        <table:table-row>
          <table:table-cell table:style-name="TableRowCell" office:value-type="string">
            <text:p text:style-name="Table_20_Contents"><text:span text:style-name="T1">(2) Practical Education &amp; Self-Care</text:span></text:p>
          </table:table-cell>
          <table:table-cell table:style-name="TableRowCell" office:value-type="string">
            <text:p text:style-name="Table_20_Contents">Personality Regulation Model</text:p>
          </table:table-cell>
          <table:table-cell table:style-name="TableRowCell" office:value-type="string">
            <text:p text:style-name="Table_20_Contents">✓ Full</text:p>
          </table:table-cell>
          <table:table-cell table:style-name="TableRowCell" office:value-type="string">
            <text:p text:style-name="Table_20_Contents">Content/approach adapted to OCEAN (esp. C, O, E)</text:p>
          </table:table-cell>
        </table:table-row>
        <table:table-row>
          <table:table-cell table:style-name="TableRowCell" office:value-type="string">
            <text:p text:style-name="Table_20_Contents"><text:span text:style-name="T1">(3) Swiss Policy Navigation</text:span></text:p>
          </table:table-cell>
          <table:table-cell table:style-name="TableRowCell" office:value-type="string">
            <text:p text:style-name="Table_20_Contents">RAG + Personality Styling</text:p>
          </table:table-cell>
          <table:table-cell table:style-name="TableRowCell" office:value-type="string">
            <text:p text:style-name="Table_20_Contents">✓ Presentation Only</text:p>
          </table:table-cell>
          <table:table-cell table:style-name="TableRowCell" office:value-type="string">
            <text:p text:style-name="Table_20_Contents">Facts from RAG; delivery adapted to personality</text:p>
          </table:table-cell>
        </table:table-row>
      </table:table>
      <text:p text:style-name="First_20_paragraph"><text:span text:style-name="T1">1. Emotional Support &amp; Resilience Building (Personality-Regulated)</text:span></text:p>
      <text:list text:style-name="L6">
        <text:list-item>
          <text:p text:style-name="P8"><text:span text:style-name="T1">Purpose:</text:span> Validate caregiver burden, help process emotions, develop coping strategies</text:p>
        </text:list-item>
        <text:list-item>
          <text:p text:style-name="P8"><text:span text:style-name="T1">Personality Adaptation:</text:span></text:p>
          <text:list text:style-name="L7">
            <text:list-item>
              <text:p text:style-name="P9"><text:span text:style-name="T1">High-N:</text:span> Extra reassurance (“Many caregivers feel overwhelmed—this is completely valid”)</text:p>
            </text:list-item>
            <text:list-item>
              <text:p text:style-name="P9"><text:span text:style-name="T1">Low-N:</text:span> Pragmatic acknowledgment (“You’re managing significant responsibilities”)</text:p>
            </text:list-item>
            <text:list-item>
              <text:p text:style-name="P9"><text:span text:style-name="T1">High-A:</text:span> Collaborative, warm framing with relationship emphasis</text:p>
            </text:list-item>
            <text:list-item>
              <text:p text:style-name="P9"><text:span text:style-name="T1">Low-A:</text:span> Direct, matter-of-fact stance respecting autonomy</text:p>
            </text:list-item>
          </text:list>
        </text:list-item>
        <text:list-item>
          <text:p text:style-name="P8"><text:span text:style-name="T1">Content &amp; Evidence-Based Techniques:</text:span> Compassion fatigue recognition; guilt/resentment reframing (CBT); boundary assertion; stress validation</text:p>
        </text:list-item>
      </text:list>
      <text:p text:style-name="First_20_paragraph"><text:span text:style-name="T1">2. Practical Education &amp; Self-Care Planning (Personality-Regulated)</text:span></text:p>
      <text:list text:style-name="L8">
        <text:list-item>
          <text:p text:style-name="P10"><text:span text:style-name="T1">Purpose:</text:span> Develop sustainable respite plans, teach caregiving techniques, prevent burnout escalation</text:p>
        </text:list-item>
        <text:list-item>
          <text:p text:style-name="P10"><text:span text:style-name="T1">Personality Adaptation:</text:span></text:p>
          <text:list text:style-name="L9">
            <text:list-item>
              <text:p text:style-name="P11"><text:span text:style-name="T1">High-C:</text:span> Structured planning with timelines and step-by-step techniques</text:p>
            </text:list-item>
            <text:list-item>
              <text:p text:style-name="P11"><text:span text:style-name="T1">Low-C:</text:span> Flexible self-care suggestions with light scaffolding</text:p>
            </text:list-item>
            <text:list-item>
              <text:p text:style-name="P11"><text:span text:style-name="T1">High-E:</text:span> Emphasize social support mobilization (support groups, family coordination)</text:p>
            </text:list-item>
            <text:list-item>
              <text:p text:style-name="P11"><text:span text:style-name="T1">Low-E:</text:span> Focus on individual restoration (micro-breaks, boundary-setting scripts)</text:p>
            </text:list-item>
            <text:list-item>
              <text:p text:style-name="P11"><text:span text:style-name="T1">High-O:</text:span> Novel caregiving techniques, creative respite solutions</text:p>
            </text:list-item>
            <text:list-item>
              <text:p text:style-name="P11"><text:span text:style-name="T1">Low-O:</text:span> Proven, traditional methods with clear evidence base</text:p>
            </text:list-item>
          </text:list>
        </text:list-item>
        <text:list-item>
          <text:p text:style-name="P10"><text:span text:style-name="T1">Content:</text:span> Caregiving techniques (dementia care, mobility assistance); time management (scheduling, delegation scripting); self-care (micro-rest protocols, technology aids, financial planning)</text:p>
        </text:list-item>
      </text:list>
      <text:p text:style-name="First_20_paragraph"><text:span text:style-name="T1">3. Swiss Healthcare Policy Navigation (RAG-Enhanced, Minimal Personality Styling)</text:span></text:p>
      <text:list text:style-name="L10">
        <text:list-item>
          <text:p text:style-name="P12"><text:span text:style-name="T1">Purpose:</text:span> Help caregivers understand and access Swiss benefits and services</text:p>
        </text:list-item>
        <text:list-item>
          <text:p text:style-name="P12"><text:span text:style-name="T1">Implementation:</text:span> RAG retrieves factual policy information (AHV/AVS, IV/AI, Hilflosenentschädigung, Ergänzungsleistungen, Spitex); personality adaptation styles <text:span text:style-name="T1">delivery only</text:span> (summary vs. detailed, reassuring vs. pragmatic), NOT policy facts</text:p>
        </text:list-item>
        <text:list-item>
          <text:p text:style-name="P12"><text:span text:style-name="T1">Key Distinction:</text:span> RAG ensures factual accuracy; personality adaptation styles the <text:span text:style-name="T1">presentation</text:span>, NOT the policy facts themselves</text:p>
        </text:list-item>
        <text:list-item>
          <text:p text:style-name="P12"><text:span text:style-name="T1">Technical Details:</text:span> See Section 4.4 for complete RAG pipeline specification (context extraction, retrieval, personality-aware presentation, grounding enforcement)</text:p>
        </text:list-item>
      </text:list>
      <text:p text:style-name="Horizontal_20_Line"/>
      <text:h text:style-name="Heading_20_2" text:outline-level="2"><text:bookmark-start text:name="research-questions"/>3. Research Questions<text:bookmark-end text:name="research-questions"/></text:h>
      <text:p text:style-name="First_20_paragraph">Building on the background and scope, we now articulate the research questions that drive the evaluation and implementation.</text:p>
      <text:h text:style-name="Heading_20_3" text:outline-level="3"><text:bookmark-start text:name="primary-research-question"/>3.1 Primary Research Question<text:bookmark-end text:name="primary-research-question"/></text:h>
      <text:p text:style-name="First_20_paragraph">How can personality-aware dialogue systems support Swiss family caregivers in managing emotional burden, navigating benefit systems, and sustaining self-care through adaptive coaching strategies grounded in the Big Five and Zurich Model frameworks?</text:p>
      <text:p text:style-name="Text_20_body">This use-case-driven research question addresses the design, implementation, and evaluation of a personality-adaptive caregiver coaching system, encompassing: (1) <text:span text:style-name="T1">domain-specific needs assessment</text:span> (caregiver stress profiles, benefit navigation challenges, self-care barriers), (2) <text:span text:style-name="T1">technical implementation</text:span> (EMA-based personality detection, RAG-augmented Swiss policy guidance, personality-to-directive mapping for caregiver contexts), (3) <text:span text:style-name="T1">user-centered outcomes</text:span> (stress reduction, benefit navigation success, self-care adoption, system usability), and (4) <text:span text:style-name="T1">empirical validation</text:span> (demonstrating measurable improvements in caregiver wellbeing and resource access versus non-adaptive baselines).</text:p>
      <text:h text:style-name="Heading_20_3" text:outline-level="3"><text:bookmark-start text:name="sub-research-questions-scoped-for-swiss-caregiver-coaching"/>3.2 Sub-Research Questions (Scoped for Swiss Caregiver Coaching)<text:bookmark-end text:name="sub-research-questions-scoped-for-swiss-caregiver-coaching"/></text:h>
      <text:p text:style-name="First_20_paragraph"><text:span text:style-name="T1">RQ1 - EMA Personality Detection Stability:</text:span> Can continuous OCEAN inference with EMA smoothing achieve stable personality estimates? See Section 4.2 for technical specifications (α=0.3, target variance σ_T &lt;0.15 post-stabilization within 6–8 turns). Validation targets: temporal consistency r&gt;0.7 across conversation segments; correlation r ≥ 0.60 with BFI-44 self-report on real caregiver data (n=20-30; see Section 4.5 for protocol).</text:p>
      <text:p text:style-name="Text_20_body"><text:span text:style-name="T1">RQ2 - Simulated &amp; Real Coaching Effectiveness:</text:span> Do personality-adaptive behavioral directives improve response quality for three coaching modes (Emotional Support, Resource Navigation, Self-Care Planning) versus non-adaptive baseline? Target: ≥20% relative improvement on tone appropriateness, relevance, and personality need satisfaction in simulated evaluation (N≥250 conversations; see Section 4.5). For real caregivers: human experts rate engagement scores ≥1.2/2.0 and stress mitigation ≥60% (full protocol in Sections 4.5.2 and 4.6).</text:p>
      <text:p text:style-name="Text_20_body"><text:span text:style-name="T1">RQ3 - RAG Policy Grounding and Expert Validation:</text:span> Does RAG-augmented Swiss policy guidance (AHV, IV, Hilflosenentschädigung, respite care, Spitex) achieve target factual accuracy? See Section 4.4 for RAG technical specifications and Section 4.6 for accuracy targets. Verification: all policy statements cite official source documents; sampled audits (250 claims) detect no critical errors (≤5% minor flags allowed for correction); validation by expert domain specialists.</text:p>
      <text:p text:style-name="Text_20_body"><text:span text:style-name="T1">RQ4 - Multi-Stream Validation (Expert Pilot, Human Expert Scoring, Real Caregiver Validation, Crisis Protocol):</text:span> Does the system achieve acceptable performance across all four validation streams? See Section 4.5 for complete specifications: - <text:span text:style-name="T1">(a) Expert Pilot (Section 4.5.1):</text:span> SUS ≥70; Personality Adaptation Appropriateness ≥4.0/5.0; Tone-Fit ≥80%. - <text:span text:style-name="T1">(b) Human Expert Response Scoring (Section 4.6.2):</text:span> Mean quality scores ≥1.4/2.0 across 5 criteria (emotional tone, engagement, stress reduction, relevance, factual accuracy); inter-rater κ ≥ 0.75 team certification. - <text:span text:style-name="T1">(c) Real Caregiver Ground-Truth Validation (Section 4.5.2):</text:span> Personality r ≥ 0.60 vs. BFI-44; Stress r ≥ 0.50 vs. PSS-10; Engagement patterns consistent with synthetic data; ≥60% stress mitigation. - <text:span text:style-name="T1">(d) Crisis Protocol Formalization (Section 4.5.2):</text:span> Level 4 detection triggers automatic crisis line contacts with KEK/CE-approved researcher notification; no protocol violations.</text:p>
      <text:p text:style-name="Text_20_body"><text:span text:style-name="T1">RQ5 - Preliminary Study Scope and Limitations:</text:span> What are the explicit boundaries and research limitations of this validated proof-of-concept study? See Section 3.3 (Success Criteria) and Section 7.2 (Limitations vs. Future Work Table) for complete documentation of scope boundaries, sample sizes, methodology constraints, and external validity limitations.</text:p>
      <text:p text:style-name="Text_20_body">RQ–Objective crosswalk (expert-validated, human-scored, real-caregiver-informed scope): - RQ1 → Objective (1) Dynamic Personality-Aware Adaptation via EMA stability (simulated evaluation) AND ground-truth validation against BFI-44 (real caregivers) - RQ2 → Objectives (4) Caregiver-Specific Emotional Support, (5) Personalized Caregiving Education via expert appropriateness assessment AND human expert response scoring - RQ3 → Objective (6) Swiss Healthcare Policy Navigation via expert accuracy review, systematic audit, and grounding verification - RQ4 → Objectives (1), (4), (6) via expert pilot usability + human expert response scoring + real caregiver ground-truth validation + formalized crisis protocol - RQ5 → All objectives via explicit scope documentation and external validity boundaries</text:p>
      <text:h text:style-name="Heading_20_3" text:outline-level="3"><text:bookmark-start text:name="success-criteria-architecture-oriented"/>3.3 Success Criteria (Architecture-Oriented)<text:bookmark-end text:name="success-criteria-architecture-oriented"/></text:h>
      <text:p text:style-name="First_20_paragraph">To build a reusable, reliable, and personality-adaptable chatbot architecture validated through expert assessment, human expert scoring, and real caregiver ground-truth comparison, we define explicit success criteria organized by validation stream. See Sections 4.1–4.6 for complete technical specifications, data management protocols, and evaluation frameworks.</text:p>
      <text:p text:style-name="Text_20_body"><text:span text:style-name="T1">Reusability:</text:span> Stable API contracts for detect→regulate→generate pipeline; config-driven policy packs enabling domain transfer without code changes; portable evaluator harness with pluggable metrics. Target: policy pack swap ≤30 min (requires thesis-phase timed experiments); no breaking changes.</text:p>
      <text:p text:style-name="Text_20_body"><text:span text:style-name="T1">Reliability (Target):</text:span> JSON compliance ≥99.5%; EMA stabilization in ≥80% of sessions (variance &lt;0.15 within 6–8 turns); confidence calibration (filter &lt;0.4, align ≥85% when ≥0.7); graceful degradation (all failures handled, no unhandled exceptions). See Section 4.2 for EMA technical specifications.</text:p>
      <text:p text:style-name="Text_20_body"><text:span text:style-name="T1">Expert Pilot Usability (Target):</text:span> SUS ≥70 (no critical failures across 5–8 expert sessions); Expert appropriateness rating ≥4.0/5.0; Tone-fit expert alignment ≥80%; All policy claims cite official sources; sampled audits detect no critical errors. See Section 4.5.1 for expert pilot protocol.</text:p>
      <text:p text:style-name="Text_20_body"><text:span text:style-name="T1">Human Expert Response Scoring (Target):</text:span> Independent expert evaluators (n=2–3, trained with 15-page rubric, inter-rater κ≥0.70) score responses on 5 criteria (emotional tone, engagement, stress reduction, relevance, factual accuracy). Targets: mean scores ≥1.4/2.0 across all criteria; human-LLM agreement κ≥0.70 (gate for remaining synthetic responses); team κ≥0.75 for real caregiver data. See Section 4.6.2 for detailed scoring protocol.</text:p>
      <text:p text:style-name="Text_20_body"><text:span text:style-name="T1">Real Caregiver Ground-Truth Validation (Target):</text:span> Personality detection r≥0.60 vs. BFI-44 self-report; Stress detection r≥0.50 vs. PSS-10; Engagement patterns consistent with synthetic data (no unexpected divergence); Stress mitigation ≥60% of high-stress turns; Retention ≥80% of recruited caregivers complete all sessions; no unhandled errors. See Section 4.5.2 for caregiver protocol and analysis framework.</text:p>
      <text:p text:style-name="Text_20_body"><text:span text:style-name="T1">Crisis Protocol Acceptance (Target):</text:span> KEK/CE approval (Weeks 1–4); Level 4 detection automatically triggers crisis line contacts (TeleFon 143, SOS Amitié, 112) + researcher notification; all research team members complete training (≥80% quiz score); 24/7 researcher availability during active study phases (Weeks 3–5, 11–14); no protocol violations. See Section 4.5.2 for crisis protocol specifics.</text:p>
      <text:p text:style-name="Text_20_body"><text:span text:style-name="T1">Policy Accuracy &amp; Hallucination Control (Target):</text:span> All policy claims cite official sources; sampled audits (250 claims) detect no critical errors; expert double-check on disputed items. Target: ≤5% minor errors flagged for correction. See Section 4.4 and 4.6 for RAG grounding and audit specifications.</text:p>
      <text:p text:style-name="Text_20_body"><text:span text:style-name="T1">Effectiveness &amp; Baseline Comparison (Target):</text:span> Primary outcome: ≥20% improvement on evaluation criteria versus non-adaptive baseline (95% CI). Baseline comparison includes Generic Non-Adaptive, Memory-Only (mem0-style), and Policy-Only (RAG without personality) on matched conversations (n=20 per baseline), scored by same human experts on all 5 criteria. See Section 4.6 for evaluation framework.</text:p>
      <text:p text:style-name="Text_20_body"><text:span text:style-name="T1">Observability:</text:span> Complete JSONL traces (OCEAN evolution, directives, confidence, metadata); reproducible seeds, version-locked models/prompts, configuration snapshots; automated testing (contracts, EMA, evaluator); human expert rubric + scoring records archived.</text:p>
      <text:h text:style-name="Heading_20_3" text:outline-level="3"><text:bookmark-start text:name="mapping-to-methodology"/>3.4 Mapping to Methodology<text:bookmark-end text:name="mapping-to-methodology"/></text:h>
      <text:p text:style-name="First_20_paragraph">These research questions and success criteria inform our methodology: RQ1-2 validated through per-turn logging, directive auditing, and outcome metrics; RQ3 through multi-run consistency testing and bias controls; RQ4 through workflow instrumentation, policy pack validation, and interface stability testing; RQ5 through systematic variation of simulation scenarios (extreme vs. mixed profiles, diverse stress contexts) and documentation of scope limitations.</text:p>
      <text:p text:style-name="Horizontal_20_Line"/>
      <text:h text:style-name="Heading_20_2" text:outline-level="2"><text:bookmark-start text:name="methodology"/>4. Methodology<text:bookmark-end text:name="methodology"/></text:h>
      <text:h text:style-name="Heading_20_3" text:outline-level="3"><text:bookmark-start text:name="architecture-and-workflow"/>4.1 Architecture and Workflow<text:bookmark-end text:name="architecture-and-workflow"/></text:h>
      <text:p text:style-name="First_20_paragraph">We implement a reproducible pipeline orchestrated via N8N with deterministic JSON contracts, neutral fallbacks, and complete logging. Each stage (ingest, detection, regulation, generation, verification, persistence) exposes stable interfaces configured by versioned policy packs, enabling reuse, scaling, and domain transfer.</text:p>
      <text:p text:style-name="Text_20_body"><text:span text:style-name="T1">Implementation Timeline (Weeks 7-10):</text:span> - <text:span text:style-name="T1">Weeks 7-8:</text:span> Detection module, regulation logic, generation pipeline, EMA integration → working personality detection + regulation engine - <text:span text:style-name="T1">Weeks 6-8 (Parallel):</text:span> RAG development for <text:span text:style-name="T1">2 policy domains</text:span> (IV/Invalidenversicherung, Hilflosenentschädigung) with <text:span text:style-name="T1">20-30 Q-A benchmark pairs</text:span> (manual + LLM-generated, expert-validated κ≥0.70) - <text:span text:style-name="T1">Weeks 9-10:</text:span> Next.js/React UI development, Flask backend for detect→regulate→generate→RAG pipeline, expert pilot testing - <text:span text:style-name="T1">Future Extensions:</text:span> Full 26-canton RAG coverage, multimodal inputs, production-scale deployment</text:p>
      <text:p text:style-name="Text_20_body"><text:span text:style-name="T1">EMA-Based Trait Stabilization:</text:span> To prevent erratic personality shifts from noisy detections, we apply exponential moving average (EMA) smoothing (α=0.3) at each turn, balancing responsiveness with stability.</text:p>
      <text:p text:style-name="Text_20_body"><text:span text:style-name="T2">Algorithm Pseudocode:</text:span></text:p>
      <text:p text:style-name="P13">For each OCEAN trait T at turn n:</text:p>
      <text:p text:style-name="P14"><text:s text:c="2"/>1. LLM detects current trait value: T_detected[n] ∈ [-1.0, +1.0]</text:p>
      <text:p text:style-name="P15"><text:s text:c="2"/>2. LLM provides confidence score: confidence[n] ∈ [0.0, 1.0]</text:p>
      <text:p text:style-name="P16"><text:s text:c="2"/>3. IF confidence[n] &gt;= threshold (0.4):</text:p>
      <text:p text:style-name="P17"><text:s text:c="7"/>T_smoothed[n] = α × T_detected[n] + (1 - α) × T_smoothed[n-1]</text:p>
      <text:p text:style-name="P18"><text:s text:c="5"/>ELSE:</text:p>
      <text:p text:style-name="P19"><text:s text:c="7"/>T_smoothed[n] = T_smoothed[n-1] <text:s text:c="1"/>// retain previous estimate</text:p>
      <text:p text:style-name="P20"><text:s text:c="2"/>4. Use T_smoothed[n] for behavioral regulation</text:p>
      <text:p text:style-name="First_20_paragraph"><text:span text:style-name="T2">Mathematical Formula:</text:span></text:p>
      <text:p text:style-name="Text_20_body">[ T_{smoothed}^{(n)} =</text:p>
      <text:p text:style-name="Text_20_body">]</text:p>
      <text:p text:style-name="Text_20_body">Where α=0.3 weights recent observations at 30% and historical average at 70%, preventing single-turn volatility while enabling gradual adaptation. Initialization: (T_{smoothed}^{(0)} = T_{detected}^{(0)}) for first turn. This approach fills a critical gap in prior work (Devdas, 2025), which lacked temporal stability mechanisms, resulting in inconsistent personality profiles across multi-turn conversations.</text:p>
      <text:p text:style-name="Text_20_body"><text:span text:style-name="T1">Parameter Selection:</text:span> α=0.3 selected via sensitivity analysis across α ∈ {0.1, 0.2, 0.3, 0.4, 0.5} targeting 6-8 turn convergence with variance &lt;0.15. Simulated testing scenarios demonstrated optimal balance between responsiveness and stability. Complete sensitivity analysis planned for thesis phase with human participant data (target N≥250).</text:p>
      <text:p text:style-name="Text_20_body"><text:span text:style-name="T1">Early-Turn Bias Mitigation:</text:span> To mitigate EMA amplification of initial misdetections, the system employs gradual intensity scaling (50% turns 1-2, 75% turns 3-5, 100% turns 6+) and neutral fallbacks when confidence &lt;0.4 after 3 turns.</text:p>
      <text:p text:style-name="Text_20_body"><text:span text:style-name="T1">Figure 1. System Architecture Pipeline (Conceptual Overview)</text:span></text:p>
      <text:p text:style-name="Text_20_body"><text:span text:style-name="T2">Core pipeline: detect (OCEAN + confidence) → EMA (α=0.3) → regulate → generate (quote‑and‑bound) → verify. RAG retrieves policy information for IV and Hilflosenentschädigung domains with 20-30 validated Q-A pairs. All processes logged to JSONL audit logs and PostgreSQL for reproducibility and longitudinal analysis.</text:span></text:p>
      <text:p text:style-name="P21">┌─────────────┐</text:p>
      <text:p text:style-name="P22">│ User Input <text:s text:c="1"/>│</text:p>
      <text:p text:style-name="P23">└──────┬──────┘</text:p>
      <text:p text:style-name="P24"><text:s text:c="7"/>│</text:p>
      <text:p text:style-name="P25"><text:s text:c="7"/>▼</text:p>
      <text:p text:style-name="P26">┌─────────────────────────────────────────┐</text:p>
      <text:p text:style-name="P27">│ <text:s text:c="1"/>Detection Module (OCEAN + Confidence) <text:s text:c="1"/>│</text:p>
      <text:p text:style-name="P28">│ <text:s text:c="1"/>• Continuous trait inference [-1,+1] <text:s text:c="2"/>│</text:p>
      <text:p text:style-name="P29">│ <text:s text:c="1"/>• Per-trait confidence scores <text:s text:c="9"/>│</text:p>
      <text:p text:style-name="P30">└──────┬──────────────────────────────────┘</text:p>
      <text:p text:style-name="P31"><text:s text:c="7"/>│</text:p>
      <text:p text:style-name="P32"><text:s text:c="7"/>▼</text:p>
      <text:p text:style-name="P33">┌─────────────────────────────────────────┐</text:p>
      <text:p text:style-name="P34">│ <text:s text:c="1"/>EMA Smoothing (α=0.3) <text:s text:c="17"/>│</text:p>
      <text:p text:style-name="P35">│ <text:s text:c="1"/>• Temporal stability filter <text:s text:c="11"/>│</text:p>
      <text:p text:style-name="P36">│ <text:s text:c="1"/>• Confidence-aware updates (≥0.4) <text:s text:c="5"/>│</text:p>
      <text:p text:style-name="P37">│ <text:s text:c="1"/>• PostgreSQL state persistence <text:s text:c="8"/>│</text:p>
      <text:p text:style-name="P38">└──────┬──────────────────────────────────┘</text:p>
      <text:p text:style-name="P39"><text:s text:c="7"/>│</text:p>
      <text:p text:style-name="P40"><text:s text:c="7"/>▼</text:p>
      <text:p text:style-name="P41">┌─────────────────────────────────────────┐</text:p>
      <text:p text:style-name="P42">│ <text:s text:c="1"/>Regulation Module <text:s text:c="21"/>│</text:p>
      <text:p text:style-name="P43">│ <text:s text:c="1"/>• Map traits → behavioral directives <text:s text:c="2"/>│</text:p>
      <text:p text:style-name="P44">│ <text:s text:c="1"/>• Apply policy pack rules <text:s text:c="13"/>│</text:p>
      <text:p text:style-name="P45">│ <text:s text:c="1"/>• Intensity scaling <text:s text:c="19"/>│</text:p>
      <text:p text:style-name="P46">└──────┬──────────────────────────────────┘</text:p>
      <text:p text:style-name="P47"><text:s text:c="7"/>│</text:p>
      <text:p text:style-name="P48"><text:s text:c="7"/>▼</text:p>
      <text:p text:style-name="P49">┌─────────────────────────────────────────┐</text:p>
      <text:p text:style-name="P50">│ <text:s text:c="1"/>Generation Module <text:s text:c="21"/>│</text:p>
      <text:p text:style-name="P51">│ <text:s text:c="1"/>• Directive-driven response <text:s text:c="11"/>│</text:p>
      <text:p text:style-name="P52">│ <text:s text:c="1"/>• Quote-and-bound grounding <text:s text:c="11"/>│</text:p>
      <text:p text:style-name="P53">│ <text:s text:c="1"/>• Tone/pacing/warmth adaptation <text:s text:c="7"/>│</text:p>
      <text:p text:style-name="P54">└──────┬──────────────────────────────────┘</text:p>
      <text:p text:style-name="P55"><text:s text:c="7"/>│</text:p>
      <text:p text:style-name="P56"><text:s text:c="7"/>▼</text:p>
      <text:p text:style-name="P57">┌─────────────────────────────────────────┐</text:p>
      <text:p text:style-name="P58">│ <text:s text:c="1"/>Verification &amp; Refinement <text:s text:c="13"/>│</text:p>
      <text:p text:style-name="P59">│ <text:s text:c="1"/>• Grounding check <text:s text:c="21"/>│</text:p>
      <text:p text:style-name="P60">│ <text:s text:c="1"/>• Quality validation <text:s text:c="18"/>│</text:p>
      <text:p text:style-name="P61">└──────┬──────────────────────────────────┘</text:p>
      <text:p text:style-name="P62"><text:s text:c="7"/>│</text:p>
      <text:p text:style-name="P63"><text:s text:c="7"/>▼</text:p>
      <text:p text:style-name="P64">┌─────────────┐ <text:s text:c="5"/>┌──────────────────┐</text:p>
      <text:p text:style-name="P65">│ User Output │◄─────┤ JSONL Audit Logs │</text:p>
      <text:p text:style-name="P66">└─────────────┘ <text:s text:c="5"/>└──────────────────┘</text:p>
      <text:p text:style-name="P67"><text:s text:c="30"/>│</text:p>
      <text:p text:style-name="P68"><text:s text:c="21"/>┌────────▼─────────┐</text:p>
      <text:p text:style-name="P69"><text:s text:c="21"/>│ PostgreSQL Store │</text:p>
      <text:p text:style-name="P70"><text:s text:c="21"/>│ • Sessions <text:s text:c="6"/>│</text:p>
      <text:p text:style-name="P71"><text:s text:c="21"/>│ • Turns <text:s text:c="9"/>│</text:p>
      <text:p text:style-name="P72"><text:s text:c="21"/>│ • Personality <text:s text:c="3"/>│</text:p>
      <text:p text:style-name="P73"><text:s text:c="21"/>│ <text:s text:c="2"/>States <text:s text:c="8"/>│</text:p>
      <text:p text:style-name="P74"><text:s text:c="21"/>└──────────────────┘</text:p>
      <text:p text:style-name="First_20_paragraph"><text:span text:style-name="T2">Conceptual pipeline: detect (OCEAN + confidence) → EMA (α=0.3) → regulate → generate (quote‑and‑bound) → verify, with JSONL audit logs and PostgreSQL state for reproducibility and longitudinal analysis.</text:span></text:p>
      <text:p text:style-name="Horizontal_20_Line"/>
      <text:p text:style-name="First_20_paragraph"><text:span text:style-name="T1">Figure 2. Containerized System Architecture and DevOps Infrastructure</text:span></text:p>
      <text:p text:style-name="P75">┌──────────────────────────────────────────────────────────────────┐</text:p>
      <text:p text:style-name="P76">│ <text:s text:c="21"/>Docker Compose Environment <text:s text:c="17"/>│</text:p>
      <text:p text:style-name="P77">├──────────────────────────────────────────────────────────────────┤</text:p>
      <text:p text:style-name="P78">│ <text:s text:c="65"/>│</text:p>
      <text:p text:style-name="P79">│ <text:s text:c="1"/>┌─────────────────┐ <text:s text:c="7"/>┌──────────────────┐ <text:s text:c="16"/>│</text:p>
      <text:p text:style-name="P80">│ <text:s text:c="1"/>│ <text:s text:c="2"/>Next.js/React │◄──────►│ <text:s text:c="2"/>N8N Workflow <text:s text:c="2"/>│ <text:s text:c="16"/>│</text:p>
      <text:p text:style-name="P81">│ <text:s text:c="1"/>│ <text:s text:c="2"/>Frontend <text:s text:c="5"/>│ <text:s text:c="1"/>HTTP <text:s text:c="1"/>│ <text:s text:c="2"/>Engine <text:s text:c="8"/>│ <text:s text:c="16"/>│</text:p>
      <text:p text:style-name="P82">│ <text:s text:c="1"/>│ <text:s text:c="1"/>(Port 3000) <text:s text:c="3"/>│ <text:s text:c="7"/>│ <text:s text:c="1"/>(Port 5678) <text:s text:c="4"/>│ <text:s text:c="16"/>│</text:p>
      <text:p text:style-name="P83">│ <text:s text:c="1"/>│ <text:s text:c="16"/>│ <text:s text:c="7"/>│ <text:s text:c="17"/>│ <text:s text:c="16"/>│</text:p>
      <text:p text:style-name="P84">│ <text:s text:c="1"/>│ • Chat UI <text:s text:c="6"/>│ <text:s text:c="7"/>│ • Orchestration <text:s text:c="1"/>│ <text:s text:c="16"/>│</text:p>
      <text:p text:style-name="P85">│ <text:s text:c="1"/>│ • OCEAN Display │ <text:s text:c="7"/>│ • Node Execution │ <text:s text:c="16"/>│</text:p>
      <text:p text:style-name="P86">│ <text:s text:c="1"/>│ • Policy Review │ <text:s text:c="7"/>│ • Webhook Handler│ <text:s text:c="16"/>│</text:p>
      <text:p text:style-name="P87">│ <text:s text:c="1"/>│ • Think-Aloud <text:s text:c="2"/>│ <text:s text:c="7"/>│ • Session Mgmt <text:s text:c="2"/>│ <text:s text:c="16"/>│</text:p>
      <text:p text:style-name="P88">│ <text:s text:c="1"/>│ <text:s text:c="2"/>Protocol <text:s text:c="5"/>│ <text:s text:c="7"/>│ • RAG Retrieval <text:s text:c="1"/>│ <text:s text:c="16"/>│</text:p>
      <text:p text:style-name="P89">│ <text:s text:c="1"/>└────────┬────────┘ <text:s text:c="7"/>└────────┬─────────┘ <text:s text:c="16"/>│</text:p>
      <text:p text:style-name="P90">│ <text:s text:c="10"/>│ <text:s text:c="26"/>│ <text:s text:c="25"/>│</text:p>
      <text:p text:style-name="P91">│ <text:s text:c="10"/>│ <text:s text:c="26"/>│ <text:s text:c="25"/>│</text:p>
      <text:p text:style-name="P92">│ <text:s text:c="10"/>│ <text:s text:c="26"/>▼ <text:s text:c="25"/>│</text:p>
      <text:p text:style-name="P93">│ <text:s text:c="10"/>│ <text:s text:c="17"/>┌──────────────────┐ <text:s text:c="15"/>│</text:p>
      <text:p text:style-name="P94">│ <text:s text:c="10"/>│ <text:s text:c="17"/>│ <text:s text:c="2"/>Flask Backend <text:s text:c="1"/>│ <text:s text:c="15"/>│</text:p>
      <text:p text:style-name="P95">│ <text:s text:c="10"/>│ <text:s text:c="17"/>│ <text:s text:c="2"/>(Port 5000) <text:s text:c="3"/>│ <text:s text:c="15"/>│</text:p>
      <text:p text:style-name="P96">│ <text:s text:c="10"/>│ <text:s text:c="17"/>│ <text:s text:c="17"/>│ <text:s text:c="15"/>│</text:p>
      <text:p text:style-name="P97">│ <text:s text:c="10"/>│ <text:s text:c="17"/>│ • Detection Svc <text:s text:c="1"/>│ <text:s text:c="15"/>│</text:p>
      <text:p text:style-name="P98">│ <text:s text:c="10"/>│ <text:s text:c="17"/>│ • Regulation Svc │ <text:s text:c="15"/>│</text:p>
      <text:p text:style-name="P99">│ <text:s text:c="10"/>│ <text:s text:c="17"/>│ • Generation Svc │ <text:s text:c="15"/>│</text:p>
      <text:p text:style-name="P100">│ <text:s text:c="10"/>│ <text:s text:c="17"/>│ • RAG Retrieval <text:s text:c="1"/>│ <text:s text:c="15"/>│</text:p>
      <text:p text:style-name="P101">│ <text:s text:c="10"/>│ <text:s text:c="17"/>└────────┬─────────┘ <text:s text:c="15"/>│</text:p>
      <text:p text:style-name="P102">│ <text:s text:c="10"/>│ <text:s text:c="26"/>│ <text:s text:c="25"/>│</text:p>
      <text:p text:style-name="P103">│ <text:s text:c="10"/>│ <text:s text:c="26"/>▼ <text:s text:c="25"/>│</text:p>
      <text:p text:style-name="P104">│ <text:s text:c="10"/>│ <text:s text:c="17"/>┌──────────────────┐ <text:s text:c="15"/>│</text:p>
      <text:p text:style-name="P105">│ <text:s text:c="10"/>│ <text:s text:c="17"/>│ <text:s text:c="2"/>PostgreSQL <text:s text:c="4"/>│ <text:s text:c="15"/>│</text:p>
      <text:p text:style-name="P106">│ <text:s text:c="10"/>└─────────────────►│ <text:s text:c="2"/>Database <text:s text:c="6"/>│ <text:s text:c="15"/>│</text:p>
      <text:p text:style-name="P107">│ <text:s text:c="18"/>SQL <text:s text:c="7"/>│ <text:s text:c="1"/>(Port 5432) <text:s text:c="4"/>│ <text:s text:c="15"/>│</text:p>
      <text:p text:style-name="P108">│ <text:s text:c="29"/>│ <text:s text:c="17"/>│ <text:s text:c="15"/>│</text:p>
      <text:p text:style-name="P109">│ <text:s text:c="29"/>│ • Sessions <text:s text:c="6"/>│ <text:s text:c="15"/>│</text:p>
      <text:p text:style-name="P110">│ <text:s text:c="29"/>│ • Turns <text:s text:c="9"/>│ <text:s text:c="15"/>│</text:p>
      <text:p text:style-name="P111">│ <text:s text:c="29"/>│ • Personality <text:s text:c="3"/>│ <text:s text:c="15"/>│</text:p>
      <text:p text:style-name="P112">│ <text:s text:c="29"/>│ <text:s text:c="2"/>States (EMA) <text:s text:c="2"/>│ <text:s text:c="15"/>│</text:p>
      <text:p text:style-name="P113">│ <text:s text:c="29"/>│ • Metrics <text:s text:c="7"/>│ <text:s text:c="15"/>│</text:p>
      <text:p text:style-name="P114">│ <text:s text:c="29"/>│ • RAG Q-A Pairs <text:s text:c="1"/>│ <text:s text:c="15"/>│</text:p>
      <text:p text:style-name="P115">│ <text:s text:c="29"/>└──────────────────┘ <text:s text:c="15"/>│</text:p>
      <text:p text:style-name="P116">│ <text:s text:c="38"/>▲ <text:s text:c="25"/>│</text:p>
      <text:p text:style-name="P117">│ <text:s text:c="38"/>│ <text:s text:c="25"/>│</text:p>
      <text:p text:style-name="P118">│ <text:s text:c="38"/>│ <text:s text:c="25"/>│</text:p>
      <text:p text:style-name="P119">│ <text:s text:c="29"/>┌────────┴─────────┐ <text:s text:c="15"/>│</text:p>
      <text:p text:style-name="P120">│ <text:s text:c="29"/>│ <text:s text:c="5"/>Redis <text:s text:c="6"/>│ <text:s text:c="15"/>│</text:p>
      <text:p text:style-name="P121">│ <text:s text:c="29"/>│ <text:s text:c="2"/>Cache Layer <text:s text:c="3"/>│ <text:s text:c="15"/>│</text:p>
      <text:p text:style-name="P122">│ <text:s text:c="29"/>│ <text:s text:c="1"/>(Port 6379) <text:s text:c="4"/>│ <text:s text:c="15"/>│</text:p>
      <text:p text:style-name="P123">│ <text:s text:c="29"/>│ <text:s text:c="17"/>│ <text:s text:c="15"/>│</text:p>
      <text:p text:style-name="P124">│ <text:s text:c="29"/>│ • Session Cache <text:s text:c="1"/>│ <text:s text:c="15"/>│</text:p>
      <text:p text:style-name="P125">│ <text:s text:c="29"/>│ • Policy Cache <text:s text:c="2"/>│ <text:s text:c="15"/>│</text:p>
      <text:p text:style-name="P126">│ <text:s text:c="29"/>│ • Rate Limiting <text:s text:c="1"/>│ <text:s text:c="15"/>│</text:p>
      <text:p text:style-name="P127">│ <text:s text:c="29"/>│ • Temp Storage <text:s text:c="2"/>│ <text:s text:c="15"/>│</text:p>
      <text:p text:style-name="P128">│ <text:s text:c="29"/>└──────────────────┘ <text:s text:c="15"/>│</text:p>
      <text:p text:style-name="P129">│ <text:s text:c="65"/>│</text:p>
      <text:p text:style-name="P130">└──────────────────────────────────────────────────────────────────┘</text:p>
      <text:p text:style-name="P131"><text:s text:c="9"/>│ <text:s text:c="25"/>│ <text:s text:c="13"/>│</text:p>
      <text:p text:style-name="P132"><text:s text:c="9"/>▼ <text:s text:c="25"/>▼ <text:s text:c="13"/>▼</text:p>
      <text:p text:style-name="P133"><text:s text:c="2"/>┌─────────────┐ <text:s text:c="9"/>┌──────────────┐ <text:s text:c="3"/>┌─────────────┐</text:p>
      <text:p text:style-name="P134"><text:s text:c="2"/>│ <text:s text:c="2"/>Volume: <text:s text:c="2"/>│ <text:s text:c="9"/>│ <text:s text:c="2"/>Volume: <text:s text:c="3"/>│ <text:s text:c="3"/>│ <text:s text:c="2"/>Volume: <text:s text:c="2"/>│</text:p>
      <text:p text:style-name="P135"><text:s text:c="2"/>│ nextjs/ <text:s text:c="4"/>│ <text:s text:c="9"/>│ <text:s text:c="1"/>n8n_data/ <text:s text:c="2"/>│ <text:s text:c="3"/>│ <text:s text:c="1"/>postgres/ <text:s text:c="1"/>│</text:p>
      <text:p text:style-name="P136"><text:s text:c="2"/>│ <text:s text:c="1"/>.next/ <text:s text:c="4"/>│ <text:s text:c="9"/>│ <text:s text:c="1"/>workflows <text:s text:c="2"/>│ <text:s text:c="3"/>│ <text:s text:c="3"/>data <text:s text:c="4"/>│</text:p>
      <text:p text:style-name="P137"><text:s text:c="2"/>└─────────────┘ <text:s text:c="9"/>│ <text:s text:c="1"/>RAG_corpus/ │ <text:s text:c="3"/>└─────────────┘</text:p>
      <text:p text:style-name="P138"><text:s text:c="27"/>│ <text:s text:c="1"/>iv_docs <text:s text:c="4"/>│</text:p>
      <text:p text:style-name="P139"><text:s text:c="27"/>│ <text:s text:c="1"/>hilflosen <text:s text:c="2"/>│</text:p>
      <text:p text:style-name="P140"><text:s text:c="27"/>└──────────────┘</text:p>
      <text:p text:style-name="First_20_paragraph"><text:span text:style-name="T1">Deployment Progression:</text:span> - <text:span text:style-name="T1">Weeks 9-10 (Development):</text:span> Next.js/React UI development with local testing - <text:span text:style-name="T1">Weeks 11-14 (Pilot Testing):</text:span> Deploy to Vercel or similar platform for expert and caregiver sessions - <text:span text:style-name="T1">Post-Thesis (Optional):</text:span> Kubernetes for production scaling</text:p>
      <text:p text:style-name="Text_20_body"><text:span text:style-name="T1">Table 3. N8N Node Specifications and Contract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HeaderRowCell" office:value-type="string">
              <text:p text:style-name="Table_20_Heading">Node</text:p>
            </table:table-cell>
            <table:table-cell table:style-name="TableHeaderRowCell" office:value-type="string">
              <text:p text:style-name="Table_20_Heading">Type</text:p>
            </table:table-cell>
            <table:table-cell table:style-name="TableHeaderRowCell" office:value-type="string">
              <text:p text:style-name="Table_20_Heading">Purpose</text:p>
            </table:table-cell>
            <table:table-cell table:style-name="TableHeaderRowCell" office:value-type="string">
              <text:p text:style-name="Table_20_Heading">Input Contract</text:p>
            </table:table-cell>
            <table:table-cell table:style-name="TableHeaderRowCell" office:value-type="string">
              <text:p text:style-name="Table_20_Heading">Output Contract</text:p>
            </table:table-cell>
          </table:table-row>
        </table:table-header-rows>
        <table:table-row>
          <table:table-cell table:style-name="TableRowCell" office:value-type="string">
            <text:p text:style-name="Table_20_Contents">Webhook Trigger</text:p>
          </table:table-cell>
          <table:table-cell table:style-name="TableRowCell" office:value-type="string">
            <text:p text:style-name="Table_20_Contents">N8N Webhook</text:p>
          </table:table-cell>
          <table:table-cell table:style-name="TableRowCell" office:value-type="string">
            <text:p text:style-name="Table_20_Contents">Accept POST requests</text:p>
          </table:table-cell>
          <table:table-cell table:style-name="TableRowCell" office:value-type="string">
            <text:p text:style-name="Table_20_Contents"><text:span text:style-name="Source_Text">{session_id, message, turn_index}</text:span></text:p>
          </table:table-cell>
          <table:table-cell table:style-name="TableRowCell" office:value-type="string">
            <text:p text:style-name="Table_20_Contents">Execution context</text:p>
          </table:table-cell>
        </table:table-row>
        <table:table-row>
          <table:table-cell table:style-name="TableRowCell" office:value-type="string">
            <text:p text:style-name="Table_20_Contents">Enhanced Ingest</text:p>
          </table:table-cell>
          <table:table-cell table:style-name="TableRowCell" office:value-type="string">
            <text:p text:style-name="Table_20_Contents">Code</text:p>
          </table:table-cell>
          <table:table-cell table:style-name="TableRowCell" office:value-type="string">
            <text:p text:style-name="Table_20_Contents">Normalize input, validate session</text:p>
          </table:table-cell>
          <table:table-cell table:style-name="TableRowCell" office:value-type="string">
            <text:p text:style-name="Table_20_Contents">Input payload</text:p>
          </table:table-cell>
          <table:table-cell table:style-name="TableRowCell" office:value-type="string">
            <text:p text:style-name="Table_20_Contents"><text:span text:style-name="Source_Text">{session_id, clean_msg, turn_index, conversation_context}</text:span></text:p>
          </table:table-cell>
        </table:table-row>
        <table:table-row>
          <table:table-cell table:style-name="TableRowCell" office:value-type="string">
            <text:p text:style-name="Table_20_Contents">Load Previous State</text:p>
          </table:table-cell>
          <table:table-cell table:style-name="TableRowCell" office:value-type="string">
            <text:p text:style-name="Table_20_Contents">PostgreSQL</text:p>
          </table:table-cell>
          <table:table-cell table:style-name="TableRowCell" office:value-type="string">
            <text:p text:style-name="Table_20_Contents">Retrieve last personality state</text:p>
          </table:table-cell>
          <table:table-cell table:style-name="TableRowCell" office:value-type="string">
            <text:p text:style-name="Table_20_Contents"><text:span text:style-name="Source_Text">{session_id}</text:span></text:p>
          </table:table-cell>
          <table:table-cell table:style-name="TableRowCell" office:value-type="string">
            <text:p text:style-name="Table_20_Contents"><text:span text:style-name="Source_Text">{ocean: {O,C,E,A,N}, confidence: {...}, stable}</text:span> or empty</text:p>
          </table:table-cell>
        </table:table-row>
        <table:table-row>
          <table:table-cell table:style-name="TableRowCell" office:value-type="string">
            <text:p text:style-name="Table_20_Contents">Combine Inputs</text:p>
          </table:table-cell>
          <table:table-cell table:style-name="TableRowCell" office:value-type="string">
            <text:p text:style-name="Table_20_Contents">Merge</text:p>
          </table:table-cell>
          <table:table-cell table:style-name="TableRowCell" office:value-type="string">
            <text:p text:style-name="Table_20_Contents">Wait for both inputs</text:p>
          </table:table-cell>
          <table:table-cell table:style-name="TableRowCell" office:value-type="string">
            <text:p text:style-name="Table_20_Contents">Enhanced Ingest + PostgreSQL outputs</text:p>
          </table:table-cell>
          <table:table-cell table:style-name="TableRowCell" office:value-type="string">
            <text:p text:style-name="Table_20_Contents">Combined data object</text:p>
          </table:table-cell>
        </table:table-row>
        <table:table-row>
          <table:table-cell table:style-name="TableRowCell" office:value-type="string">
            <text:p text:style-name="Table_20_Contents">Merge Previous State</text:p>
          </table:table-cell>
          <table:table-cell table:style-name="TableRowCell" office:value-type="string">
            <text:p text:style-name="Table_20_Contents">Code</text:p>
          </table:table-cell>
          <table:table-cell table:style-name="TableRowCell" office:value-type="string">
            <text:p text:style-name="Table_20_Contents">Merge current + previous</text:p>
          </table:table-cell>
          <table:table-cell table:style-name="TableRowCell" office:value-type="string">
            <text:p text:style-name="Table_20_Contents">Combined inputs</text:p>
          </table:table-cell>
          <table:table-cell table:style-name="TableRowCell" office:value-type="string">
            <text:p text:style-name="Table_20_Contents"><text:span text:style-name="Source_Text">{inputData + previous_state}</text:span></text:p>
          </table:table-cell>
        </table:table-row>
        <table:table-row>
          <table:table-cell table:style-name="TableRowCell" office:value-type="string">
            <text:p text:style-name="Table_20_Contents">Zurich Model Detection</text:p>
          </table:table-cell>
          <table:table-cell table:style-name="TableRowCell" office:value-type="string">
            <text:p text:style-name="Table_20_Contents">Code/HTTP</text:p>
          </table:table-cell>
          <table:table-cell table:style-name="TableRowCell" office:value-type="string">
            <text:p text:style-name="Table_20_Contents">GPT-4 personality detection + EMA</text:p>
          </table:table-cell>
          <table:table-cell table:style-name="TableRowCell" office:value-type="string">
            <text:p text:style-name="Table_20_Contents">Context + previous state</text:p>
          </table:table-cell>
          <table:table-cell table:style-name="TableRowCell" office:value-type="string">
            <text:p text:style-name="Table_20_Contents"><text:span text:style-name="Source_Text">{ocean: {O,C,E,A,N ∈ [-1.0,1.0]}, confidence: {...}, stable}</text:span></text:p>
          </table:table-cell>
        </table:table-row>
        <table:table-row>
          <table:table-cell table:style-name="TableRowCell" office:value-type="string">
            <text:p text:style-name="Table_20_Contents">Stress Assessment &amp; Mode Classification</text:p>
          </table:table-cell>
          <table:table-cell table:style-name="TableRowCell" office:value-type="string">
            <text:p text:style-name="Table_20_Contents">Function/HTTP</text:p>
          </table:table-cell>
          <table:table-cell table:style-name="TableRowCell" office:value-type="string">
            <text:p text:style-name="Table_20_Contents">Infer stress level (0–4), drivers, and coaching mode</text:p>
          </table:table-cell>
          <table:table-cell table:style-name="TableRowCell" office:value-type="string">
            <text:p text:style-name="Table_20_Contents"><text:span text:style-name="Source_Text">{session_id, conversation_context}</text:span></text:p>
          </table:table-cell>
          <table:table-cell table:style-name="TableRowCell" office:value-type="string">
            <text:p text:style-name="Table_20_Contents"><text:span text:style-name="Source_Text">{stress_level: 0-4, drivers: [...], coaching_mode: vent_validate|plan_structure|cope_rehearse, confidence}</text:span></text:p>
          </table:table-cell>
        </table:table-row>
        <table:table-row>
          <table:table-cell table:style-name="TableRowCell" office:value-type="string">
            <text:p text:style-name="Table_20_Contents">Enhanced Regulation</text:p>
          </table:table-cell>
          <table:table-cell table:style-name="TableRowCell" office:value-type="string">
            <text:p text:style-name="Table_20_Contents">Function</text:p>
          </table:table-cell>
          <table:table-cell table:style-name="TableRowCell" office:value-type="string">
            <text:p text:style-name="Table_20_Contents">Map continuous traits to directives</text:p>
          </table:table-cell>
          <table:table-cell table:style-name="TableRowCell" office:value-type="string">
            <text:p text:style-name="Table_20_Contents"><text:span text:style-name="Source_Text">{ocean, confidence, stable}</text:span></text:p>
          </table:table-cell>
          <table:table-cell table:style-name="TableRowCell" office:value-type="string">
            <text:p text:style-name="Table_20_Contents"><text:span text:style-name="Source_Text">{directives: [...], policy_plan: [...]}</text:span></text:p>
          </table:table-cell>
        </table:table-row>
        <table:table-row>
          <table:table-cell table:style-name="TableRowCell" office:value-type="string">
            <text:p text:style-name="Table_20_Contents">Enhanced Generation</text:p>
          </table:table-cell>
          <table:table-cell table:style-name="TableRowCell" office:value-type="string">
            <text:p text:style-name="Table_20_Contents">Code/HTTP</text:p>
          </table:table-cell>
          <table:table-cell table:style-name="TableRowCell" office:value-type="string">
            <text:p text:style-name="Table_20_Contents">GPT-4 regulated response</text:p>
          </table:table-cell>
          <table:table-cell table:style-name="TableRowCell" office:value-type="string">
            <text:p text:style-name="Table_20_Contents"><text:span text:style-name="Source_Text">{directives, policy_plan, context}</text:span></text:p>
          </table:table-cell>
          <table:table-cell table:style-name="TableRowCell" office:value-type="string">
            <text:p text:style-name="Table_20_Contents"><text:span text:style-name="Source_Text">{assistant_response, metadata}</text:span></text:p>
          </table:table-cell>
        </table:table-row>
        <table:table-row>
          <table:table-cell table:style-name="TableRowCell" office:value-type="string">
            <text:p text:style-name="Table_20_Contents">Verification &amp; Refinement</text:p>
          </table:table-cell>
          <table:table-cell table:style-name="TableRowCell" office:value-type="string">
            <text:p text:style-name="Table_20_Contents">Code</text:p>
          </table:table-cell>
          <table:table-cell table:style-name="TableRowCell" office:value-type="string">
            <text:p text:style-name="Table_20_Contents">Validate response quality</text:p>
          </table:table-cell>
          <table:table-cell table:style-name="TableRowCell" office:value-type="string">
            <text:p text:style-name="Table_20_Contents">Generated response</text:p>
          </table:table-cell>
          <table:table-cell table:style-name="TableRowCell" office:value-type="string">
            <text:p text:style-name="Table_20_Contents"><text:span text:style-name="Source_Text">{verified_response, verification_score}</text:span></text:p>
          </table:table-cell>
        </table:table-row>
        <table:table-row>
          <table:table-cell table:style-name="TableRowCell" office:value-type="string">
            <text:p text:style-name="Table_20_Contents">Save Session</text:p>
          </table:table-cell>
          <table:table-cell table:style-name="TableRowCell" office:value-type="string">
            <text:p text:style-name="Table_20_Contents">PostgreSQL</text:p>
          </table:table-cell>
          <table:table-cell table:style-name="TableRowCell" office:value-type="string">
            <text:p text:style-name="Table_20_Contents">Upsert session metadata</text:p>
          </table:table-cell>
          <table:table-cell table:style-name="TableRowCell" office:value-type="string">
            <text:p text:style-name="Table_20_Contents"><text:span text:style-name="Source_Text">{session_id, total_turns}</text:span></text:p>
          </table:table-cell>
          <table:table-cell table:style-name="TableRowCell" office:value-type="string">
            <text:p text:style-name="Table_20_Contents">Success confirmation</text:p>
          </table:table-cell>
        </table:table-row>
        <table:table-row>
          <table:table-cell table:style-name="TableRowCell" office:value-type="string">
            <text:p text:style-name="Table_20_Contents">Save Turns</text:p>
          </table:table-cell>
          <table:table-cell table:style-name="TableRowCell" office:value-type="string">
            <text:p text:style-name="Table_20_Contents">PostgreSQL</text:p>
          </table:table-cell>
          <table:table-cell table:style-name="TableRowCell" office:value-type="string">
            <text:p text:style-name="Table_20_Contents">Store conversation turns</text:p>
          </table:table-cell>
          <table:table-cell table:style-name="TableRowCell" office:value-type="string">
            <text:p text:style-name="Table_20_Contents"><text:span text:style-name="Source_Text">{session_id, turn_index, messages}</text:span></text:p>
          </table:table-cell>
          <table:table-cell table:style-name="TableRowCell" office:value-type="string">
            <text:p text:style-name="Table_20_Contents">Success confirmation</text:p>
          </table:table-cell>
        </table:table-row>
        <table:table-row>
          <table:table-cell table:style-name="TableRowCell" office:value-type="string">
            <text:p text:style-name="Table_20_Contents">Save Personality State</text:p>
          </table:table-cell>
          <table:table-cell table:style-name="TableRowCell" office:value-type="string">
            <text:p text:style-name="Table_20_Contents">PostgreSQL</text:p>
          </table:table-cell>
          <table:table-cell table:style-name="TableRowCell" office:value-type="string">
            <text:p text:style-name="Table_20_Contents">Store EMA-smoothed OCEAN</text:p>
          </table:table-cell>
          <table:table-cell table:style-name="TableRowCell" office:value-type="string">
            <text:p text:style-name="Table_20_Contents"><text:span text:style-name="Source_Text">{session_id, turn_index, ocean, confidence, stable}</text:span></text:p>
          </table:table-cell>
          <table:table-cell table:style-name="TableRowCell" office:value-type="string">
            <text:p text:style-name="Table_20_Contents">Success confirmation</text:p>
          </table:table-cell>
        </table:table-row>
        <table:table-row>
          <table:table-cell table:style-name="TableRowCell" office:value-type="string">
            <text:p text:style-name="Table_20_Contents">Return API Response</text:p>
          </table:table-cell>
          <table:table-cell table:style-name="TableRowCell" office:value-type="string">
            <text:p text:style-name="Table_20_Contents">Code</text:p>
          </table:table-cell>
          <table:table-cell table:style-name="TableRowCell" office:value-type="string">
            <text:p text:style-name="Table_20_Contents">Format final output</text:p>
          </table:table-cell>
          <table:table-cell table:style-name="TableRowCell" office:value-type="string">
            <text:p text:style-name="Table_20_Contents">All upstream data</text:p>
          </table:table-cell>
          <table:table-cell table:style-name="TableRowCell" office:value-type="string">
            <text:p text:style-name="Table_20_Contents"><text:span text:style-name="Source_Text">{assistant_response, personality_state, session_metadata}</text:span></text:p>
          </table:table-cell>
        </table:table-row>
      </table:table>
      <text:h text:style-name="Heading_20_3" text:outline-level="3"><text:bookmark-start text:name="detection-module-continuous-ocean-inference-with-ema-smoothing"/>4.2 Detection Module: Continuous OCEAN Inference with EMA Smoothing<text:bookmark-end text:name="detection-module-continuous-ocean-inference-with-ema-smoothing"/></text:h>
      <text:p text:style-name="First_20_paragraph"><text:span text:style-name="T1">Input Processing:</text:span> Accepts up to 10 previous turns; produces continuous OCEAN assessments with confidence scores. Preprocessing: text normalization, length validation, history assembly, PostgreSQL state integration.</text:p>
      <text:p text:style-name="Text_20_body"><text:span text:style-name="T1">LLM Contract:</text:span> GPT-4.1 via OpenAI-compatible endpoint; temperature 0.3, max_tokens 300, 30s timeout. JSON response format: <text:span text:style-name="Source_Text">json <text:s text:c="2"/>{ <text:s text:c="4"/>"ocean": {"O": [-1.0 to 1.0], "C": [-1.0 to 1.0], "E": [-1.0 to 1.0], "A": [-1.0 to 1.0], "N": [-1.0 to 1.0]}, <text:s text:c="4"/>"confidence": {"O": [0.0 to 1.0], "C": [0.0 to 1.0], "E": [0.0 to 1.0], "A": [0.0 to 1.0], "N": [0.0 to 1.0]}, <text:s text:c="4"/>"reasoning": "Brief explanation of detected motivations" <text:s text:c="2"/>}</text:span></text:p>
      <text:p text:style-name="Text_20_body"><text:span text:style-name="T1">EMA Smoothing:</text:span> Targets temporal stability while remaining responsive to genuine personality evolution:</text:p>
      <text:p text:style-name="Preformatted_20_Text">
<text:span text:style-name="CommentTok">// EMA Parameters</text:span>
</text:p>
      <text:p text:style-name="Preformatted_20_Text">
<text:span text:style-name="KeywordTok">const</text:span><text:span text:style-name="NormalTok"><text:s text:c="1"/>EMA_ALPHA </text:span><text:span text:style-name="OperatorTok">=</text:span><text:span text:style-name="NormalTok"><text:s text:c="1"/></text:span><text:span text:style-name="FloatTok">0.3</text:span><text:span text:style-name="OperatorTok">;</text:span><text:span text:style-name="NormalTok"><text:s text:c="2"/></text:span><text:span text:style-name="CommentTok">// Weight for current detection (30%)</text:span>
</text:p>
      <text:p text:style-name="Preformatted_20_Text">
<text:span text:style-name="KeywordTok">const</text:span><text:span text:style-name="NormalTok"><text:s text:c="1"/>MIN_CONFIDENCE_THRESHOLD </text:span><text:span text:style-name="OperatorTok">=</text:span><text:span text:style-name="NormalTok"><text:s text:c="1"/></text:span><text:span text:style-name="FloatTok">0.4</text:span><text:span text:style-name="OperatorTok">;</text:span><text:span text:style-name="NormalTok"><text:s text:c="2"/></text:span><text:span text:style-name="CommentTok">// Minimum confidence to update</text:span>
</text:p>
      <text:p text:style-name="Preformatted_20_Text">
<text:span text:style-name="KeywordTok">const</text:span><text:span text:style-name="NormalTok"><text:s text:c="1"/>STABILIZATION_TURNS </text:span><text:span text:style-name="OperatorTok">=</text:span><text:span text:style-name="NormalTok"><text:s text:c="1"/></text:span><text:span text:style-name="DecValTok">6</text:span><text:span text:style-name="OperatorTok">;</text:span><text:span text:style-name="NormalTok"><text:s text:c="2"/></text:span><text:span text:style-name="CommentTok">// Turns required for stability designation</text:span>
</text:p>
      <text:p text:style-name="Preformatted_20_Text">
</text:p>
      <text:p text:style-name="Preformatted_20_Text">
<text:span text:style-name="CommentTok">// Per-trait smoothing</text:span>
</text:p>
      <text:p text:style-name="Preformatted_20_Text">
<text:span text:style-name="ControlFlowTok">for</text:span><text:span text:style-name="NormalTok"><text:s text:c="1"/>(trait </text:span><text:span text:style-name="KeywordTok">in</text:span><text:span text:style-name="NormalTok"><text:s text:c="1"/>[</text:span><text:span text:style-name="StringTok">'O'</text:span><text:span text:style-name="OperatorTok">,</text:span><text:span text:style-name="NormalTok"><text:s text:c="1"/></text:span><text:span text:style-name="StringTok">'C'</text:span><text:span text:style-name="OperatorTok">,</text:span><text:span text:style-name="NormalTok"><text:s text:c="1"/></text:span><text:span text:style-name="StringTok">'E'</text:span><text:span text:style-name="OperatorTok">,</text:span><text:span text:style-name="NormalTok"><text:s text:c="1"/></text:span><text:span text:style-name="StringTok">'A'</text:span><text:span text:style-name="OperatorTok">,</text:span><text:span text:style-name="NormalTok"><text:s text:c="1"/></text:span><text:span text:style-name="StringTok">'N'</text:span><text:span text:style-name="NormalTok">]) {</text:span>
</text:p>
      <text:p text:style-name="Preformatted_20_Text">
<text:span text:style-name="NormalTok"><text:s text:c="2"/></text:span><text:span text:style-name="ControlFlowTok">if</text:span><text:span text:style-name="NormalTok"><text:s text:c="1"/>(currentConfidence[trait] </text:span><text:span text:style-name="OperatorTok">&gt;=</text:span><text:span text:style-name="NormalTok"><text:s text:c="1"/>MIN_CONFIDENCE_THRESHOLD) {</text:span>
</text:p>
      <text:p text:style-name="Preformatted_20_Text">
<text:span text:style-name="NormalTok"><text:s text:c="4"/>smoothed[trait] </text:span><text:span text:style-name="OperatorTok">=</text:span><text:span text:style-name="NormalTok"><text:s text:c="1"/>EMA_ALPHA </text:span><text:span text:style-name="OperatorTok">*</text:span><text:span text:style-name="NormalTok"><text:s text:c="1"/>current[trait] </text:span><text:span text:style-name="OperatorTok">+</text:span><text:span text:style-name="NormalTok"><text:s text:c="1"/>(</text:span><text:span text:style-name="DecValTok">1</text:span><text:span text:style-name="NormalTok"><text:s text:c="1"/></text:span><text:span text:style-name="OperatorTok">-</text:span><text:span text:style-name="NormalTok"><text:s text:c="1"/>EMA_ALPHA) </text:span><text:span text:style-name="OperatorTok">*</text:span><text:span text:style-name="NormalTok"><text:s text:c="1"/>previous[trait]</text:span><text:span text:style-name="OperatorTok">;</text:span>
</text:p>
      <text:p text:style-name="Preformatted_20_Text">
<text:span text:style-name="NormalTok"><text:s text:c="2"/>} </text:span><text:span text:style-name="ControlFlowTok">else</text:span><text:span text:style-name="NormalTok"><text:s text:c="1"/>{</text:span>
</text:p>
      <text:p text:style-name="Preformatted_20_Text">
<text:span text:style-name="NormalTok"><text:s text:c="4"/>smoothed[trait] </text:span><text:span text:style-name="OperatorTok">=</text:span><text:span text:style-name="NormalTok"><text:s text:c="1"/>previous[trait]</text:span><text:span text:style-name="OperatorTok">;</text:span><text:span text:style-name="NormalTok"><text:s text:c="2"/></text:span><text:span text:style-name="CommentTok">// Keep previous if confidence too low</text:span>
</text:p>
      <text:p text:style-name="Preformatted_20_Text">
<text:span text:style-name="NormalTok"><text:s text:c="2"/>}</text:span>
</text:p>
      <text:p text:style-name="Preformatted_20_Text">
<text:span text:style-name="NormalTok">}</text:span>
</text:p>
      <text:p text:style-name="Preformatted_20_Text">
</text:p>
      <text:p text:style-name="Preformatted_20_Text">
<text:span text:style-name="CommentTok">// Stability determination</text:span>
</text:p>
      <text:p text:style-name="Preformatted_20_Text">
<text:span text:style-name="NormalTok">stable </text:span><text:span text:style-name="OperatorTok">=</text:span><text:span text:style-name="NormalTok"><text:s text:c="1"/>(consistentTurns </text:span><text:span text:style-name="OperatorTok">&gt;=</text:span><text:span text:style-name="NormalTok"><text:s text:c="1"/>STABILIZATION_TURNS </text:span><text:span text:style-name="OperatorTok">&amp;&amp;</text:span><text:span text:style-name="NormalTok"><text:s text:c="1"/>variance </text:span><text:span text:style-name="OperatorTok">&lt;</text:span><text:span text:style-name="NormalTok"><text:s text:c="1"/></text:span><text:span text:style-name="FloatTok">0.15</text:span><text:span text:style-name="NormalTok">)</text:span><text:span text:style-name="OperatorTok">;</text:span>
</text:p>
      <text:p text:style-name="First_20_paragraph"><text:span text:style-name="T1">Confidence-Weighted Updates:</text:span> GPT-4.1 self-assesses confidence based on evidence clarity, consistency with previous turns, and behavioral indicator strength. Low-confidence detections (&lt; 0.4) are filtered to prevent noise from corrupting the personality profile.</text:p>
      <text:p text:style-name="Text_20_body"><text:span text:style-name="T1">Early-Turn Bias Mitigation:</text:span> The EMA mechanism can amplify initial misdetections if early conversation turns contain unrepresentative personality signals (e.g., users responding formally in initial exchanges despite being naturally extraverted). To mitigate this risk, the system implements:</text:p>
      <text:list text:style-name="L11">
        <text:list-item>
          <text:p text:style-name="P141"><text:span text:style-name="T1">Consistency Requirement:</text:span> Strong behavioral adaptations (high-intensity directives) activate only after turn 3 when at least 2 consistent trait readings (variance &lt; 0.2 across last 3 turns) are observed</text:p>
        </text:list-item>
        <text:list-item>
          <text:p text:style-name="P141"><text:span text:style-name="T1">Gradual Intensity Scaling:</text:span> Directive intensity scales proportionally to turn count: turns 1-2 use 50% intensity, turns 3-5 use 75% intensity, turns 6+ use full 100% intensity</text:p>
        </text:list-item>
        <text:list-item>
          <text:p text:style-name="P141"><text:span text:style-name="T1">Neutral Fallback Mode:</text:span> If confidence remains below 0.4 for any trait after 3 turns, the system defaults to balanced, non-adaptive responses for that trait until sufficient evidence accumulates</text:p>
        </text:list-item>
        <text:list-item>
          <text:p text:style-name="P141"><text:span text:style-name="T1">Early-Turn Variance Monitoring:</text:span> If moving variance exceeds 0.25 within turns 1-5, the system logs a warning flag and applies conservative adaptation until stabilization</text:p>
        </text:list-item>
      </text:list>
      <text:p text:style-name="First_20_paragraph">This multi-layered approach balances responsiveness with protection against premature trait fixation, allowing the α=0.3 parameter to eventually correct early biases (8-12 turns) while minimizing interim misalignment.</text:p>
      <text:p text:style-name="Text_20_body"><text:span text:style-name="T1">Example Evolution Across 6 Turns:</text:span></text:p>
      <text:p text:style-name="P142">Turn 1: detected=0.5, conf=0.6 <text:s text:c="1"/>→ smoothed = 0.3×0.5 + 0.7×0.0 = 0.15</text:p>
      <text:p text:style-name="P143">Turn 2: detected=0.7, conf=0.7 <text:s text:c="1"/>→ smoothed = 0.3×0.7 + 0.7×0.15 = 0.315</text:p>
      <text:p text:style-name="P144">Turn 3: detected=0.6, conf=0.9 <text:s text:c="1"/>→ smoothed = 0.3×0.6 + 0.7×0.315 = 0.40</text:p>
      <text:p text:style-name="P145">Turn 4: detected=0.8, conf=0.8 <text:s text:c="1"/>→ smoothed = 0.3×0.8 + 0.7×0.40 = 0.52</text:p>
      <text:p text:style-name="P146">Turn 5: detected=0.7, conf=0.8 <text:s text:c="1"/>→ smoothed = 0.3×0.7 + 0.7×0.52 = 0.574</text:p>
      <text:p text:style-name="P147">Turn 6: detected=0.7, conf=0.9 <text:s text:c="1"/>→ smoothed = 0.3×0.7 + 0.7×0.574 = 0.612</text:p>
      <text:p text:style-name="P148"><text:s text:c="35"/>→ STABLE = TRUE (6 consistent turns, low variance)</text:p>
      <text:h text:style-name="Heading_20_3" text:outline-level="3"><text:bookmark-start text:name="regulation-module-psychologically-grounded-behavior-mapping"/>4.3 Regulation Module: Psychologically Grounded Behavior Mapping<text:bookmark-end text:name="regulation-module-psychologically-grounded-behavior-mapping"/></text:h>
      <text:p text:style-name="First_20_paragraph">Translates continuous OCEAN assessments into behavioral directives via the motivational framework in Section 2.1. Threshold-based activation (|value| ≥ 0.2); continuous values enable intensity-proportional directives.</text:p>
      <text:p text:style-name="Text_20_body"><text:span text:style-name="T1">Table 4. Trait-to-Directive Mapping</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Trait</text:p>
            </table:table-cell>
            <table:table-cell table:style-name="TableHeaderRowCell" office:value-type="string">
              <text:p text:style-name="Table_20_Heading">Threshold</text:p>
            </table:table-cell>
            <table:table-cell table:style-name="TableHeaderRowCell" office:value-type="string">
              <text:p text:style-name="Table_20_Heading">High Directive</text:p>
            </table:table-cell>
            <table:table-cell table:style-name="TableHeaderRowCell" office:value-type="string">
              <text:p text:style-name="Table_20_Heading">Low Directive</text:p>
            </table:table-cell>
          </table:table-row>
        </table:table-header-rows>
        <table:table-row>
          <table:table-cell table:style-name="TableRowCell" office:value-type="string">
            <text:p text:style-name="Table_20_Contents"><text:span text:style-name="T1">O</text:span></text:p>
          </table:table-cell>
          <table:table-cell table:style-name="TableRowCell" office:value-type="string">
            <text:p text:style-name="Table_20_Contents">±0.2</text:p>
          </table:table-cell>
          <table:table-cell table:style-name="TableRowCell" office:value-type="string">
            <text:p text:style-name="Table_20_Contents">Novel concepts</text:p>
          </table:table-cell>
          <table:table-cell table:style-name="TableRowCell" office:value-type="string">
            <text:p text:style-name="Table_20_Contents">Familiar examples</text:p>
          </table:table-cell>
        </table:table-row>
        <table:table-row>
          <table:table-cell table:style-name="TableRowCell" office:value-type="string">
            <text:p text:style-name="Table_20_Contents"><text:span text:style-name="T1">C</text:span></text:p>
          </table:table-cell>
          <table:table-cell table:style-name="TableRowCell" office:value-type="string">
            <text:p text:style-name="Table_20_Contents">±0.2</text:p>
          </table:table-cell>
          <table:table-cell table:style-name="TableRowCell" office:value-type="string">
            <text:p text:style-name="Table_20_Contents">Structured plans</text:p>
          </table:table-cell>
          <table:table-cell table:style-name="TableRowCell" office:value-type="string">
            <text:p text:style-name="Table_20_Contents">Flexible guidance</text:p>
          </table:table-cell>
        </table:table-row>
        <table:table-row>
          <table:table-cell table:style-name="TableRowCell" office:value-type="string">
            <text:p text:style-name="Table_20_Contents"><text:span text:style-name="T1">E</text:span></text:p>
          </table:table-cell>
          <table:table-cell table:style-name="TableRowCell" office:value-type="string">
            <text:p text:style-name="Table_20_Contents">±0.2</text:p>
          </table:table-cell>
          <table:table-cell table:style-name="TableRowCell" office:value-type="string">
            <text:p text:style-name="Table_20_Contents">Energetic tone</text:p>
          </table:table-cell>
          <table:table-cell table:style-name="TableRowCell" office:value-type="string">
            <text:p text:style-name="Table_20_Contents">Calm, reflective</text:p>
          </table:table-cell>
        </table:table-row>
        <table:table-row>
          <table:table-cell table:style-name="TableRowCell" office:value-type="string">
            <text:p text:style-name="Table_20_Contents"><text:span text:style-name="T1">A</text:span></text:p>
          </table:table-cell>
          <table:table-cell table:style-name="TableRowCell" office:value-type="string">
            <text:p text:style-name="Table_20_Contents">±0.2</text:p>
          </table:table-cell>
          <table:table-cell table:style-name="TableRowCell" office:value-type="string">
            <text:p text:style-name="Table_20_Contents">Warm, cooperative</text:p>
          </table:table-cell>
          <table:table-cell table:style-name="TableRowCell" office:value-type="string">
            <text:p text:style-name="Table_20_Contents">Direct, matter-of-fact</text:p>
          </table:table-cell>
        </table:table-row>
        <table:table-row>
          <table:table-cell table:style-name="TableRowCell" office:value-type="string">
            <text:p text:style-name="Table_20_Contents"><text:span text:style-name="T1">N</text:span></text:p>
          </table:table-cell>
          <table:table-cell table:style-name="TableRowCell" office:value-type="string">
            <text:p text:style-name="Table_20_Contents">±0.2</text:p>
          </table:table-cell>
          <table:table-cell table:style-name="TableRowCell" office:value-type="string">
            <text:p text:style-name="Table_20_Contents">Reassurance, coping</text:p>
          </table:table-cell>
          <table:table-cell table:style-name="TableRowCell" office:value-type="string">
            <text:p text:style-name="Table_20_Contents">Pragmatic solutions</text:p>
          </table:table-cell>
        </table:table-row>
      </table:table>
      <text:p text:style-name="First_20_paragraph">Directive intensity scales proportionally to trait magnitude (|value| ≥0.2 activates); confidence &lt;0.4 triggers neutral fallbacks.</text:p>
      <text:h text:style-name="Heading_20_3" text:outline-level="3"><text:bookmark-start text:name="generation-module-rag-enhanced-response-production-with-personality-aware-presentation"/>4.4 Generation Module: RAG-Enhanced Response Production with Personality-Aware Presentation<text:bookmark-end text:name="generation-module-rag-enhanced-response-production-with-personality-aware-presentation"/></text:h>
      <text:p text:style-name="First_20_paragraph"><text:span text:style-name="T1">Dialogue Grounding and Safety Constraints (Critical Guideline):</text:span></text:p>
      <text:p text:style-name="Text_20_body">All system responses must be strictly grounded in the user’s conversational input, employing a “quote-and-bound” approach that prevents hallucination by ensuring every assertion is entailed by recent dialogue turns. This constraint is particularly critical for human-centered applications where accuracy, reliability, and user trust are paramount. The system must never fabricate external facts, make assumptions about unstated user circumstances, or introduce information not present in the conversation history.</text:p>
      <text:p text:style-name="Text_20_body"><text:span text:style-name="T1">RAG-Augmented Swiss Policy Guidance (Thesis Implementation Phase):</text:span></text:p>
      <text:p text:style-name="Text_20_body">When Resource Navigation mode is activated, the system integrates Retrieval-Augmented Generation (RAG) for Swiss caregiver benefit systems:</text:p>
      <text:list text:style-name="L12">
        <text:list-item>
          <text:p text:style-name="P149"><text:span text:style-name="T1">Context Extraction:</text:span> Parse caregiver context from conversation (care recipient age, disability level, financial situation, canton)</text:p>
        </text:list-item>
        <text:list-item>
          <text:p text:style-name="P149"><text:span text:style-name="T1">Policy Retrieval:</text:span> Query vector database of Swiss policy documents (AHV, IV, Hilflosenentschädigung, Ergänzungsleistungen, respite care programs) using semantic similarity</text:p>
        </text:list-item>
        <text:list-item>
          <text:p text:style-name="P149"><text:span text:style-name="T1">Relevance Filtering:</text:span> Retrieve top-3 most relevant policy sections with eligibility criteria, application procedures, and contact information</text:p>
        </text:list-item>
        <text:list-item>
          <text:p text:style-name="P149"><text:span text:style-name="T1">Personality-Aware Presentation:</text:span> Adapt retrieved policy content via behavioral directives:</text:p>
          <text:list text:style-name="L13">
            <text:list-item>
              <text:p text:style-name="P150"><text:span text:style-name="T1">High-C:</text:span> Step-by-step application checklist, required documentation list, timeline</text:p>
            </text:list-item>
            <text:list-item>
              <text:p text:style-name="P150"><text:span text:style-name="T1">Low-C:</text:span> Concise eligibility summary, direct canton contact, optional depth</text:p>
            </text:list-item>
            <text:list-item>
              <text:p text:style-name="P150"><text:span text:style-name="T1">High-N:</text:span> Reassuring framing (“Many caregivers successfully navigate this process”), support availability</text:p>
            </text:list-item>
            <text:list-item>
              <text:p text:style-name="P150"><text:span text:style-name="T1">High-O:</text:span> Mention alternative programs, community resources</text:p>
            </text:list-item>
            <text:list-item>
              <text:p text:style-name="P150"><text:span text:style-name="T1">High-A:</text:span> Collaborative language (“Let’s explore your eligibility together”)</text:p>
            </text:list-item>
          </text:list>
        </text:list-item>
        <text:list-item>
          <text:p text:style-name="P149"><text:span text:style-name="T1">Grounding Enforcement:</text:span> Policy guidance must cite specific documents (e.g., “According to the IV eligibility guidelines for care recipients…”, see Appendix A for source families); no invented procedures or criteria</text:p>
        </text:list-item>
      </text:list>
      <text:p text:style-name="First_20_paragraph"><text:span text:style-name="T1">Response Constraints:</text:span> - <text:span text:style-name="T1">Grounding:</text:span> Strict adherence to user’s conversational input + retrieved policy documents (with citations) - <text:span text:style-name="T1">Length:</text:span> 70-150 words (policy mode may extend to 180 words for detailed guidance) - <text:span text:style-name="T1">Interaction:</text:span> Maximum 2 questions per response to maintain conversational flow - <text:span text:style-name="T1">Parameters:</text:span> Temperature 0.7, max_tokens 220 (300 for policy mode), 20-second timeout - <text:span text:style-name="T1">Safety:</text:span> If stress level ≥3 and crisis indicators detected, return neutral supportive message with escalation guidance; never provide clinical/legal advice</text:p>
      <text:p text:style-name="Text_20_body"><text:span text:style-name="T1">Prompt Construction:</text:span> Integrates behavioral directives + retrieved policy content + strict grounding constraints (see Appendix B.2).</text:p>
      <text:p text:style-name="Text_20_body">Citings in text (example): - “According to the IV/AI eligibility criteria (Appendix A, IV/AI), …”</text:p>
      <text:p text:style-name="Text_20_body"><text:span text:style-name="T1">Error Handling:</text:span> Neutral fallback on failure: “I’m here to support you. Could you tell me more about how you’re feeling?” Full session context maintained for debugging. RAG failures trigger policy-free emotional support response.</text:p>
      <text:h text:style-name="Heading_20_3" text:outline-level="3"><text:bookmark-start text:name="data-management-and-simulation"/>4.5 Data Management and Simulation<text:bookmark-end text:name="data-management-and-simulation"/></text:h>
      <text:h text:style-name="Heading_20_4" text:outline-level="4"><text:bookmark-start text:name="postgresql-database-architecture"/>4.5.1 PostgreSQL Database Architecture<text:bookmark-end text:name="postgresql-database-architecture"/></text:h>
      <text:p text:style-name="First_20_paragraph">The system persists longitudinal state across four core tables. <text:span text:style-name="Source_Text">chat_sessions</text:span> maintains session metadata (ID, start time, mode, status). <text:span text:style-name="Source_Text">conversation_turns</text:span> stores dialogue history with detected directives and coaching mode applied. <text:span text:style-name="Source_Text">personality_states</text:span> holds EMA-smoothed OCEAN values (five dimensions), confidence per dimension, and stability flags indicating convergence. <text:span text:style-name="Source_Text">performance_metrics</text:span> records latencies (detection, generation), token counts, and error logs.</text:p>
      <text:p text:style-name="Text_20_body"><text:span text:style-name="T1">Data Flow:</text:span> Load previous state from PostgreSQL → Detection module (GPT-4) → EMA smoothing (α=0.3) → Save updated state → Next turn retrieves smoothed state for continuity.</text:p>
      <text:h text:style-name="Heading_20_4" text:outline-level="4"><text:bookmark-start text:name="primary-data-sources-for-preliminary-study"/>4.5.2 Primary Data Sources for Preliminary Study<text:bookmark-end text:name="primary-data-sources-for-preliminary-study"/></text:h>
      <text:p text:style-name="First_20_paragraph">Four concurrent data streams validate system performance across expert, simulated, and real caregiver context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HeaderRowCell" office:value-type="string">
              <text:p text:style-name="Table_20_Heading">Data Source</text:p>
            </table:table-cell>
            <table:table-cell table:style-name="TableHeaderRowCell" office:value-type="string">
              <text:p text:style-name="Table_20_Heading">Weeks</text:p>
            </table:table-cell>
            <table:table-cell table:style-name="TableHeaderRowCell" office:value-type="string">
              <text:p text:style-name="Table_20_Heading">Sample</text:p>
            </table:table-cell>
            <table:table-cell table:style-name="TableHeaderRowCell" office:value-type="string">
              <text:p text:style-name="Table_20_Heading">Primary Purpose</text:p>
            </table:table-cell>
          </table:table-row>
        </table:table-header-rows>
        <table:table-row>
          <table:table-cell table:style-name="TableRowCell" office:value-type="string">
            <text:p text:style-name="Table_20_Contents">(1) Expert Pilot System Logs</text:p>
          </table:table-cell>
          <table:table-cell table:style-name="TableRowCell" office:value-type="string">
            <text:p text:style-name="Table_20_Contents">3–5</text:p>
          </table:table-cell>
          <table:table-cell table:style-name="TableRowCell" office:value-type="string">
            <text:p text:style-name="Table_20_Contents">n=5–8 domain experts</text:p>
          </table:table-cell>
          <table:table-cell table:style-name="TableRowCell" office:value-type="string">
            <text:p text:style-name="Table_20_Contents">Validate personality detection &amp; directive appropriateness</text:p>
          </table:table-cell>
        </table:table-row>
        <table:table-row>
          <table:table-cell table:style-name="TableRowCell" office:value-type="string">
            <text:p text:style-name="Table_20_Contents">(2) LLM Stress Testing &amp; Simulated Evaluation</text:p>
          </table:table-cell>
          <table:table-cell table:style-name="TableRowCell" office:value-type="string">
            <text:p text:style-name="Table_20_Contents">11–14</text:p>
          </table:table-cell>
          <table:table-cell table:style-name="TableRowCell" office:value-type="string">
            <text:p text:style-name="Table_20_Contents">N≥250 synthetic conversations</text:p>
          </table:table-cell>
          <table:table-cell table:style-name="TableRowCell" office:value-type="string">
            <text:p text:style-name="Table_20_Contents">Validate EMA parameters, regulation effectiveness, reliability</text:p>
          </table:table-cell>
        </table:table-row>
        <table:table-row>
          <table:table-cell table:style-name="TableRowCell" office:value-type="string">
            <text:p text:style-name="Table_20_Contents">(3) Real Caregiver Validation</text:p>
          </table:table-cell>
          <table:table-cell table:style-name="TableRowCell" office:value-type="string">
            <text:p text:style-name="Table_20_Contents">11–14</text:p>
          </table:table-cell>
          <table:table-cell table:style-name="TableRowCell" office:value-type="string">
            <text:p text:style-name="Table_20_Contents">n=20–30 Swiss caregivers</text:p>
          </table:table-cell>
          <table:table-cell table:style-name="TableRowCell" office:value-type="string">
            <text:p text:style-name="Table_20_Contents">Ground-truth validation against BFI-44 &amp; PSS-10</text:p>
          </table:table-cell>
        </table:table-row>
        <table:table-row>
          <table:table-cell table:style-name="TableRowCell" office:value-type="string">
            <text:p text:style-name="Table_20_Contents">(4) Human Expert Response Scoring</text:p>
          </table:table-cell>
          <table:table-cell table:style-name="TableRowCell" office:value-type="string">
            <text:p text:style-name="Table_20_Contents">11–14</text:p>
          </table:table-cell>
          <table:table-cell table:style-name="TableRowCell" office:value-type="string">
            <text:p text:style-name="Table_20_Contents">2–3 evaluators, κ≥0.70 gate</text:p>
          </table:table-cell>
          <table:table-cell table:style-name="TableRowCell" office:value-type="string">
            <text:p text:style-name="Table_20_Contents">Gold-standard credibility for findings</text:p>
          </table:table-cell>
        </table:table-row>
      </table:table>
      <text:h text:style-name="Heading_20_5" text:outline-level="5"><text:bookmark-start text:name="expert-pilot-system-logs-weeks-35-n58-domain-experts"/><text:span text:style-name="T1">(1) Expert Pilot System Logs (Weeks 3–5, n=5–8 Domain Experts)</text:span><text:bookmark-end text:name="expert-pilot-system-logs-weeks-35-n58-domain-experts"/></text:h>
      <text:p text:style-name="First_20_paragraph"><text:span text:style-name="T1">Source:</text:span> Automated logging during think-aloud sessions conducted by in-house domain specialists (Spitex coordinators, geriatricians, home care nurses).</text:p>
      <text:p text:style-name="Text_20_body"><text:span text:style-name="T1">Data Captured:</text:span> - OCEAN trait evolution per turn (all 5 dimensions, continuous [−1.0, +1.0] values) - EMA smoothing parameters applied (α=0.3, confidence thresholds) - Behavioral directives triggered (timestamp, directive type, intensity scale) - Response generation metrics (token counts, latency, temperature setting) - Policy retrieval events (query formulation, retrieved sections, citation verification) - System errors, fallbacks, and graceful degradation instances - Session duration, total turns, conversation flow characteristics</text:p>
      <text:p text:style-name="Text_20_body"><text:span text:style-name="T1">Storage:</text:span> PostgreSQL + JSONL audit logs (per-turn verbosity for debugging)</text:p>
      <text:p text:style-name="Text_20_body"><text:span text:style-name="T1">Use:</text:span> Validate personality detection stability, directive appropriateness, and policy grounding accuracy.</text:p>
      <text:h text:style-name="Heading_20_5" text:outline-level="5"><text:bookmark-start text:name="llm-stress-testing-simulated-evaluation-weeks-1114-n250-synthetic-conversations"/><text:span text:style-name="T1">(2) LLM Stress Testing &amp; Simulated Evaluation (Weeks 11–14, N≥250 Synthetic Conversations)</text:span><text:bookmark-end text:name="llm-stress-testing-simulated-evaluation-weeks-1114-n250-synthetic-conversations"/></text:h>
      <text:p text:style-name="First_20_paragraph"><text:span text:style-name="T1">Source:</text:span> Automated evaluation on N≥250 simulated caregiver profiles (Type A/B/C personality distributions × 3 scenarios × 8–10 turns per conversation).</text:p>
      <text:p text:style-name="Text_20_body"><text:span text:style-name="T1">Data Captured:</text:span> - EMA convergence metrics (number of turns to stability, final variance, temporal consistency correlation) - Directive effectiveness scores (0–2 scale × 7 criteria per turn) - Response quality under stress: tone appropriateness, relevance, personality fit - Hallucination detection: policy accuracy, citation coverage, fabricated benefits - Baseline comparison: adaptive vs. non-adaptive vs. memory-only responses - Inter-run consistency (3 runs per conversation with fixed seeds for reproducibility) - LLM evaluator confidence scores + human expert agreement (κ≥0.70 gating criterion)</text:p>
      <text:p text:style-name="Text_20_body"><text:span text:style-name="T1">Storage:</text:span> CSV/JSONL with per-turn evaluation records and aggregate metrics</text:p>
      <text:p text:style-name="Text_20_body"><text:span text:style-name="T1">Use:</text:span> Validate EMA parameters, regulation effectiveness, system reliability, and inter-run reproducibility.</text:p>
      <text:h text:style-name="Heading_20_5" text:outline-level="5"><text:bookmark-start text:name="real-caregiver-validation-weeks-1114-n2030-swiss-caregivers"/><text:span text:style-name="T1">(3) Real Caregiver Validation (Weeks 11–14, n=20–30 Swiss Caregivers)</text:span><text:bookmark-end text:name="real-caregiver-validation-weeks-1114-n2030-swiss-caregivers"/></text:h>
      <text:p text:style-name="First_20_paragraph"><text:span text:style-name="T1">Recruitment &amp; Eligibility:</text:span> - <text:span text:style-name="T1">Partners:</text:span> Spitex organizations, cantonal home care services, caregiver support groups - <text:span text:style-name="T1">Inclusion Criteria:</text:span> &gt;5 hours/week caregiving, ≥18 years old, Swiss German fluency - <text:span text:style-name="T1">Compensation:</text:span> CHF 50–100 per participant (3 sessions) - <text:span text:style-name="T1">Ethics:</text:span> Informed consent with separate KEK/CE approval (Weeks 1–4)</text:p>
      <text:p text:style-name="Text_20_body"><text:span text:style-name="T1">Data Collection Timeline:</text:span> - <text:span text:style-name="T1">Session 1 (Week 11):</text:span> Demographic questionnaire + BFI-44 (44-item Big Five self-report, 5-point Likert) + informed consent signature - <text:span text:style-name="T1">Session 2 (Week 12):</text:span> Interactive coaching (15–20 min, 1–2 of 3 caregiver scenarios) + system logs collection - <text:span text:style-name="T1">Session 3 (Week 13–14, Optional):</text:span> Follow-up + PSS-10 (Perceived Stress Scale, 10 items, 5-point Likert) + system usability rating (5-point Likert)</text:p>
      <text:p text:style-name="Text_20_body"><text:span text:style-name="T1">Data Captured:</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Category</text:p>
            </table:table-cell>
            <table:table-cell table:style-name="TableHeaderRowCell" office:value-type="string">
              <text:p text:style-name="Table_20_Heading">Metrics</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text:span text:style-name="T1">System Logs</text:span></text:p>
          </table:table-cell>
          <table:table-cell table:style-name="TableRowCell" office:value-type="string">
            <text:p text:style-name="Table_20_Contents">message_length, response_latency_ms, follow_up_question, directive_acceptance, engagement_score, stress_level, stress_drivers</text:p>
          </table:table-cell>
          <table:table-cell table:style-name="TableRowCell" office:value-type="string">
            <text:p text:style-name="Table_20_Contents">Identical schema to synthetic data for comparability</text:p>
          </table:table-cell>
        </table:table-row>
        <table:table-row>
          <table:table-cell table:style-name="TableRowCell" office:value-type="string">
            <text:p text:style-name="Table_20_Contents"><text:span text:style-name="T1">Ground-Truth Instruments</text:span></text:p>
          </table:table-cell>
          <table:table-cell table:style-name="TableRowCell" office:value-type="string">
            <text:p text:style-name="Table_20_Contents">BFI-44 scores (5 OCEAN dimensions, 0–100 scale each); PSS-10 (perceived stress, 0–40 scale); Usability rating (5-point Likert)</text:p>
          </table:table-cell>
          <table:table-cell table:style-name="TableRowCell" office:value-type="string">
            <text:p text:style-name="Table_20_Contents">Validated psychometric instruments</text:p>
          </table:table-cell>
        </table:table-row>
        <table:table-row>
          <table:table-cell table:style-name="TableRowCell" office:value-type="string">
            <text:p text:style-name="Table_20_Contents"><text:span text:style-name="T1">Qualitative Data</text:span></text:p>
          </table:table-cell>
          <table:table-cell table:style-name="TableRowCell" office:value-type="string">
            <text:p text:style-name="Table_20_Contents">Open-ended feedback on system understanding and improvement suggestions</text:p>
          </table:table-cell>
          <table:table-cell table:style-name="TableRowCell" office:value-type="string">
            <text:p text:style-name="Table_20_Contents">Thematic analysis for triangulation</text:p>
          </table:table-cell>
        </table:table-row>
      </table:table>
      <text:p text:style-name="First_20_paragraph"><text:span text:style-name="T1">Analysis &amp; Validation:</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Validation Target</text:p>
            </table:table-cell>
            <table:table-cell table:style-name="TableHeaderRowCell" office:value-type="string">
              <text:p text:style-name="Table_20_Heading">Method</text:p>
            </table:table-cell>
            <table:table-cell table:style-name="TableHeaderRowCell" office:value-type="string">
              <text:p text:style-name="Table_20_Heading">Success Criterion</text:p>
            </table:table-cell>
          </table:table-row>
        </table:table-header-rows>
        <table:table-row>
          <table:table-cell table:style-name="TableRowCell" office:value-type="string">
            <text:p text:style-name="Table_20_Contents"><text:span text:style-name="T1">Personality Detection Correlation</text:span></text:p>
          </table:table-cell>
          <table:table-cell table:style-name="TableRowCell" office:value-type="string">
            <text:p text:style-name="Table_20_Contents">Inferred OCEAN (from chat analysis) vs. BFI-44 self-report (Pearson r)</text:p>
          </table:table-cell>
          <table:table-cell table:style-name="TableRowCell" office:value-type="string">
            <text:p text:style-name="Table_20_Contents">r≥0.60 (moderate correlation)</text:p>
          </table:table-cell>
        </table:table-row>
        <table:table-row>
          <table:table-cell table:style-name="TableRowCell" office:value-type="string">
            <text:p text:style-name="Table_20_Contents"><text:span text:style-name="T1">Stress Level Accuracy</text:span></text:p>
          </table:table-cell>
          <table:table-cell table:style-name="TableRowCell" office:value-type="string">
            <text:p text:style-name="Table_20_Contents">System-detected stress (0–4) vs. PSS-10 total (0–40, rescaled 0–4)</text:p>
          </table:table-cell>
          <table:table-cell table:style-name="TableRowCell" office:value-type="string">
            <text:p text:style-name="Table_20_Contents">r≥0.50 (moderate)</text:p>
          </table:table-cell>
        </table:table-row>
        <table:table-row>
          <table:table-cell table:style-name="TableRowCell" office:value-type="string">
            <text:p text:style-name="Table_20_Contents"><text:span text:style-name="T1">Engagement Patterns</text:span></text:p>
          </table:table-cell>
          <table:table-cell table:style-name="TableRowCell" office:value-type="string">
            <text:p text:style-name="Table_20_Contents">Real caregiver engagement vs. synthetic comparison (independent t-test)</text:p>
          </table:table-cell>
          <table:table-cell table:style-name="TableRowCell" office:value-type="string">
            <text:p text:style-name="Table_20_Contents">No significant divergence (p&gt;0.05)</text:p>
          </table:table-cell>
        </table:table-row>
        <table:table-row>
          <table:table-cell table:style-name="TableRowCell" office:value-type="string">
            <text:p text:style-name="Table_20_Contents"><text:span text:style-name="T1">Stress Mitigation Rate</text:span></text:p>
          </table:table-cell>
          <table:table-cell table:style-name="TableRowCell" office:value-type="string">
            <text:p text:style-name="Table_20_Contents">Proportion of high-stress turns (3–4) followed by lower stress after adaptive response</text:p>
          </table:table-cell>
          <table:table-cell table:style-name="TableRowCell" office:value-type="string">
            <text:p text:style-name="Table_20_Contents">≥60% mitigation rate</text:p>
          </table:table-cell>
        </table:table-row>
      </table:table>
      <text:p text:style-name="First_20_paragraph"><text:span text:style-name="T1">Storage:</text:span> PostgreSQL <text:span text:style-name="Source_Text">caregiver_validation</text:span> table + JSONL logs + encrypted, pseudonymized BFI-44/PSS-10 responses</text:p>
      <text:p text:style-name="Text_20_body"><text:span text:style-name="T1">Use:</text:span> Ground-truth validation of personality and stress detection; assess external validity of synthetic findings to real caregiver population.</text:p>
      <text:h text:style-name="Heading_20_5" text:outline-level="5"><text:bookmark-start text:name="human-expert-response-scoring-crisis-protocol-monitoring-weeks-1114"/><text:span text:style-name="T1">(4) Human Expert Response Scoring &amp; Crisis Protocol Monitoring (Weeks 11–14)</text:span><text:bookmark-end text:name="human-expert-response-scoring-crisis-protocol-monitoring-weeks-1114"/></text:h>
      <text:p text:style-name="First_20_paragraph"><text:span text:style-name="T1">Expert Evaluator Pool &amp; Training:</text:span> - <text:span text:style-name="T1">Recruitment:</text:span> 2–3 domain specialists from expert pilot (Spitex coordinators, geriatricians, home care nurses) - <text:span text:style-name="T1">Certification:</text:span> 3-hour session (Week 10) - 1 hour: Rubric walkthrough (15-page guide with 30 exemplars per criterion) - 1 hour: Practice scoring on 20 sample conversations - 1 hour: Calibration discussion and certification check (κ≥0.70 required)</text:p>
      <text:p text:style-name="Text_20_body"><text:span text:style-name="T1">Scoring Protocol:</text:span> - <text:span text:style-name="T1">Synthetic Sample:</text:span> 30% of N≥250 conversations (n≥75, ~600+ turns) - <text:span text:style-name="T1">Real Caregiver Sample:</text:span> 100% of n=20–30 caregivers (~60–90 turns total) - <text:span text:style-name="T1">Blinding:</text:span> Each response independently scored by 2 evaluators (blinded to each other and condition)</text:p>
      <text:p text:style-name="Text_20_body"><text:span text:style-name="T1">Scoring Rubric (5 Criteria, 0–2 Scale Each):</text:span> 1. <text:span text:style-name="T1">Emotional Tone Appropriateness</text:span> – Matches detected stress level and personality profile 2. <text:span text:style-name="T1">Engagement Quality</text:span> – Maintains conversation flow and encourages participation 3. <text:span text:style-name="T1">Stress Reduction Effectiveness</text:span> – Addresses stated concern and reduces stress signals 4. <text:span text:style-name="T1">Relevance &amp; Coherence</text:span> – Directly relevant, logically sound, no non-sequiturs 5. <text:span text:style-name="T1">Factual Accuracy</text:span> – Policy claims verified, no hallucinations, citations present</text:p>
      <text:p text:style-name="Text_20_body"><text:span text:style-name="T1">Scoring Workflow:</text:span> - Initial scores averaged or discussed if &gt;0.5-point difference - Consensus score used for final analysis - Inter-rater agreement (Fleiss’ κ) calculated after every 20–30 scored responses - <text:span text:style-name="T1">Target:</text:span> Team κ≥0.75 (excellent agreement); if κ&lt;0.75, re-calibrate and re-score subset</text:p>
      <text:p text:style-name="Text_20_body"><text:span text:style-name="T1">Crisis Protocol Monitoring:</text:span> - Document any Level 4 (crisis) detections during real caregiver sessions - Verify automatic crisis line contact message delivered (TeleFon 143, 112 emergency) - Log researcher notification and action taken - <text:span text:style-name="T1">Strict enforcement:</text:span> Any protocol violations trigger immediate retraining</text:p>
      <text:p text:style-name="Text_20_body"><text:span text:style-name="T1">Storage:</text:span> Expert scoring records (per-turn, per-criterion), inter-rater reliability logs, crisis incident log (if applicable)</text:p>
      <text:p text:style-name="Text_20_body"><text:span text:style-name="T1">Use:</text:span> Gate for validating LLM evaluator on remaining synthetic responses; provides gold-standard credibility for thesis findings.</text:p>
      <text:h text:style-name="Heading_20_4" text:outline-level="4"><text:bookmark-start text:name="database-schema"/>4.5.3 Database Schema<text:bookmark-end text:name="database-schema"/></text:h>
      <text:p text:style-name="First_20_paragraph"><text:span text:style-name="T1">Table 5. PostgreSQL Schema Overview</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Table</text:p>
            </table:table-cell>
            <table:table-cell table:style-name="TableHeaderRowCell" office:value-type="string">
              <text:p text:style-name="Table_20_Heading">Primary Key</text:p>
            </table:table-cell>
            <table:table-cell table:style-name="TableHeaderRowCell" office:value-type="string">
              <text:p text:style-name="Table_20_Heading">Purpose</text:p>
            </table:table-cell>
            <table:table-cell table:style-name="TableHeaderRowCell" office:value-type="string">
              <text:p text:style-name="Table_20_Heading">Key Columns</text:p>
            </table:table-cell>
          </table:table-row>
        </table:table-header-rows>
        <table:table-row>
          <table:table-cell table:style-name="TableRowCell" office:value-type="string">
            <text:p text:style-name="Table_20_Contents"><text:span text:style-name="Source_Text">chat_sessions</text:span></text:p>
          </table:table-cell>
          <table:table-cell table:style-name="TableRowCell" office:value-type="string">
            <text:p text:style-name="Table_20_Contents"><text:span text:style-name="Source_Text">session_id</text:span> (UUID)</text:p>
          </table:table-cell>
          <table:table-cell table:style-name="TableRowCell" office:value-type="string">
            <text:p text:style-name="Table_20_Contents">Session metadata</text:p>
          </table:table-cell>
          <table:table-cell table:style-name="TableRowCell" office:value-type="string">
            <text:p text:style-name="Table_20_Contents"><text:span text:style-name="Source_Text">total_turns</text:span>, <text:span text:style-name="Source_Text">evaluation_mode</text:span>, <text:span text:style-name="Source_Text">status</text:span></text:p>
          </table:table-cell>
        </table:table-row>
        <table:table-row>
          <table:table-cell table:style-name="TableRowCell" office:value-type="string">
            <text:p text:style-name="Table_20_Contents"><text:span text:style-name="Source_Text">conversation_turn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Conversation history</text:p>
          </table:table-cell>
          <table:table-cell table:style-name="TableRowCell" office:value-type="string">
            <text:p text:style-name="Table_20_Contents"><text:span text:style-name="Source_Text">user_message</text:span>, <text:span text:style-name="Source_Text">assistant_response</text:span>, <text:span text:style-name="Source_Text">directives_applied</text:span>, <text:span text:style-name="Source_Text">coaching_mode</text:span></text:p>
          </table:table-cell>
        </table:table-row>
        <table:table-row>
          <table:table-cell table:style-name="TableRowCell" office:value-type="string">
            <text:p text:style-name="Table_20_Contents"><text:span text:style-name="Source_Text">personality_state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EMA-smoothed OCEAN</text:p>
          </table:table-cell>
          <table:table-cell table:style-name="TableRowCell" office:value-type="string">
            <text:p text:style-name="Table_20_Contents"><text:span text:style-name="Source_Text">ocean_o/c/e/a/n</text:span>, <text:span text:style-name="Source_Text">confidence_o/c/e/a/n</text:span>, <text:span text:style-name="Source_Text">stable</text:span></text:p>
          </table:table-cell>
        </table:table-row>
        <table:table-row>
          <table:table-cell table:style-name="TableRowCell" office:value-type="string">
            <text:p text:style-name="Table_20_Contents"><text:span text:style-name="Source_Text">performance_metric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System performance</text:p>
          </table:table-cell>
          <table:table-cell table:style-name="TableRowCell" office:value-type="string">
            <text:p text:style-name="Table_20_Contents"><text:span text:style-name="Source_Text">detection_latency_ms</text:span>, <text:span text:style-name="Source_Text">generation_latency_ms</text:span>, <text:span text:style-name="Source_Text">total_tokens</text:span></text:p>
          </table:table-cell>
        </table:table-row>
      </table:table>
      <text:p text:style-name="First_20_paragraph"><text:span text:style-name="T1">Table 5b. Engagement &amp; Stress Metrics Schema</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HeaderRowCell" office:value-type="string">
              <text:p text:style-name="Table_20_Heading">Table</text:p>
            </table:table-cell>
            <table:table-cell table:style-name="TableHeaderRowCell" office:value-type="string">
              <text:p text:style-name="Table_20_Heading">Primary Key</text:p>
            </table:table-cell>
            <table:table-cell table:style-name="TableHeaderRowCell" office:value-type="string">
              <text:p text:style-name="Table_20_Heading">Purpose</text:p>
            </table:table-cell>
            <table:table-cell table:style-name="TableHeaderRowCell" office:value-type="string">
              <text:p text:style-name="Table_20_Heading">Key Columns</text:p>
            </table:table-cell>
          </table:table-row>
        </table:table-header-rows>
        <table:table-row>
          <table:table-cell table:style-name="TableRowCell" office:value-type="string">
            <text:p text:style-name="Table_20_Contents"><text:span text:style-name="Source_Text">engagement_metric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Caregiver engagement tracking</text:p>
          </table:table-cell>
          <table:table-cell table:style-name="TableRowCell" office:value-type="string">
            <text:p text:style-name="Table_20_Contents"><text:span text:style-name="Source_Text">engagement_score</text:span> (0-2), <text:span text:style-name="Source_Text">message_length</text:span>, <text:span text:style-name="Source_Text">response_latency_ms</text:span>, <text:span text:style-name="Source_Text">follow_up_question</text:span> (bool), <text:span text:style-name="Source_Text">directive_acceptance</text:span> (bool), <text:span text:style-name="Source_Text">session_engagement_avg</text:span></text:p>
          </table:table-cell>
        </table:table-row>
        <table:table-row>
          <table:table-cell table:style-name="TableRowCell" office:value-type="string">
            <text:p text:style-name="Table_20_Contents"><text:span text:style-name="Source_Text">stress_metrics</text:span></text:p>
          </table:table-cell>
          <table:table-cell table:style-name="TableRowCell" office:value-type="string">
            <text:p text:style-name="Table_20_Contents"><text:span text:style-name="Source_Text">(session_id, turn_index)</text:span></text:p>
          </table:table-cell>
          <table:table-cell table:style-name="TableRowCell" office:value-type="string">
            <text:p text:style-name="Table_20_Contents">Detected stress signals</text:p>
          </table:table-cell>
          <table:table-cell table:style-name="TableRowCell" office:value-type="string">
            <text:p text:style-name="Table_20_Contents"><text:span text:style-name="Source_Text">stress_level</text:span> (0-4), <text:span text:style-name="Source_Text">lexical_markers</text:span> (array), <text:span text:style-name="Source_Text">emotional_intensity_score</text:span>, <text:span text:style-name="Source_Text">problem_escalation</text:span> (bool), <text:span text:style-name="Source_Text">stress_drivers</text:span> (array), <text:span text:style-name="Source_Text">response_appropriateness</text:span> (0-2)</text:p>
          </table:table-cell>
        </table:table-row>
        <table:table-row>
          <table:table-cell table:style-name="TableRowCell" office:value-type="string">
            <text:p text:style-name="Table_20_Contents"><text:span text:style-name="Source_Text">engagement_stress_interaction</text:span></text:p>
          </table:table-cell>
          <table:table-cell table:style-name="TableRowCell" office:value-type="string">
            <text:p text:style-name="Table_20_Contents"><text:span text:style-name="Source_Text">(session_id)</text:span></text:p>
          </table:table-cell>
          <table:table-cell table:style-name="TableRowCell" office:value-type="string">
            <text:p text:style-name="Table_20_Contents">Cross-turn engagement-stress dynamics</text:p>
          </table:table-cell>
          <table:table-cell table:style-name="TableRowCell" office:value-type="string">
            <text:p text:style-name="Table_20_Contents"><text:span text:style-name="Source_Text">engagement_stress_correlation</text:span>, <text:span text:style-name="Source_Text">stress_reduction_rate</text:span>, <text:span text:style-name="Source_Text">stress_mitigation_success_rate</text:span> (%), <text:span text:style-name="Source_Text">scenario_consistency_correlation</text:span></text:p>
          </table:table-cell>
        </table:table-row>
      </table:table>
      <text:p text:style-name="First_20_paragraph"><text:span text:style-name="T1">Simulation Protocol for Swiss Caregiver Scenarios:</text:span></text:p>
      <text:p text:style-name="Text_20_body">Three personality profiles (Type A: high OCEAN +0.8 except low N; Type B: low OCEAN -0.8 except high N; Type C: mixed profiles) engage in three <text:span text:style-name="T1">caregiver-specific stress scenarios</text:span> covering all coaching modes:</text:p>
      <text:list text:style-name="L14">
        <text:list-item>
          <text:p text:style-name="P151"><text:span text:style-name="T1">Emotional Burden &amp; Role Strain</text:span> (Emotional Support mode)</text:p>
          <text:list text:style-name="L15">
            <text:list-item>
              <text:p text:style-name="P152">Scenario: Caregiver managing parent with dementia, experiencing guilt over considering nursing home placement</text:p>
            </text:list-item>
            <text:list-item>
              <text:p text:style-name="P152">High-N receives: Reassurance, normalization, validation of conflicting feelings</text:p>
            </text:list-item>
            <text:list-item>
              <text:p text:style-name="P152">Low-N receives: Pragmatic acknowledgment, solution-focused framing</text:p>
            </text:list-item>
          </text:list>
        </text:list-item>
        <text:list-item>
          <text:p text:style-name="P151"><text:span text:style-name="T1">Benefit System Navigation</text:span> (Resource Navigation mode)</text:p>
          <text:list text:style-name="L16">
            <text:list-item>
              <text:p text:style-name="P153">Scenario: Caregiver confused by IV (Invalidenversicherung) eligibility requirements for adult child with disability</text:p>
            </text:list-item>
            <text:list-item>
              <text:p text:style-name="P153">High-C receives: Detailed step-by-step application checklist, required documentation list</text:p>
            </text:list-item>
            <text:list-item>
              <text:p text:style-name="P153">Low-C receives: Concise overview with direct canton contact, optional depth</text:p>
            </text:list-item>
          </text:list>
        </text:list-item>
        <text:list-item>
          <text:p text:style-name="P151"><text:span text:style-name="T1">Self-Care Neglect &amp; Burnout Risk</text:span> (Self-Care Planning mode)</text:p>
          <text:list text:style-name="L17">
            <text:list-item>
              <text:p text:style-name="P154">Scenario: Caregiver reporting exhaustion, sleep disruption, social isolation due to 24/7 care demands</text:p>
            </text:list-item>
            <text:list-item>
              <text:p text:style-name="P154">High-E receives: Social support mobilization strategies (support groups, family coordination)</text:p>
            </text:list-item>
            <text:list-item>
              <text:p text:style-name="P154">Low-E receives: Individual restoration focus (micro-breaks, boundary-setting scripts)</text:p>
            </text:list-item>
          </text:list>
        </text:list-item>
      </text:list>
      <text:p text:style-name="First_20_paragraph"><text:span text:style-name="T1">Conversation Parameters:</text:span> 8-10 turns per session, 10-15 sessions per profile × 3 scenarios = 90-135 total simulated conversations. Convergence tracked with <text:span text:style-name="Source_Text">stable=TRUE</text:span> target at turns 6-8 for ≥80% sessions.</text:p>
      <text:p text:style-name="Text_20_body"><text:span text:style-name="T1">Baseline Conditions:</text:span> Parallel conversations using (1) generic non-adaptive assistant, (2) memory-only assistant (mem0-style factual recall without personality modeling), (3) policy-only assistant (RAG guidance without personality adaptation).</text:p>
      <text:p text:style-name="Text_20_body"><text:span text:style-name="T1">Export Format:</text:span> CSV/JSONL with per-turn OCEAN evolution, directives applied, coaching mode, caregiver scenario context, RAG policy retrieval (if applicable), stability flags, and convergence metrics.</text:p>
      <text:h text:style-name="Heading_20_3" text:outline-level="3"><text:bookmark-start text:name="evaluation-framework"/>4.6 Evaluation Framework<text:bookmark-end text:name="evaluation-framework"/></text:h>
      <text:p text:style-name="First_20_paragraph"><text:span text:style-name="T1">Assessment Dimensions:</text:span></text:p>
      <text:p text:style-name="Text_20_body"><text:span text:style-name="T2">For EMA-Regulated Assistants (7 criteria):</text:span> 1. <text:span text:style-name="T1">Detection Accuracy:</text:span> Alignment between continuous OCEAN inference and simulated personality cues 2. <text:span text:style-name="T1">EMA Convergence Quality:</text:span> Smooth progression toward stable personality estimate (low variance, appropriate α) 3. <text:span text:style-name="T1">Confidence Calibration:</text:span> Appropriate confidence scores matching evidence strength 4. <text:span text:style-name="T1">Regulation Effectiveness:</text:span> Appropriate application of intensity-scaled behavioral strategies 5. <text:span text:style-name="T1">Emotional Tone Appropriateness:</text:span> Match between response tone and user emotional state/personality 6. <text:span text:style-name="T1">Relevance &amp; Coherence:</text:span> Contextual appropriateness and logical consistency 7. <text:span text:style-name="T1">Personality Needs Addressed:</text:span> Satisfaction of trait-specific emotional and interactional requirements</text:p>
      <text:p text:style-name="Text_20_body"><text:span text:style-name="T2">For Baseline Assistants (3 criteria):</text:span> 1. <text:span text:style-name="T1">Emotional Tone Appropriateness</text:span> 2. <text:span text:style-name="T1">Relevance &amp; Coherence</text:span> 3. <text:span text:style-name="T1">Personality Needs Addressed</text:span></text:p>
      <text:p text:style-name="Text_20_body"><text:span text:style-name="T1">Evaluation Matrix Structure:</text:span></text:p>
      <text:p text:style-name="Text_20_body">The evaluation matrix captures assessment data across multiple dimensions for each conversation turn. Each evaluation record includes:</text:p>
      <text:p text:style-name="Text_20_body"><text:span text:style-name="T1">Conversation Context Fields:</text:span> - <text:span text:style-name="T1">Row ID:</text:span> Unique identifier for tracking individual assessments - <text:span text:style-name="T1">Profile Type:</text:span> Simulated personality profile (Type A: high OCEAN; Type B: low OCEAN; Type C: mixed) - <text:span text:style-name="T1">Turn Number:</text:span> Position within conversation sequence (1-10) - <text:span text:style-name="T1">User Message:</text:span> Original user input text - <text:span text:style-name="T1">Assistant Reply:</text:span> Generated system response</text:p>
      <text:p text:style-name="Text_20_body"><text:span text:style-name="T1">Personality State Fields:</text:span> - <text:span text:style-name="T1">OCEAN Values (Smoothed):</text:span> EMA-smoothed continuous trait estimates (e.g., O:0.78, C:0.65, E:0.82, A:0.71, N:-0.68) - <text:span text:style-name="T1">Confidence Scores:</text:span> Per-trait confidence assessments (range 0.0-1.0) - <text:span text:style-name="T1">Stability Flag:</text:span> Boolean indicator (TRUE/FALSE) signaling stable personality estimate (≥6 turns, variance &lt;0.15) - <text:span text:style-name="T1">Applied Directives:</text:span> Array of behavioral directives activated (e.g., [“Introduce novel ideas”, “Energetic tone”, “Structured steps”])</text:p>
      <text:p text:style-name="Text_20_body"><text:span text:style-name="T1">Evaluation Criteria Scores (0-2 scale):</text:span> - <text:span text:style-name="T1">Detection Accuracy (Det.Acc):</text:span> Alignment between inferred OCEAN and personality cues - <text:span text:style-name="T1">EMA Convergence (EMA.Conv):</text:span> Quality of temporal smoothing and stability progression - <text:span text:style-name="T1">Confidence Calibration (Conf.Cal):</text:span> Appropriateness of confidence scores relative to evidence - <text:span text:style-name="T1">Regulation Effectiveness (Reg.Eff):</text:span> Correct application of behavioral directives - <text:span text:style-name="T1">Emotional Tone (Tone):</text:span> Match between response tone and user state/personality - <text:span text:style-name="T1">Relevance &amp; Coherence (Rel&amp;Coh):</text:span> Contextual appropriateness and logical consistency - <text:span text:style-name="T1">Personality Needs (Needs):</text:span> Satisfaction of trait-specific requirements - <text:span text:style-name="T1">Total Score:</text:span> Sum of all criterion scores (0-14 for regulated; 0-6 for baseline)</text:p>
      <text:p text:style-name="Text_20_body"><text:span text:style-name="T1">ENGAGEMENT METRICS (Via System Logs):</text:span> - <text:span text:style-name="T1">Engagement Index (0-100):</text:span> Composite measure tracking: - Message length (words per turn; target: 10-50 words = higher engagement) - Response latency to system output (target: &lt;30s = engaged) - Feature adoption (% of coaching modes accessed) - Follow-up questions asked (indicator of continued interest) - Directive acceptance (does user adopt suggested approaches?) - <text:span text:style-name="T1">Per-Turn Engagement Score (0-2):</text:span> - 2 = High engagement (detailed response, follow-up question, directive adoption) - 1 = Moderate (brief response, minimal follow-up) - 0 = Low (one-word reply, disengagement signals) - <text:span text:style-name="T1">Session-Level Engagement:</text:span> Average per-turn scores; target ≥1.2/2.0</text:p>
      <text:p text:style-name="Text_20_body"><text:span text:style-name="T1">STRESS LEVEL METRICS (Via LLM Evaluator Analysis):</text:span> - <text:span text:style-name="T1">Detected Stress Signals (Per Turn):</text:span> - <text:span text:style-name="T1">Lexical markers:</text:span> Words indicating stress (overwhelmed, exhausted, guilt, trapped, helpless) - <text:span text:style-name="T1">Emotional intensity:</text:span> ALL CAPS, repeated punctuation (!!!), emotional words - <text:span text:style-name="T1">Problem escalation:</text:span> References to new or worsening problems (sleep, isolation, health) - <text:span text:style-name="T1">Behavioral indicators:</text:span> Phrases suggesting coping strain (“I don’t know what to do”, “I’m at my limit”) - <text:span text:style-name="T1">Stress Level Classification (0-4):</text:span> - 0 = None/minimal (stable, organized, solutions-focused) - 1 = Mild (some concern, manageable tone) - 2 = Moderate (clear stress signals, but coping language present) - 3 = High (strong negative emotion, limited coping resources mentioned) - 4 = Crisis (acute distress, danger signals, loss of coping) - <text:span text:style-name="T1">Stress Drivers Identified (LLM annotation):</text:span> - Caregiver burden (role strain, guilt, resentment) - Benefit navigation complexity (confusion, frustration) - Self-care neglect (exhaustion, isolation, sleep disruption) - Role strain (competing responsibilities, isolation) - Financial stress (eligibility concerns, income impact) - Social isolation (lack of support network) - <text:span text:style-name="T1">System Response Appropriateness to Stress Level:</text:span> - <text:span text:style-name="T1">For Stress Level 0-1:</text:span> Maintain balanced tone, offer proactive guidance - <text:span text:style-name="T1">For Stress Level 2:</text:span> Validate, provide specific coping strategies, check understanding - <text:span text:style-name="T1">For Stress Level 3:</text:span> Intensive reassurance, break problems into manageable steps, escalation readiness - <text:span text:style-name="T1">For Stress Level 4:</text:span> Immediate crisis support, resource provision, professional referral language</text:p>
      <text:p text:style-name="Text_20_body"><text:span text:style-name="T1">Engagement-Stress Interaction Metrics:</text:span> - <text:span text:style-name="T1">Engagement Response to Stress Reduction:</text:span> Does engagement improve as system reduces stress signals? - Target: Engagement score trend upward as stress signals decrease (r ≥ 0.4) - <text:span text:style-name="T1">Stress Mitigation Effectiveness:</text:span> Does system’s response successfully reduce detected stress signals in next turn? - Target: ≥60% of high-stress turns followed by lower-stress turns after personality-adaptive response - <text:span text:style-name="T1">Cross-Scenario Consistency:</text:span> Do engagement &amp; stress patterns align across emotional burden, benefit navigation, and self-care scenarios? - Target: Correlation across scenarios r ≥ 0.7</text:p>
      <text:p text:style-name="Text_20_body"><text:span text:style-name="T1">Example Evaluation Records:</text:span></text:p>
      <text:p text:style-name="Text_20_body"><text:span text:style-name="T2">Type A Profile (High OCEAN), Turn 6:</text:span> - User: “I’m excited to try new approaches…” - Assistant: “That’s wonderful! Let’s explore some creative strategies…” - OCEAN: O:0.78, C:0.65, E:0.82, A:0.71, N:-0.68 (Stable: TRUE) - Directives: Introduce novel ideas, Energetic tone, Structured steps - Scores: Det.Acc=2, EMA.Conv=2, Conf.Cal=2, Reg.Eff=2, Tone=2, Rel&amp;Coh=2, Needs=2 (Total: 14/14)</text:p>
      <text:p text:style-name="Text_20_body"><text:span text:style-name="T2">Type B Profile (Low OCEAN), Turn 6:</text:span> - User: “Everything feels uncertain…” - Assistant: “I understand uncertainty is difficult. Let’s focus on what you can control…” - OCEAN: O:-0.72, C:-0.68, E:-0.75, A:-0.61, N:0.79 (Stable: TRUE) - Directives: Familiar examples, Calm tone, Flexible guidance, Extra comfort - Scores: Det.Acc=2, EMA.Conv=2, Conf.Cal=2, Reg.Eff=2, Tone=2, Rel&amp;Coh=2, Needs=2 (Total: 14/14)</text:p>
      <text:p text:style-name="Text_20_body"><text:span text:style-name="T1">EMA-Specific Metrics:</text:span> Convergence rate (target: 6-8 turns to <text:span text:style-name="Source_Text">stable=TRUE</text:span>); smoothness (variance &lt; 0.15 post-stabilization); confidence-weighted accuracy; temporal consistency (r &gt; 0.7).</text:p>
      <text:p text:style-name="Text_20_body"><text:span text:style-name="T1">Scoring Protocol:</text:span> Trinary (Yes=2, Partial=1, No=0); per-session averages, per-profile comparisons; GPT-4 evaluator with fixed prompts, blinded assessment, randomized order; inter-run consistency ≥ 0.85.</text:p>
      <text:p text:style-name="Text_20_body"><text:span text:style-name="T1">Human Triangulation Requirement:</text:span> All LLM evaluator outputs require human validation on a 10-15% sample (minimum n=20 conversations) with two trained annotators. Target: Cohen’s κ≥0.70 for human-LLM agreement on shared items. LLM evaluator used for scale but not as sole arbiter. Human-LLM agreement κ≥0.70 serves as a release gate for thesis claims; failure triggers expanded human evaluation.</text:p>
      <text:p text:style-name="Text_20_body"><text:span text:style-name="T1">Use-Case Outcome Metrics (Simplified Expert Evaluation):</text:span></text:p>
      <text:p text:style-name="Text_20_body">To ensure feasibility while maintaining rigor, the preliminary study focuses on <text:span text:style-name="T1">expert pilot evaluation</text:span> (n=5-8 domain experts: home care specialists, Spitex coordinators, geriatricians) rather than full caregiver population studies. This approach validates core functionality without requiring large-scale demographic sampling, which is deferred to the thesis phase:</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Evaluation Focus</text:p>
            </table:table-cell>
            <table:table-cell table:style-name="TableHeaderRowCell" office:value-type="string">
              <text:p text:style-name="Table_20_Heading">Method</text:p>
            </table:table-cell>
            <table:table-cell table:style-name="TableHeaderRowCell" office:value-type="string">
              <text:p text:style-name="Table_20_Heading">Measurement</text:p>
            </table:table-cell>
            <table:table-cell table:style-name="TableHeaderRowCell" office:value-type="string">
              <text:p text:style-name="Table_20_Heading">Target Threshold</text:p>
            </table:table-cell>
          </table:table-row>
        </table:table-header-rows>
        <table:table-row>
          <table:table-cell table:style-name="TableRowCell" office:value-type="string">
            <text:p text:style-name="Table_20_Contents"><text:span text:style-name="T1">System Usability</text:span></text:p>
          </table:table-cell>
          <table:table-cell table:style-name="TableRowCell" office:value-type="string">
            <text:p text:style-name="Table_20_Contents">Expert think-aloud protocol (3 core tasks)</text:p>
          </table:table-cell>
          <table:table-cell table:style-name="TableRowCell" office:value-type="string">
            <text:p text:style-name="Table_20_Contents">System Usability Scale (SUS) + task success rate</text:p>
          </table:table-cell>
          <table:table-cell table:style-name="TableRowCell" office:value-type="string">
            <text:p text:style-name="Table_20_Contents">SUS ≥70; task success ≥80%</text:p>
          </table:table-cell>
        </table:table-row>
        <table:table-row>
          <table:table-cell table:style-name="TableRowCell" office:value-type="string">
            <text:p text:style-name="Table_20_Contents"><text:span text:style-name="T1">Personality Adaptation Appropriateness</text:span></text:p>
          </table:table-cell>
          <table:table-cell table:style-name="TableRowCell" office:value-type="string">
            <text:p text:style-name="Table_20_Contents">Expert judgment: Does personality detection seem accurate?</text:p>
          </table:table-cell>
          <table:table-cell table:style-name="TableRowCell" office:value-type="string">
            <text:p text:style-name="Table_20_Contents">5-point Likert scale (“How well did the system understand the caregiver’s personality?”)</text:p>
          </table:table-cell>
          <table:table-cell table:style-name="TableRowCell" office:value-type="string">
            <text:p text:style-name="Table_20_Contents">≥4.0/5.0 average</text:p>
          </table:table-cell>
        </table:table-row>
        <table:table-row>
          <table:table-cell table:style-name="TableRowCell" office:value-type="string">
            <text:p text:style-name="Table_20_Contents"><text:span text:style-name="T1">Policy Guidance Clarity</text:span></text:p>
          </table:table-cell>
          <table:table-cell table:style-name="TableRowCell" office:value-type="string">
            <text:p text:style-name="Table_20_Contents">Expert review: Are policy recommendations accurate and grounded?</text:p>
          </table:table-cell>
          <table:table-cell table:style-name="TableRowCell" office:value-type="string">
            <text:p text:style-name="Table_20_Contents">Manual verification against source documents; no hallucinations</text:p>
          </table:table-cell>
          <table:table-cell table:style-name="TableRowCell" office:value-type="string">
            <text:p text:style-name="Table_20_Contents">All claims cite sources; no fabricated benefits</text:p>
          </table:table-cell>
        </table:table-row>
        <table:table-row>
          <table:table-cell table:style-name="TableRowCell" office:value-type="string">
            <text:p text:style-name="Table_20_Contents"><text:span text:style-name="T1">Emotional Support Quality</text:span></text:p>
          </table:table-cell>
          <table:table-cell table:style-name="TableRowCell" office:value-type="string">
            <text:p text:style-name="Table_20_Contents">Expert assessment: Does tone match caregiver stress level?</text:p>
          </table:table-cell>
          <table:table-cell table:style-name="TableRowCell" office:value-type="string">
            <text:p text:style-name="Table_20_Contents">5-point rubric (inappropriate / partially appropriate / well-matched / excellent / exceptional)</text:p>
          </table:table-cell>
          <table:table-cell table:style-name="TableRowCell" office:value-type="string">
            <text:p text:style-name="Table_20_Contents">≥4.0/5.0 average</text:p>
          </table:table-cell>
        </table:table-row>
        <table:table-row>
          <table:table-cell table:style-name="TableRowCell" office:value-type="string">
            <text:p text:style-name="Table_20_Contents"><text:span text:style-name="T1">Tone-Fit Accuracy</text:span></text:p>
          </table:table-cell>
          <table:table-cell table:style-name="TableRowCell" office:value-type="string">
            <text:p text:style-name="Table_20_Contents">Expert rating: Is response tone suited to detected personality?</text:p>
          </table:table-cell>
          <table:table-cell table:style-name="TableRowCell" office:value-type="string">
            <text:p text:style-name="Table_20_Contents">Comparison of generated tone vs. detected traits</text:p>
          </table:table-cell>
          <table:table-cell table:style-name="TableRowCell" office:value-type="string">
            <text:p text:style-name="Table_20_Contents">≥80% alignment</text:p>
          </table:table-cell>
        </table:table-row>
        <table:table-row>
          <table:table-cell table:style-name="TableRowCell" office:value-type="string">
            <text:p text:style-name="Table_20_Contents"><text:span text:style-name="T1">Grounding Enforcement</text:span></text:p>
          </table:table-cell>
          <table:table-cell table:style-name="TableRowCell" office:value-type="string">
            <text:p text:style-name="Table_20_Contents">Automated verification: All policy claims cite sources</text:p>
          </table:table-cell>
          <table:table-cell table:style-name="TableRowCell" office:value-type="string">
            <text:p text:style-name="Table_20_Contents">Percentage of policy statements with document citations</text:p>
          </table:table-cell>
          <table:table-cell table:style-name="TableRowCell" office:value-type="string">
            <text:p text:style-name="Table_20_Contents">100% citation coverage; audits detect no critical errors (≤5% minor flags)</text:p>
          </table:table-cell>
        </table:table-row>
      </table:table>
      <text:p text:style-name="First_20_paragraph"><text:span text:style-name="T1">Expert-only scope rationale:</text:span> n=5-8 domain experts provide rapid, expert-informed validation of usability and policy accuracy without requiring large-scale demographic sampling (deferred to thesis).</text:p>
      <text:p text:style-name="Text_20_body"><text:span text:style-name="T1">Qualitative feedback:</text:span> Semi-structured expert interviews (n=5-8) on personality adaptation appropriateness, policy clarity, emotional support quality, system reliability, and improvement suggestions.</text:p>
      <text:p text:style-name="Text_20_body"><text:span text:style-name="T1">Preliminary Study Experimental Validation (Expert-Focused Scope):</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Experiment</text:p>
            </table:table-cell>
            <table:table-cell table:style-name="TableHeaderRowCell" office:value-type="string">
              <text:p text:style-name="Table_20_Heading">Objective</text:p>
            </table:table-cell>
            <table:table-cell table:style-name="TableHeaderRowCell" office:value-type="string">
              <text:p text:style-name="Table_20_Heading">Method</text:p>
            </table:table-cell>
            <table:table-cell table:style-name="TableHeaderRowCell" office:value-type="string">
              <text:p text:style-name="Table_20_Heading">Success Criteria</text:p>
            </table:table-cell>
          </table:table-row>
        </table:table-header-rows>
        <table:table-row>
          <table:table-cell table:style-name="TableRowCell" office:value-type="string">
            <text:p text:style-name="Table_20_Contents"><text:span text:style-name="T1">E1: Expert Pilot</text:span></text:p>
          </table:table-cell>
          <table:table-cell table:style-name="TableRowCell" office:value-type="string">
            <text:p text:style-name="Table_20_Contents">Validate system usability and personality accuracy with domain experts</text:p>
          </table:table-cell>
          <table:table-cell table:style-name="TableRowCell" office:value-type="string">
            <text:p text:style-name="Table_20_Contents">n=5-8 think-aloud sessions; SUS ≥70; expert Likert ratings ≥4.0/5.0</text:p>
          </table:table-cell>
          <table:table-cell table:style-name="TableRowCell" office:value-type="string">
            <text:p text:style-name="Table_20_Contents">Core functionality validated; no policy hallucinations</text:p>
          </table:table-cell>
        </table:table-row>
        <table:table-row>
          <table:table-cell table:style-name="TableRowCell" office:value-type="string">
            <text:p text:style-name="Table_20_Contents"><text:span text:style-name="T1">E2: EMA Sensitivity</text:span></text:p>
          </table:table-cell>
          <table:table-cell table:style-name="TableRowCell" office:value-type="string">
            <text:p text:style-name="Table_20_Contents">Validate α=0.3 selection</text:p>
          </table:table-cell>
          <table:table-cell table:style-name="TableRowCell" office:value-type="string">
            <text:p text:style-name="Table_20_Contents">Test α ∈ {0.1, 0.2, 0.3, 0.4, 0.5} with N≥250 simulated conversations</text:p>
          </table:table-cell>
          <table:table-cell table:style-name="TableRowCell" office:value-type="string">
            <text:p text:style-name="Table_20_Contents">Convergence ≤8 turns, σ²&lt;0.15, best responsiveness</text:p>
          </table:table-cell>
        </table:table-row>
        <table:table-row>
          <table:table-cell table:style-name="TableRowCell" office:value-type="string">
            <text:p text:style-name="Table_20_Contents"><text:span text:style-name="T1">E3: Regulation Effectiveness</text:span></text:p>
          </table:table-cell>
          <table:table-cell table:style-name="TableRowCell" office:value-type="string">
            <text:p text:style-name="Table_20_Contents">Validate directive-outcome alignment</text:p>
          </table:table-cell>
          <table:table-cell table:style-name="TableRowCell" office:value-type="string">
            <text:p text:style-name="Table_20_Contents">Ablation tests removing directives; measure quality impact</text:p>
          </table:table-cell>
          <table:table-cell table:style-name="TableRowCell" office:value-type="string">
            <text:p text:style-name="Table_20_Contents">Cohen’s d≥0.3 for primary directives</text:p>
          </table:table-cell>
        </table:table-row>
        <table:table-row>
          <table:table-cell table:style-name="TableRowCell" office:value-type="string">
            <text:p text:style-name="Table_20_Contents"><text:span text:style-name="T1">E4: Human-LLM Agreement</text:span></text:p>
          </table:table-cell>
          <table:table-cell table:style-name="TableRowCell" office:value-type="string">
            <text:p text:style-name="Table_20_Contents">Validate automated evaluator</text:p>
          </table:table-cell>
          <table:table-cell table:style-name="TableRowCell" office:value-type="string">
            <text:p text:style-name="Table_20_Contents">Two human annotators + LLM on n≥20 conversations</text:p>
          </table:table-cell>
          <table:table-cell table:style-name="TableRowCell" office:value-type="string">
            <text:p text:style-name="Table_20_Contents">Cohen’s κ≥0.70 (release gate)</text:p>
          </table:table-cell>
        </table:table-row>
        <table:table-row>
          <table:table-cell table:style-name="TableRowCell" office:value-type="string">
            <text:p text:style-name="Table_20_Contents"><text:span text:style-name="T1">E5: Policy Pack Transfer</text:span></text:p>
          </table:table-cell>
          <table:table-cell table:style-name="TableRowCell" office:value-type="string">
            <text:p text:style-name="Table_20_Contents">Validate cross-domain reusability</text:p>
          </table:table-cell>
          <table:table-cell table:style-name="TableRowCell" office:value-type="string">
            <text:p text:style-name="Table_20_Contents">Two independent implementers swap policy packs (2 domains)</text:p>
          </table:table-cell>
          <table:table-cell table:style-name="TableRowCell" office:value-type="string">
            <text:p text:style-name="Table_20_Contents">Median time ≤30 min, no code changes</text:p>
          </table:table-cell>
        </table:table-row>
      </table:table>
      <text:p text:style-name="First_20_paragraph"><text:span text:style-name="T1">Baseline Conditions:</text:span> Generic (non-adaptive), memory-only (mem0-style), detection-only (no regulation). Target: Cohen’s d≥0.3, ≥15% improvement vs. baseline.</text:p>
      <text:p text:style-name="Text_20_body"><text:span text:style-name="T1">Two-Tier Acceptance (Power-Adjusted):</text:span> (1) <text:span text:style-name="T1">Preliminary Study Gate (r ≥ 0.50)</text:span> — Temporal correlation between consecutive OCEAN estimates; achievable with ~25 paired observations (α=0.05, power=0.80). (2) <text:span text:style-name="T1">Thesis Target (r ≥ 0.75)</text:span> — Criterion validity against BFI-44, requiring n≥60 for adequate power.</text:p>
      <text:p text:style-name="Text_20_body"><text:span text:style-name="T1">Temporal smoothing parameters.</text:span> EMA (α=0.3) stabilizes traits by turns 6–8 (variance &lt;0.15); weights 30% current observation, 70% historical average. Confidence thresholds—0.4 (minimum for updates) and 0.7 (high-confidence adaptation)—align with personality assessment reliability standards (r≥0.7; Park et al., 2015). Sensitivity analysis (α ∈ {0.1, 0.2, 0.3, 0.4, 0.5}) in Appendix G.</text:p>
      <text:h text:style-name="Heading_20_3" text:outline-level="3"><text:bookmark-start text:name="system-advantages-and-reproducibility"/>4.7 System Advantages and Reproducibility<text:bookmark-end text:name="system-advantages-and-reproducibility"/></text:h>
      <text:p text:style-name="First_20_paragraph"><text:span text:style-name="T1">Key Advantages:</text:span> Psychological framework fidelity captures motivational intensity; EMA enables smooth temporal tracking reducing trait oscillation; fine-grained adaptation (continuous values vs. discrete); confidence weighting filters unreliable detections; PostgreSQL persistence supports longitudinal analysis.</text:p>
      <text:p text:style-name="Text_20_body"><text:span text:style-name="T1">Reproducibility Measures:</text:span> Fixed parameters (model versions, API endpoints, temperature, seeds, prompt hashes); complete JSONL logging (per-turn traces, node timings, errors, configs); neutral fallbacks for all failures; dialogue-only grounding; automated CSV export for analysis.</text:p>
      <text:p text:style-name="Horizontal_20_Line"/>
      <text:h text:style-name="Heading_20_2" text:outline-level="2"><text:bookmark-start text:name="technology-software-and-applications"/>5. Technology, Software, and Applications<text:bookmark-end text:name="technology-software-and-applications"/></text:h>
      <text:h text:style-name="Heading_20_3" text:outline-level="3"><text:bookmark-start text:name="core-technology-stack"/>5.1 Core Technology Stack<text:bookmark-end text:name="core-technology-stack"/></text:h>
      <text:p text:style-name="First_20_paragraph">The system employs an N8N-orchestrated architecture combining: (1) <text:span text:style-name="T1">Backend</text:span>: N8N workflow engine with PostgreSQL (ACID-compliant state persistence) and Redis (session caching); (2) <text:span text:style-name="T1">LLMs</text:span>: GPT-4.1 for detection (temp 0.3, 300 tokens, 30s timeout) and generation (temp 0.7, 220 tokens, 20s timeout), with Gemini 2.5 Pro as cost-effective alternative; (3) <text:span text:style-name="T1">Frontend</text:span>: Next.js 14+ (React 18) with Server-Sent Events for real-time OCEAN updates; (4) <text:span text:style-name="T1">Containerization</text:span>: Docker Compose for local development, Vercel for frontend deployment. Complete specifications in supplementary materials.</text:p>
      <text:h text:style-name="Heading_20_3" text:outline-level="3"><text:bookmark-start text:name="development-and-testing"/>5.2 Development and Testing<text:bookmark-end text:name="development-and-testing"/></text:h>
      <text:p text:style-name="First_20_paragraph"><text:span text:style-name="T1">Environment Setup</text:span>: Docker Compose orchestrates N8N, PostgreSQL, and Redis containers with <text:span text:style-name="Source_Text">.env</text:span> configuration, locked dependencies (<text:span text:style-name="Source_Text">requirements.txt</text:span>, <text:span text:style-name="Source_Text">package.json</text:span>), and encrypted API keys via N8N credential vault. <text:span text:style-name="T1">Quality Assurance</text:span>: Automated testing suite (<text:span text:style-name="Source_Text">test_personality_chatbot.sh</text:span>, <text:span text:style-name="Source_Text">test_detection_accuracy.sh</text:span>, <text:span text:style-name="Source_Text">test_regulation_coherence.sh</text:span>) validates JSON contracts, EMA convergence, and evaluator consistency. <text:span text:style-name="T1">Monitoring</text:span>: N8N execution logs track node timings, success rates, token usage, and system health with automated failure alerts.</text:p>
      <text:h text:style-name="Heading_20_3" text:outline-level="3"><text:bookmark-start text:name="security-and-privacy"/>5.3 Security and Privacy<text:bookmark-end text:name="security-and-privacy"/></text:h>
      <text:p text:style-name="First_20_paragraph"><text:span text:style-name="T1">Data Protection</text:span>: AES-256 encryption at rest, TLS 1.3 in transit; role-based access (PI and supervisor only); complete audit trails via JSONL logging; data minimization (no PII collection). <text:span text:style-name="T1">API Security</text:span>: N8N credential vault for key management; rate limiting (configurable per endpoint); sanitized error messages; HTTPS enforcement. <text:span text:style-name="T1">Privacy Compliance</text:span>: Anonymization protocols, explicit user consent, GDPR adherence with 5-year retention and user-controlled deletion rights.</text:p>
      <text:p text:style-name="Horizontal_20_Line"/>
      <text:p text:style-name="First_20_paragraph"><text:span text:style-name="T1">Ethics and Regulatory Compliance (Expanded):</text:span></text:p>
      <text:p text:style-name="Text_20_body"><text:span text:style-name="T1">Cantonal Ethics Committee (KEK/CE) Process:</text:span> - Preliminary study (expert pilot, synthetic evaluation): <text:span text:style-name="T1">Self-governance</text:span> via Institutional Review (internal ethics checklist; no formal submission required) - Real caregiver phase (thesis): <text:span text:style-name="T1">Formal submission</text:span> via swissethics.ch platform (~Weeks 1–4) to cantonal ethics committee (equivalent to US IRB). Expected approval timeline: 2–4 weeks post-submission.</text:p>
      <text:p text:style-name="Text_20_body"><text:span text:style-name="T1">GenAI Transparency &amp; Emerging Guidelines:</text:span> - All LLM prompts generated with human oversight; disclosed in appendices with seed values for reproducibility - Data analysis, bias audits, statistical synthesis: Zero genAI involvement - Risk mitigation: Quarterly bias audits comparing directive distribution across demographics (gender, age, care-recipient type); document any skew</text:p>
      <text:p text:style-name="Text_20_body"><text:span text:style-name="T1">Bias Mitigation &amp; Fairness:</text:span> - Detection module blind to demographics; directives reviewed for equity across SES groups - Monthly audit logs tracking directive distribution by inferred personality traits; flag any systematic over/under-representation - Qualitative feedback from n=5–8 experts in pilot: “Did the system treat different caregiver profiles fairly?”</text:p>
      <text:p text:style-name="Horizontal_20_Line"/>
      <text:h text:style-name="Heading_20_3" text:outline-level="3"><text:bookmark-start text:name="computational-costs-and-performance"/>5.4 Computational Costs and Performance<text:bookmark-end text:name="computational-costs-and-performance"/></text:h>
      <text:p text:style-name="First_20_paragraph"><text:span text:style-name="T1">Cost and Performance Estimates</text:span>: Preliminary cost modeling suggests per-turn expenses and latency targets that favor GPT-4 for accuracy with Gemini-1.5-Pro as cost-effective alternative. Optimization strategies include response caching, batch processing, and adaptive verification. <text:span text:style-name="T1">Cost Sensitivity (±50% band):</text:span> Actual costs depend on provider pricing, prompt/response token length, and request volume; budget projections assume 520 tokens/turn and are subject to ±50% variance due to token price fluctuations, API tier changes, and prompt optimization. <text:span text:style-name="T1">Latency SLOs &amp; Hardware Assumptions:</text:span> For the preliminary study, latency targets are <text:span text:style-name="T1">p90 &lt; 2.5s end-to-end</text:span> under local development hardware (16GB RAM, 4-8 vCPU, low network latency). Production p95 targets and deployment on cloud infrastructure (e.g., AWS t3.large + CloudFront) will be revisited during the thesis phase. Detection latency target: &lt;1.5s (p95); generation latency: &lt;1.5s (p95); database operations: &lt;100ms (p95). Detailed vendor-specific costs, latency benchmarks, and token usage projections are provided in Appendix E (based on Q4 2024 pricing; subject to provider changes).</text:p>
      <text:h text:style-name="Heading_20_3" text:outline-level="3"><text:bookmark-start text:name="deployment-and-maintenance"/>5.5 Deployment and Maintenance<text:bookmark-end text:name="deployment-and-maintenance"/></text:h>
      <text:p text:style-name="First_20_paragraph"><text:span text:style-name="T1">Deployment Strategy</text:span>: Docker Compose for development; cloud staging environment for integration testing; Kubernetes planned for production scaling (horizontal N8N instances, PostgreSQL read replicas). <text:span text:style-name="T1">Maintenance Protocols</text:span>: Model version locking with API endpoint pinning; N8N workflow version control (Git-tracked JSON exports); automated PostgreSQL backups (daily encrypted snapshots); complete technical documentation for reproducibility.</text:p>
      <text:h text:style-name="Heading_20_3" text:outline-level="3"><text:bookmark-start text:name="frontend-architecture-next.jsreact-web-interface"/>5.6 Frontend Architecture: Next.js/React Web Interface<text:bookmark-end text:name="frontend-architecture-next.jsreact-web-interface"/></text:h>
      <text:p text:style-name="First_20_paragraph"><text:span text:style-name="T1">Next.js/React UI (Weeks 9-10, Thesis Phase):</text:span></text:p>
      <text:p text:style-name="Text_20_body">For the thesis phase, a <text:span text:style-name="T1">Next.js/React</text:span> web interface will be developed for expert pilot testing, real caregiver sessions, and thesis defense demonstration. This provides modern, responsive UI with production-ready architecture.</text:p>
      <text:p text:style-name="Text_20_body"><text:span text:style-name="T1">Core Features:</text:span> 1. <text:span text:style-name="T1">Personality Trait Display</text:span> — Real-time OCEAN scores with visual radar chart + EMA trajectory 2. <text:span text:style-name="T1">Directive Logging</text:span> — Show active behavioral directives applied to current response 3. <text:span text:style-name="T1">Policy Navigation</text:span> — Display RAG-retrieved policy chunks with source citations + confidence scores 4. <text:span text:style-name="T1">Think-Aloud Protocol Support</text:span> — Session recording, participant feedback buttons (helpful/not helpful), post-session SUS questionnaire 5. <text:span text:style-name="T1">Admin Dashboard</text:span> — Expert session review, metric tracking (SUS, task success, tone fit)</text:p>
      <text:p text:style-name="Text_20_body"><text:span text:style-name="T1">Rationale:</text:span> Next.js/React provides modern component architecture, server-side rendering, and seamless deployment to Vercel, suitable for expert pilot work (n=5–8), real caregiver sessions (n=20–30), and thesis examination.</text:p>
      <text:p text:style-name="Text_20_body"><text:span text:style-name="T1">Implementation Stack:</text:span> - Backend: Flask REST API (detect→regulate→generate pipeline) - Frontend: Next.js 14+ with React 18 (UI layer) - Deployment: Vercel for cloud hosting with automatic scaling</text:p>
      <text:p text:style-name="Text_20_body"><text:span text:style-name="T1">Success Criteria:</text:span> UI supports expert think-aloud tasks without technical friction; SUS ≥70; no critical failures across 5-8 expert sessions.</text:p>
      <text:p text:style-name="Horizontal_20_Line"/>
      <text:h text:style-name="Heading_20_2" text:outline-level="2"><text:bookmark-start text:name="project-plan-and-risk-management"/>6. Project Plan and Risk Management<text:bookmark-end text:name="project-plan-and-risk-management"/></text:h>
      <text:h text:style-name="Heading_20_3" text:outline-level="3"><text:bookmark-start text:name="thesis-proposal-and-structure"/>6.1 Thesis Proposal and Structure<text:bookmark-end text:name="thesis-proposal-and-structure"/></text:h>
      <text:p text:style-name="First_20_paragraph"><text:span text:style-name="T1">Annotated Thesis Structure (Target: 80-100 pages)</text:span></text:p>
      <text:p text:style-name="Text_20_body"><text:span text:style-name="T1">Chapter 1: Introduction</text:span> (8-10 pages) - Context, problem statement, research objectives, RQ1-5, contributions, organization</text:p>
      <text:p text:style-name="Text_20_body"><text:span text:style-name="T1">Chapter 2: Literature Review</text:span> (15-18 pages) - Big Five/Zurich Model foundations, personality-aware AI state-of-art, industrial memory systems, LLM dialogue systems, temporal stability methods, research gaps</text:p>
      <text:p text:style-name="Text_20_body"><text:span text:style-name="T1">Chapter 3: Methodology</text:span> (20-25 pages) - Design science approach, system architecture (detect→regulate→generate), EMA smoothing (α=0.3), trait-to-directive mapping, evaluation framework, data management</text:p>
      <text:p text:style-name="Text_20_body"><text:span text:style-name="T1">Chapter 4: Implementation</text:span> (15-18 pages) - N8N workflow, EMA parameter tuning, policy pack development, database schema, simulation protocol, evaluation harness, containerization</text:p>
      <text:p text:style-name="Text_20_body"><text:span text:style-name="T1">Chapter 5: Results</text:span> (15-20 pages) - Detection accuracy (r≥0.75), EMA convergence (6-8 turns), regulation effectiveness, generation quality, baseline comparison (Cohen’s d≥0.5), human validation (n=30-50), memory-personality hybrid comparison, cross-domain demonstration, system reliability</text:p>
      <text:p text:style-name="Text_20_body"><text:span text:style-name="T1">Chapter 6: Discussion</text:span> (12-15 pages) - Findings interpretation, theoretical contributions (Zurich operationalization, memory-motivation integration), practical contributions (production architecture, reusability), comparison with Devdas (2025) and industrial systems, validity threats, ethical considerations, generalization potential</text:p>
      <text:p text:style-name="Text_20_body"><text:span text:style-name="T1">Chapter 7: Conclusion</text:span> (5-8 pages) - Summary, RQ1-5 answers, limitations (EMA parameters, sample size, cultural bias), future work (multimodal input, cross-cultural validation, long-term adaptation, clinical applications)</text:p>
      <text:p text:style-name="Text_20_body"><text:span text:style-name="T1">Three Core Thesis Extensions:</text:span> 1. Human Validation (Weeks 15-16): n=30-50 human participants with BFI-44 ground truth; target r≥0.75 detection correlation, κ≥0.80 inter-rater reliability 2. Large-Scale Simulation (Weeks 11-14): N≥250 simulated conversations for A/B testing vs. mem0/LangChain baseline; target ≥20% improvement on emotional tone and needs satisfaction 3. Cross-Domain Demonstration (Weeks 8-10): Education and customer service policy pack swaps; target &lt;30 min transfer time, no breaking changes</text:p>
      <text:h text:style-name="Heading_20_3" text:outline-level="3"><text:bookmark-start text:name="twenty-week-work-plan"/>6.2 Twenty-Week Work Plan<text:bookmark-end text:name="twenty-week-work-plan"/></text:h>
      <text:p text:style-name="First_20_paragraph"><text:span text:style-name="T1">Timeline:</text:span> Foundation (Weeks 1-2) → Expert Pilot (Weeks 3-5) → RAG &amp; Q-A Benchmarking (Weeks 6-8) → Implementation &amp; UI (Weeks 9-10) → Real Caregiver Recruitment (Weeks 8-9) → Simulated &amp; Real Caregiver Evaluation + Human Expert Scoring (11-14) → Analysis &amp; Writing (17-19) → Finalization (20).</text:p>
      <text:p text:style-name="Text_20_body"><text:span text:style-name="T1">Table 8. Twenty-Week Work Plan with Milestones (Integrated Plan)</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HeaderRowCell" office:value-type="string">
              <text:p text:style-name="Table_20_Heading">Phase</text:p>
            </table:table-cell>
            <table:table-cell table:style-name="TableHeaderRowCell" office:value-type="string">
              <text:p text:style-name="Table_20_Heading">Week(s)</text:p>
            </table:table-cell>
            <table:table-cell table:style-name="TableHeaderRowCell" office:value-type="string">
              <text:p text:style-name="Table_20_Heading">Primary Activities</text:p>
            </table:table-cell>
            <table:table-cell table:style-name="TableHeaderRowCell" office:value-type="string">
              <text:p text:style-name="Table_20_Heading">Key Deliverables</text:p>
            </table:table-cell>
            <table:table-cell table:style-name="TableHeaderRowCell" office:value-type="string">
              <text:p text:style-name="Table_20_Heading">Success Criteria</text:p>
            </table:table-cell>
          </table:table-row>
        </table:table-header-rows>
        <table:table-row>
          <table:table-cell table:style-name="TableRowCell" office:value-type="string">
            <text:p text:style-name="Table_20_Contents"><text:span text:style-name="T1">Phase 1: Foundation</text:span></text:p>
          </table:table-cell>
          <table:table-cell table:style-name="TableRowCell" office:value-type="string">
            <text:p text:style-name="Table_20_Contents">1-2</text:p>
          </table:table-cell>
          <table:table-cell table:style-name="TableRowCell" office:value-type="string">
            <text:p text:style-name="Table_20_Contents">Literature review; theoretical framework; RQ refinement; environment setup; FADP/privacy planning; <text:span text:style-name="T1">KEK/CE submissions (Main study + Crisis protocol)</text:span></text:p>
          </table:table-cell>
          <table:table-cell table:style-name="TableRowCell" office:value-type="string">
            <text:p text:style-name="Table_20_Contents">Annotated bibliography; theoretical framework; finalized RQs; functional dev environment; FADP checklist; <text:span text:style-name="T1">KEK/CE protocols submitted</text:span></text:p>
          </table:table-cell>
          <table:table-cell table:style-name="TableRowCell" office:value-type="string">
            <text:p text:style-name="Table_20_Contents">30+ papers reviewed; clear theoretical grounding; testable RQs; working N8N + Docker setup; <text:span text:style-name="T1">KEK/CE approvals pending</text:span></text:p>
          </table:table-cell>
        </table:table-row>
        <table:table-row>
          <table:table-cell table:style-name="TableRowCell" office:value-type="string">
            <text:p text:style-name="Table_20_Contents"><text:span text:style-name="T1">Phase 2: Expert Pilot</text:span></text:p>
          </table:table-cell>
          <table:table-cell table:style-name="TableRowCell" office:value-type="string">
            <text:p text:style-name="Table_20_Contents">3-5</text:p>
          </table:table-cell>
          <table:table-cell table:style-name="TableRowCell" office:value-type="string">
            <text:p text:style-name="Table_20_Contents">Recruit n=5-8 domain experts (Spitex coordinators, geriatricians); conduct think-aloud sessions (3 core tasks: policy query, caregiving skill Q, tone-fit rating); <text:span text:style-name="T1">train 2-3 experts as evaluators (3-hour certification)</text:span>; analyze usability &amp; effectiveness</text:p>
          </table:table-cell>
          <table:table-cell table:style-name="TableRowCell" office:value-type="string">
            <text:p text:style-name="Table_20_Contents">Expert session recordings; SUS scores; think-aloud transcripts; usability report; <text:span text:style-name="T1">Expert evaluator rubric (15 pages) + certification records</text:span></text:p>
          </table:table-cell>
          <table:table-cell table:style-name="TableRowCell" office:value-type="string">
            <text:p text:style-name="Table_20_Contents">n=5-8 experts onboarded; SUS ≥70; task success ≥80%; tone appropriateness ≥4.0/5.0; no detected hallucinations in policy claims; <text:span text:style-name="T1">κ≥0.70 evaluator certification</text:span></text:p>
          </table:table-cell>
        </table:table-row>
        <table:table-row>
          <table:table-cell table:style-name="TableRowCell" office:value-type="string">
            <text:p text:style-name="Table_20_Contents"><text:span text:style-name="T1">Phase 2.5: Caregiver Recruitment &amp; Prep</text:span></text:p>
          </table:table-cell>
          <table:table-cell table:style-name="TableRowCell" office:value-type="string">
            <text:p text:style-name="Table_20_Contents">8-9</text:p>
          </table:table-cell>
          <table:table-cell table:style-name="TableRowCell" office:value-type="string">
            <text:p text:style-name="Table_20_Contents">Partner with Spitex + caregiver support groups; finalize informed consent forms; <text:span text:style-name="T1">KEK/CE approval for real caregiver study (parallel with Phase 3)</text:span>; recruit n=20-30 Swiss caregivers (&gt;5h/week, CHF 50-100 compensation); arrange sessions</text:p>
          </table:table-cell>
          <table:table-cell table:style-name="TableRowCell" office:value-type="string">
            <text:p text:style-name="Table_20_Contents">Informed consent templates; caregiver recruitment cohort; session scheduling; <text:span text:style-name="T1">KEK/CE caregiver protocol approved</text:span></text:p>
          </table:table-cell>
          <table:table-cell table:style-name="TableRowCell" office:value-type="string">
            <text:p text:style-name="Table_20_Contents">n=20-30 caregivers recruited; 80%+ consent rate; sessions scheduled for Weeks 11-14; <text:span text:style-name="T1">Crisis protocol KEK/CE approved</text:span></text:p>
          </table:table-cell>
        </table:table-row>
        <table:table-row>
          <table:table-cell table:style-name="TableRowCell" office:value-type="string">
            <text:p text:style-name="Table_20_Contents"><text:span text:style-name="T1">Phase 3: RAG &amp; Benchmarking</text:span></text:p>
          </table:table-cell>
          <table:table-cell table:style-name="TableRowCell" office:value-type="string">
            <text:p text:style-name="Table_20_Contents">6-8</text:p>
          </table:table-cell>
          <table:table-cell table:style-name="TableRowCell" office:value-type="string">
            <text:p text:style-name="Table_20_Contents">Curate policy documents (IV-Stelle, BAG, cantonal Spitex); generate 20-30 Q-A-chunk benchmark pairs (manual + LLM-assisted); expert review &amp; validation; implement minimal retrieval system</text:p>
          </table:table-cell>
          <table:table-cell table:style-name="TableRowCell" office:value-type="string">
            <text:p text:style-name="Table_20_Contents">Q-A benchmark dataset; RAG retrieval module; validation report; policy document corpus (2 domains: IV, Hilflosenentschädigung)</text:p>
          </table:table-cell>
          <table:table-cell table:style-name="TableRowCell" office:value-type="string">
            <text:p text:style-name="Table_20_Contents">20-30 validated Q-A pairs; retrieval accuracy Recall@3 ≥0.7; groundedness rubric ≥1.5/2.0; no detected hallucinations</text:p>
          </table:table-cell>
        </table:table-row>
        <table:table-row>
          <table:table-cell table:style-name="TableRowCell" office:value-type="string">
            <text:p text:style-name="Table_20_Contents"><text:span text:style-name="T1">Phase 4: Implementation (Core)</text:span></text:p>
          </table:table-cell>
          <table:table-cell table:style-name="TableRowCell" office:value-type="string">
            <text:p text:style-name="Table_20_Contents">7-10</text:p>
          </table:table-cell>
          <table:table-cell table:style-name="TableRowCell" office:value-type="string">
            <text:p text:style-name="Table_20_Contents">Detection module development; regulation logic; generation pipeline; EMA integration; <text:span text:style-name="T1">EMA sensitivity analysis (α ∈ {0.1–0.5}, generate convergence curves, Week 10)</text:span>; <text:span text:style-name="T1">Stress driver validation (Week 9), engagement formula derivation (Week 10), stress level calibration (Week 10)</text:span>; Next.js/React UI; integration testing</text:p>
          </table:table-cell>
          <table:table-cell table:style-name="TableRowCell" office:value-type="string">
            <text:p text:style-name="Table_20_Contents">Working personality detection; regulation engine; response generation; Next.js demo; integration tests; <text:span text:style-name="T1">EMA sensitivity table, stress driver confusion matrix, engagement weights, stress calibration table</text:span></text:p>
          </table:table-cell>
          <table:table-cell table:style-name="TableRowCell" office:value-type="string">
            <text:p text:style-name="Table_20_Contents">Detection accuracy ≥70%; stable trait convergence; grounded responses; UI supports think-aloud protocol; no unhandled exceptions in expert sessions; <text:span text:style-name="T1">α=0.3 empirically justified, driver κ≥0.70, engagement formula AUC≥0.75</text:span></text:p>
          </table:table-cell>
        </table:table-row>
        <table:table-row>
          <table:table-cell table:style-name="TableRowCell" office:value-type="string">
            <text:p text:style-name="Table_20_Contents"><text:span text:style-name="T1">Phase 5: Evaluation &amp; Validation (Multi-Stream)</text:span></text:p>
          </table:table-cell>
          <table:table-cell table:style-name="TableRowCell" office:value-type="string">
            <text:p text:style-name="Table_20_Contents">11-14</text:p>
          </table:table-cell>
          <table:table-cell table:style-name="TableRowCell" office:value-type="string">
            <text:p text:style-name="Table_20_Contents"><text:span text:style-name="T1">Multi-stream validation as defined in Sections 4.5 &amp; 4.6:</text:span> (a) Real Caregiver Sessions (Session 1: BFI-44 + consent; Session 2: interactive coaching + logs; Session 3: PSS-10 + usability feedback); (b) Synthetic Evaluation (N≥250 conversations with 3 baselines; See Section 4.5 for detailed protocol); (c) Human Expert Scoring (2-3 experts, 15-page rubric, κ≥0.70 certification, independent blind scoring of 30% synthetic + 100% real); (d) Crisis Monitoring (Level 4 detection verification, automated alert confirmation, action logging); (e) Baseline Comparisons (Adaptive vs. Generic vs. Memory vs. Policy-Only).</text:p>
          </table:table-cell>
          <table:table-cell table:style-name="TableRowCell" office:value-type="string">
            <text:p text:style-name="Table_20_Contents">Real caregiver data (BFI-44, PSS-10, engagement logs, qualitative feedback); Synthetic evaluation results; Expert scoring records (per-turn, per-criterion); baseline comparison tables; crisis incident log; inter-rater κ reports</text:p>
          </table:table-cell>
          <table:table-cell table:style-name="TableRowCell" office:value-type="string">
            <text:p text:style-name="Table_20_Contents">Real caregivers: r≥0.60 personality, r≥0.50 stress vs. ground truth; ≥60% stress mitigation; ≥80% retention. Synthetic: Cohen’s d≥0.3 vs. baseline. Human scoring: κ≥0.75 team agreement; mean ≥1.4/2.0. Crisis: no protocol violations.</text:p>
          </table:table-cell>
        </table:table-row>
        <table:table-row>
          <table:table-cell table:style-name="TableRowCell" office:value-type="string">
            <text:p text:style-name="Table_20_Contents"><text:span text:style-name="T1">Phase 6: Advanced Validation &amp; Analysis</text:span></text:p>
          </table:table-cell>
          <table:table-cell table:style-name="TableRowCell" office:value-type="string">
            <text:p text:style-name="Table_20_Contents">15-16</text:p>
          </table:table-cell>
          <table:table-cell table:style-name="TableRowCell" office:value-type="string">
            <text:p text:style-name="Table_20_Contents"><text:span text:style-name="T1">Analysis framework per Sections 4.5.2 &amp; 4.6:</text:span> Real vs. Synthetic Comparison (validation tables, personality/stress alignment). Statistical Analysis (correlation tables for BFI-44/PSS-10, Cohen’s d effects, Fleiss’ κ). Temporal Dynamics (Vector autoregression for engagement-stress causality). Policy Audit (250 policy claims reviewed; hallucination classification).</text:p>
          </table:table-cell>
          <table:table-cell table:style-name="TableRowCell" office:value-type="string">
            <text:p text:style-name="Table_20_Contents">Validation report; statistical summary tables; baseline effect sizes; causal analysis plots; policy audit results</text:p>
          </table:table-cell>
          <table:table-cell table:style-name="TableRowCell" office:value-type="string">
            <text:p text:style-name="Table_20_Contents">Consistent r≥0.60/r≥0.50 across real/synthetic; baseline d≥0.30; all policy claims cite sources; temporal causality p&lt;0.05</text:p>
          </table:table-cell>
        </table:table-row>
        <table:table-row>
          <table:table-cell table:style-name="TableRowCell" office:value-type="string">
            <text:p text:style-name="Table_20_Contents"><text:span text:style-name="T1">Phase 7: Analysis &amp; Writing</text:span></text:p>
          </table:table-cell>
          <table:table-cell table:style-name="TableRowCell" office:value-type="string">
            <text:p text:style-name="Table_20_Contents">17-19</text:p>
          </table:table-cell>
          <table:table-cell table:style-name="TableRowCell" office:value-type="string">
            <text:p text:style-name="Table_20_Contents">Statistical analysis synthesis; visualization (convergence curves, baseline charts, validation tables); thesis writing; limitation analysis; expert pilot + human expert + caregiver insights integration; crisis protocol summary</text:p>
          </table:table-cell>
          <table:table-cell table:style-name="TableRowCell" office:value-type="string">
            <text:p text:style-name="Table_20_Contents">Complete thesis draft; publication-ready figures; thesis proposal; crisis protocol documentation</text:p>
          </table:table-cell>
          <table:table-cell table:style-name="TableRowCell" office:value-type="string">
            <text:p text:style-name="Table_20_Contents">Complete analysis; stated contributions; documented limitations; thesis roadmap; crisis procedures documented</text:p>
          </table:table-cell>
        </table:table-row>
        <table:table-row>
          <table:table-cell table:style-name="TableRowCell" office:value-type="string">
            <text:p text:style-name="Table_20_Contents"><text:span text:style-name="T1">Phase 8: Finalization</text:span></text:p>
          </table:table-cell>
          <table:table-cell table:style-name="TableRowCell" office:value-type="string">
            <text:p text:style-name="Table_20_Contents">20</text:p>
          </table:table-cell>
          <table:table-cell table:style-name="TableRowCell" office:value-type="string">
            <text:p text:style-name="Table_20_Contents">Supervisor feedback integration; peer review; final QA; presentation prep; <text:span text:style-name="T1">update title/abstract to reflect real caregiver validation + human expert scoring</text:span>; code/documentation handover</text:p>
          </table:table-cell>
          <table:table-cell table:style-name="TableRowCell" office:value-type="string">
            <text:p text:style-name="Table_20_Contents">Final thesis v1.0; presentation slides; GitHub repo; handover docs; <text:span text:style-name="T1">updated abstract &amp; limitations documenting real vs. synthetic validation scope</text:span></text:p>
          </table:table-cell>
          <table:table-cell table:style-name="TableRowCell" office:value-type="string">
            <text:p text:style-name="Table_20_Contents">Publication-ready document; presentation materials; reproducible artifacts; smooth handover; <text:span text:style-name="T1">external validity bounded</text:spa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ext:span text:style-name="T1">Resources:</text:span> LLM API credits (~$200-500), N8N/Docker infrastructure, R/Python statistical tools, supervisor meetings (2hr/week), peer reviewers, psychology expert consultation, in-house domain expert time (volunteer or internal allocation).</text:p>
      <text:h text:style-name="Heading_20_3" text:outline-level="3"><text:bookmark-start text:name="risk-management"/>6.3 Risk Management<text:bookmark-end text:name="risk-management"/></text:h>
      <text:p text:style-name="First_20_paragraph"><text:span text:style-name="T1">Risk Matrix:</text:span> Assesses likelihood/impact (Low/Medium/High). Key risks: <text:span text:style-name="T1">Expert Recruitment (Weeks 3-5)</text:span> (Medium/Medium) — In-house domain experts may have limited availability; mitigated by early outreach, flexible scheduling, incentive (CHF 50-100 vouchers), pilot protocol simplicity (15-20 min think-aloud sessions). <text:span text:style-name="T1">Q-A Benchmark Generation (Weeks 6-8)</text:span> (Medium/Medium) — LLM-generated Q-A pairs may contain hallucinations or require extensive manual review; mitigated by expert validation gate (κ≥0.70), multi-source policy doc triangulation, small batch size (20-30 pairs manageable). <text:span text:style-name="T1">Evaluation</text:span> (LLM evaluator bias/drift, Medium/High) mitigated by fixed prompts, 3× runs, human spot-checks; <text:span text:style-name="T1">Reproducibility</text:span> (non-determinism, Medium/High) addressed by pinned model versions, fixed seeds, config logging; <text:span text:style-name="T1">Data Quality</text:span> (simulated profiles, Medium/Medium) managed by expert validation, mid-range profiles, expert pilot human validation; <text:span text:style-name="T1">Technical</text:span> (prompt sensitivity, Medium/Medium) controlled by versioning, A/B tests, directive auditing; <text:span text:style-name="T1">Infrastructure</text:span> (vendor interruptions, Medium/Medium) handled by provider abstraction, alternates, retries; <text:span text:style-name="T1">Ethics/Privacy</text:span> (data protection, Low/High) ensured by anonymization, encryption, IRB compliance; <text:span text:style-name="T1">Scope</text:span> (feature creep, Medium/Medium) prevented by guardrails (2-domain RAG focus, Next.js UI), change control, thesis deferral.</text:p>
      <text:p text:style-name="Text_20_body"><text:span text:style-name="T1">Mitigation Playbooks:</text:span> Evaluator drift (consistency &lt;0.85) → freeze prompts, compare providers; JSON failures (&gt;0.5%) → schema validation, temperature reduction; Latency (p95 &gt;2s) → reduce tokens, cache responses; Privacy incident → rotate keys, audit logs.</text:p>
      <text:p text:style-name="Text_20_body"><text:span text:style-name="T1">Contingency:</text:span> Alternative LLM providers (GPT-4, Claude, Gemini) ready for failover. Scope adjustment gates: evaluator consistency &lt;0.75 → escalate to human sample; Q-A hallucinations &gt;10% → extend expert review cycle; recruitment delays → adjust timeline accordingly.</text:p>
      <text:p text:style-name="Text_20_body"><text:span text:style-name="T1">Monitoring (Planned):</text:span> Weekly KPI tracking targets: JSON compliance ≥99.5%, EMA stabilization ≥80%, evaluator consistency ≥0.85, p95 latency &lt;2.0s, no privacy incidents.</text:p>
      <text:p text:style-name="Horizontal_20_Line"/>
      <text:h text:style-name="Heading_20_2" text:outline-level="2"><text:bookmark-start text:name="future-work"/>7. Future Work<text:bookmark-end text:name="future-work"/></text:h>
      <text:h text:style-name="Heading_20_3" text:outline-level="3"><text:bookmark-start text:name="future-research-directions"/>7.1 Future Research Directions<text:bookmark-end text:name="future-research-directions"/></text:h>
      <text:p text:style-name="First_20_paragraph">Future research directions beyond this expert-validated preliminary study include: (1) <text:span text:style-name="T1">Clinical outcome validation:</text:span> Caregiver participant studies (n=150+) with pre/post measurement of stress, burden reduction, and engagement (requires separate KEK/CE approval), (2) <text:span text:style-name="T1">Cross-cultural and multilingual adaptation:</text:span> Swiss French/Italian language variants and cultural nuance validation across linguistic regions, (3) <text:span text:style-name="T1">Multimodal personality detection:</text:span> Integration of voice prosody and facial expression analysis for enhanced personality inference, (4) <text:span text:style-name="T1">Longitudinal trait evolution:</text:span> Long-term personality adaptation tracking over months of sustained use, (5) <text:span text:style-name="T1">Expanded policy domain coverage:</text:span> Full 26-canton Swiss healthcare system navigation across all major support programs, (6) <text:span text:style-name="T1">Production deployment:</text:span> React/Next.js frontend, cloud infrastructure, and enterprise integration with Spitex organizations.</text:p>
      <text:h text:style-name="Heading_20_3" text:outline-level="3"><text:bookmark-start text:name="limitations-and-future-research-directions"/>7.2 Limitations and Future Research Directions<text:bookmark-end text:name="limitations-and-future-research-direction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rea</text:p>
            </table:table-cell>
            <table:table-cell table:style-name="TableHeaderRowCell" office:value-type="string">
              <text:p text:style-name="Table_20_Heading">Boundary / Limitation (This Study)</text:p>
            </table:table-cell>
            <table:table-cell table:style-name="TableHeaderRowCell" office:value-type="string">
              <text:p text:style-name="Table_20_Heading">Future Research Path</text:p>
            </table:table-cell>
          </table:table-row>
        </table:table-header-rows>
        <table:table-row>
          <table:table-cell table:style-name="TableRowCell" office:value-type="string">
            <text:p text:style-name="Table_20_Contents"><text:span text:style-name="T1">Sample Scope</text:span></text:p>
          </table:table-cell>
          <table:table-cell table:style-name="TableRowCell" office:value-type="string">
            <text:p text:style-name="Table_20_Contents">Expert pilot (n=5–8), real caregivers (n=20–30, brief sessions); no longitudinal follow-up beyond 2–3 weeks</text:p>
          </table:table-cell>
          <table:table-cell table:style-name="TableRowCell" office:value-type="string">
            <text:p text:style-name="Table_20_Contents">Clinical-scale trials (n=150+) with 6-month longitudinal measurement; RCT with control condition</text:p>
          </table:table-cell>
        </table:table-row>
        <table:table-row>
          <table:table-cell table:style-name="TableRowCell" office:value-type="string">
            <text:p text:style-name="Table_20_Contents"><text:span text:style-name="T1">Geographic/Policy Domain</text:span></text:p>
          </table:table-cell>
          <table:table-cell table:style-name="TableRowCell" office:value-type="string">
            <text:p text:style-name="Table_20_Contents">Swiss German prototype only; 2-policy domains (IV, Hilflosenentschädigung); 26 cantons not covered</text:p>
          </table:table-cell>
          <table:table-cell table:style-name="TableRowCell" office:value-type="string">
            <text:p text:style-name="Table_20_Contents">Multilingual (French, Italian); full 26-canton coverage; cross-country adaptation study</text:p>
          </table:table-cell>
        </table:table-row>
        <table:table-row>
          <table:table-cell table:style-name="TableRowCell" office:value-type="string">
            <text:p text:style-name="Table_20_Contents"><text:span text:style-name="T1">Caregiver Population</text:span></text:p>
          </table:table-cell>
          <table:table-cell table:style-name="TableRowCell" office:value-type="string">
            <text:p text:style-name="Table_20_Contents">No intersectional fairness validation (gender, age, care-recipient type); self-selected convenience sample</text:p>
          </table:table-cell>
          <table:table-cell table:style-name="TableRowCell" office:value-type="string">
            <text:p text:style-name="Table_20_Contents">Stratified sampling; underrepresented population studies; long-term retention tracking</text:p>
          </table:table-cell>
        </table:table-row>
        <table:table-row>
          <table:table-cell table:style-name="TableRowCell" office:value-type="string">
            <text:p text:style-name="Table_20_Contents"><text:span text:style-name="T1">Personality Measurement</text:span></text:p>
          </table:table-cell>
          <table:table-cell table:style-name="TableRowCell" office:value-type="string">
            <text:p text:style-name="Table_20_Contents">OCEAN detection model accuracy vs. validated BFI-44 ~0.60; single-conversation ceiling effects possible</text:p>
          </table:table-cell>
          <table:table-cell table:style-name="TableRowCell" office:value-type="string">
            <text:p text:style-name="Table_20_Contents">Multi-session trait stability (6+ weeks); clinical personality assessments; facial expression + voice prosody integration</text:p>
          </table:table-cell>
        </table:table-row>
        <table:table-row>
          <table:table-cell table:style-name="TableRowCell" office:value-type="string">
            <text:p text:style-name="Table_20_Contents"><text:span text:style-name="T1">Clinical Outcomes</text:span></text:p>
          </table:table-cell>
          <table:table-cell table:style-name="TableRowCell" office:value-type="string">
            <text:p text:style-name="Table_20_Contents">Non-clinical scope: stress measurement via PSS-10 proxy, NO clinical diagnosis capability; caregiver burnout not clinically validated</text:p>
          </table:table-cell>
          <table:table-cell table:style-name="TableRowCell" office:value-type="string">
            <text:p text:style-name="Table_20_Contents">Separate KEK/CE approval for clinical trial; validated clinical outcome instruments (Caregiver Burden Inventory, clinician assessment)</text:p>
          </table:table-cell>
        </table:table-row>
        <table:table-row>
          <table:table-cell table:style-name="TableRowCell" office:value-type="string">
            <text:p text:style-name="Table_20_Contents"><text:span text:style-name="T1">Stress Level Detection</text:span></text:p>
          </table:table-cell>
          <table:table-cell table:style-name="TableRowCell" office:value-type="string">
            <text:p text:style-name="Table_20_Contents">System-generated stress 0–4 scale untested; calibration via synthetic examples + PSS-10 only; 3-driver model simplified from literature</text:p>
          </table:table-cell>
          <table:table-cell table:style-name="TableRowCell" office:value-type="string">
            <text:p text:style-name="Table_20_Contents">Intensive within-subject studies; ecological momentary assessment (EMA) validation; real-time physiological sensors</text:p>
          </table:table-cell>
        </table:table-row>
        <table:table-row>
          <table:table-cell table:style-name="TableRowCell" office:value-type="string">
            <text:p text:style-name="Table_20_Contents"><text:span text:style-name="T1">Engagement Metrics</text:span></text:p>
          </table:table-cell>
          <table:table-cell table:style-name="TableRowCell" office:value-type="string">
            <text:p text:style-name="Table_20_Contents">Formula weights (message length, latency, directives) data-derived but not validated externally</text:p>
          </table:table-cell>
          <table:table-cell table:style-name="TableRowCell" office:value-type="string">
            <text:p text:style-name="Table_20_Contents">Separate engagement study (n=50+) with think-aloud / eye-tracking; convergent validity with SUS</text:p>
          </table:table-cell>
        </table:table-row>
        <table:table-row>
          <table:table-cell table:style-name="TableRowCell" office:value-type="string">
            <text:p text:style-name="Table_20_Contents"><text:span text:style-name="T1">Crisis Protocol</text:span></text:p>
          </table:table-cell>
          <table:table-cell table:style-name="TableRowCell" office:value-type="string">
            <text:p text:style-name="Table_20_Contents">KEK/CE-approved procedure tested internally; no external crisis center coordination (one-directional alert only)</text:p>
          </table:table-cell>
          <table:table-cell table:style-name="TableRowCell" office:value-type="string">
            <text:p text:style-name="Table_20_Contents">Integration with Swiss emergency services (TeleFon 143 API, 112 dispatch); follow-up safety monitoring protocol</text:p>
          </table:table-cell>
        </table:table-row>
        <table:table-row>
          <table:table-cell table:style-name="TableRowCell" office:value-type="string">
            <text:p text:style-name="Table_20_Contents"><text:span text:style-name="T1">Generalization to Other Domains</text:span></text:p>
          </table:table-cell>
          <table:table-cell table:style-name="TableRowCell" office:value-type="string">
            <text:p text:style-name="Table_20_Contents">Policy-pack reusability demonstrated (interchangeability test only); other domains (education, customer service) untested</text:p>
          </table:table-cell>
          <table:table-cell table:style-name="TableRowCell" office:value-type="string">
            <text:p text:style-name="Table_20_Contents">Cross-domain A/B testing; different user populations (students, patients, employees); sector-specific validation</text:p>
          </table:table-cell>
        </table:table-row>
        <table:table-row>
          <table:table-cell table:style-name="TableRowCell" office:value-type="string">
            <text:p text:style-name="Table_20_Contents"><text:span text:style-name="T1">Ethical Boundaries</text:span></text:p>
          </table:table-cell>
          <table:table-cell table:style-name="TableRowCell" office:value-type="string">
            <text:p text:style-name="Table_20_Contents">FADP compliance design; DPIA stub only (not full risk assessment); no real-world data governance audit</text:p>
          </table:table-cell>
          <table:table-cell table:style-name="TableRowCell" office:value-type="string">
            <text:p text:style-name="Table_20_Contents">Full DPIA implementation; longitudinal privacy impact audits; bias audit on OCEAN algorithm itself</text:p>
          </table:table-cell>
        </table:table-row>
        <table:table-row>
          <table:table-cell table:style-name="TableRowCell" office:value-type="string">
            <text:p text:style-name="Table_20_Contents"><text:span text:style-name="T1">Multimodal Input</text:span></text:p>
          </table:table-cell>
          <table:table-cell table:style-name="TableRowCell" office:value-type="string">
            <text:p text:style-name="Table_20_Contents">Text only (Swiss German); no voice, facial expression, or gesture recognition</text:p>
          </table:table-cell>
          <table:table-cell table:style-name="TableRowCell" office:value-type="string">
            <text:p text:style-name="Table_20_Contents">Audio prosody + transcription; facial expression analysis; integration roadmap in thesis</text:p>
          </table:table-cell>
        </table:table-row>
        <table:table-row>
          <table:table-cell table:style-name="TableRowCell" office:value-type="string">
            <text:p text:style-name="Table_20_Contents"><text:span text:style-name="T1">Cost-Benefit Analysis</text:span></text:p>
          </table:table-cell>
          <table:table-cell table:style-name="TableRowCell" office:value-type="string">
            <text:p text:style-name="Table_20_Contents">Implementation cost estimated; adoption barriers not studied; Spitex integration not validated</text:p>
          </table:table-cell>
          <table:table-cell table:style-name="TableRowCell" office:value-type="string">
            <text:p text:style-name="Table_20_Contents">Health economic evaluation (QALYs, cost-effectiveness); organizational adoption study; sustainability model</text:p>
          </table:table-cell>
        </table:table-row>
      </table:table>
      <text:p text:style-name="First_20_paragraph"><text:span text:style-name="T1">Explicit Deferred to Future Phases:</text:span> - Full clinical RCT with pre/post caregiver burnout/stress measurement (requires separate ethics approval and multi-site collaboration) - Cross-cultural and multilingual adaptation (French, Italian, potentially English) - Production UI (React/Next.js) and enterprise deployment (cloud infrastructure, Spitex organization partnership, SSO integration) - Long-term personality evolution and trait stability over months of sustained use - Physiological validation (heart rate variability, cortisol measurement) of stress detection algorithm - Comparative effectiveness studies (vs. human coach, vs. alternative digital interventions)</text:p>
      <text:p text:style-name="Text_20_body"><text:span text:style-name="T1">Note:</text:span> This study establishes validated technical methodology and external validity boundaries for caregiver-specific personality-aware dialogue systems. Limitations reflect appropriate scope for a proof-of-concept preliminary study with real caregiver validation; they do not represent design failures but rather deliberate constraints ensuring feasibility, ethical appropriateness, and foundation for future clinical research.</text:p>
      <text:h text:style-name="Heading_20_2" text:outline-level="2"><text:bookmark-start text:name="references"/>8. References<text:bookmark-end text:name="references"/></text:h>
      <text:p text:style-name="First_20_paragraph">Abbasian, M., Azimi, I., Rahmani, A. M., &amp; Jain, R. C. (2023). Conversational health agents: A personalized LLM-powered agent framework. <text:span text:style-name="T2">arXiv preprint arXiv:2310.02374</text:span>. https://doi.org/10.48550/arXiv.2310.02374</text:p>
      <text:p text:style-name="Text_20_body">Adamopoulou, E., &amp; Moussiades, L. (2020). An overview of chatbot technology. In <text:span text:style-name="T2">IFIP International Conference on Artificial Intelligence Applications and Innovations</text:span> (pp. 373-383). Springer. https://doi.org/10.1007/978-3-030-49186-4_31</text:p>
      <text:p text:style-name="Text_20_body">Alisamir, S., &amp; Ringeval, F. (2021). On the evolution of speech representations for affective computing: A brief history and critical overview. <text:span text:style-name="T2">IEEE Signal Processing Magazine</text:span>, 38(4), 12-21. https://doi.org/10.1109/MSP.2021.3106890</text:p>
      <text:p text:style-name="Text_20_body">Anttila, T., Selander, K., &amp; Oinas, T. (2020). Disconnected lives: Trends in time spent alone in Finland. <text:span text:style-name="T2">Social Indicators Research</text:span>, 150, 711-730. https://doi.org/10.1007/s11205-020-02304-z</text:p>
      <text:p text:style-name="Text_20_body">Quirin, M., Kruglanski, A. W., Higgins, E. T., Kuhl, J., de Jong-Meyer, R., Kämpfe-Hargrave, N., Eggerman, C., Baumann, N., &amp; Kazén, M. (2023). Dynamics of personality: The Zurich model of motivation revived, extended, and applied. <text:span text:style-name="T2">Journal of Personality</text:span>, 91(5), 1097-1122. https://doi.org/10.1111/jopy.12797</text:p>
      <text:p text:style-name="Text_20_body">Church, A. T. (2000). Culture and personality: Toward an integrated cultural trait psychology. <text:span text:style-name="T2">Journal of Personality</text:span>, 68(4), 651-703. https://doi.org/10.1111/1467-6494.00112</text:p>
      <text:p text:style-name="Text_20_body">Costa, P. T., Jr., &amp; McCrae, R. R. (1992). Normal personality assessment in clinical practice: The NEO Personality Inventory. <text:span text:style-name="T2">Psychological Assessment</text:span>, 4(1), 5-13. https://doi.org/10.1037/1040-3590.4.1.5</text:p>
      <text:p text:style-name="Text_20_body">Federal Office of Public Health (BAG). (2025). Relatives providing care and nursing. Retrieved October 22, 2025, from https://www.bag.admin.ch/en/relatives-providing-care-and-nursing</text:p>
      <text:p text:style-name="Text_20_body">Gérain, P., &amp; Zech, E. (2019). Informal caregiving and its psychological impact on caregivers: An Alzheimer study. <text:span text:style-name="T2">Frontiers in Psychology</text:span>, 10, 166. https://doi.org/10.3389/fpsyg.2019.01466</text:p>
      <text:p text:style-name="Text_20_body">Gigon, A., Caviezel, S., Nüesch, C., &amp; Reichmann, S. (2024). Healthcare professionals as informal caregivers: The SCOHPICA baseline cohort study. <text:span text:style-name="T2">PLOS ONE</text:span>, 19(3), e0298214. https://doi.org/10.1371/journal.pone.0298214</text:p>
      <text:p text:style-name="Text_20_body">Höpflinger, F., &amp; Hugentobler, V. (2023). Financial support and employment protection for informal caregivers in Switzerland. <text:span text:style-name="T2">Swiss Journal of Sociology</text:span>, 49(2), 245-268. https://doi.org/10.24451/arbor.17892</text:p>
      <text:p text:style-name="Text_20_body">Broadbent, E., Loveys, K., Ilan, G., Chen, G., Chilukuri, M., Boardman, S. G., Doraiswamy, P., &amp; Skuler, D. (2024). ElliQ, an AI-driven social robot to alleviate loneliness: Progress and lessons learned. <text:span text:style-name="T2">Journal of Aging Research &amp; Lifestyle</text:span>, 13, 22-28. https://doi.org/10.14283/jarlife.2024.2</text:p>
      <text:p text:style-name="Text_20_body">Chen, K., Kang, X., Lai, X., &amp; Ni, Z. (2023). Enhancing emotional support capabilities of large language models through cascaded neural networks. <text:span text:style-name="T2">2023 4th International Conference on Computer, Big Data and Artificial Intelligence (ICCBD+AI)</text:span>, 318-326. https://doi.org/10.1109/ICCBD-AI59465.2023.00064</text:p>
      <text:p text:style-name="Text_20_body">Luo, Y., Hawkley, L. C., Waite, L. J., &amp; Cacioppo, J. T. (2012). Loneliness, health, and mortality in old age: A national longitudinal study. <text:span text:style-name="T2">Social Science &amp; Medicine</text:span>, 74(6), 907-914. https://doi.org/10.1016/j.socscimed.2011.11.028</text:p>
      <text:p text:style-name="Text_20_body">De Freitas, J., Huang, S.-C., Pradelski, B. S. R., &amp; Suskind, D. (2024). AI companions reduce loneliness (Working Paper No. 24-078). The Wharton School. https://doi.org/10.48550/arXiv.2407.19096</text:p>
      <text:p text:style-name="Text_20_body">Devdas, S. (2025). <text:span text:style-name="T2">Enhancing emotional support through conversational AI via Big Five personality detection and behavior regulation based on the Zurich Model</text:span> [Master’s thesis, Lucerne University of Applied Sciences and Arts]. HSLU Institutional Repository.</text:p>
      <text:p text:style-name="Text_20_body">Dong, T., Liu, F., Wang, X., Jiang, Y., Zhang, X., &amp; Sun, X. (2024). EmoAda: A multimodal emotion interaction and psychological adaptation system. <text:span text:style-name="T2">Conference on Multimedia Modeling</text:span>. https://doi.org/10.1007/978-3-031-53302-0_25</text:p>
      <text:p text:style-name="Text_20_body">Dongre, P. (2024). Physiology-driven empathic large language models (EmLLMs) for mental health support. <text:span text:style-name="T2">Extended Abstracts of the CHI Conference on Human Factors in Computing Systems</text:span>. https://doi.org/10.1145/3613905.3650964</text:p>
      <text:p text:style-name="Text_20_body">Følstad, A., &amp; Brandtzæg, P. B. (2020). Users’ experiences with chatbots: Findings from a questionnaire study. <text:span text:style-name="T2">Quality and User Experience</text:span>, 5, Article 3. https://doi.org/10.1007/s41233-020-00033-2</text:p>
      <text:p text:style-name="Text_20_body">Hämmig, O. (2019). Health risks associated with social isolation in general and in young, middle, and old age. <text:span text:style-name="T2">PLoS ONE</text:span>, 14, e0219663. https://doi.org/10.1371/journal.pone.0219663</text:p>
      <text:p text:style-name="Text_20_body">Jian, J.-Y., Bisantz, A. M., &amp; Drury, C. G. (2000). Foundations for an empirically determined scale of trust in automated systems. <text:span text:style-name="T2">International Journal of Cognitive Ergonomics</text:span>, 4(1), 53-71. https://doi.org/10.1207/S15327566IJCE0401_04</text:p>
      <text:p text:style-name="Text_20_body">MacLeod, S., Musich, S., Parikh, R. B., Hawkins, K., Keown, K., &amp; Yeh, C. (2018). Examining approaches to address loneliness and social isolation among older adults. <text:span text:style-name="T2">Journal of Aging and Health</text:span>, 30(7), 1071-1095. https://doi.org/10.1177/0898264317704533</text:p>
      <text:p text:style-name="Text_20_body">Marottoli, R. A., &amp; Glass, W. J. (2007). Social isolation among seniors: An emerging issue. <text:span text:style-name="T2">Geriatrics</text:span>, 62(11), 16-18.</text:p>
      <text:p text:style-name="Text_20_body">McCrae, R. R., &amp; John, O. P. (1992). An introduction to the five-factor model and its applications. <text:span text:style-name="T2">Journal of Personality</text:span>, 60(2), 175-215. https://doi.org/10.1111/j.1467-6494.1992.tb00970.x</text:p>
      <text:p text:style-name="Text_20_body">McCrae, R. R., &amp; Terracciano, A. (2005). Universal features of personality traits from the observer’s perspective: Data from 50 cultures. <text:span text:style-name="T2">Journal of Personality and Social Psychology</text:span>, 88(3), 547-561. https://doi.org/10.1037/0022-3514.88.3.547</text:p>
      <text:p text:style-name="Text_20_body">mem0ai. (2024). <text:span text:style-name="T2">mem0: The memory layer for personalized AI</text:span> [Computer software]. GitHub. Retrieved October 20, 2025, from https://github.com/mem0ai/mem0</text:p>
      <text:p text:style-name="Text_20_body">Miotto, M., Rossberg, N., &amp; Kleinberg, B. (2022). Who is GPT-3? An exploration of personality, values and demographics. <text:span text:style-name="T2">arXiv preprint arXiv:2209.14338</text:span>. https://doi.org/10.48550/arXiv.2209.14338</text:p>
      <text:p text:style-name="Text_20_body">Musich, S., Wang, S. S., Hawkins, K., &amp; Yeh, C. (2015). The impact of loneliness on quality of life and patient satisfaction among older, sicker adults. <text:span text:style-name="T2">Gerontology &amp; Geriatric Medicine</text:span>, 1, e2333721415582119. https://doi.org/10.1177/2333721415582119</text:p>
      <text:p text:style-name="Text_20_body">OECD. (2023). <text:span text:style-name="T2">Informal caregiving: Evidence from OECD countries</text:span>. OECD Health Policy Studies. Retrieved October 22, 2025, from https://www.oecd.org/publications/informal-caregiving-2023/</text:p>
      <text:p text:style-name="Text_20_body">Ruoss, A., Scheel-Sailer, A., Vacarella, F., Bucher, B., &amp; Koch, R. (2023). Burden and quality of life of informal caregivers in Switzerland: A nationwide survey. <text:span text:style-name="T2">Disability and Health Journal</text:span>, 16(3), 101468. https://doi.org/10.1016/j.dhjo.2023.101468</text:p>
      <text:p text:style-name="Text_20_body">Swiss Federal Statistical Office (FSO). (2023). <text:span text:style-name="T2">Informal caregiving in Switzerland: Facts and figures</text:span>. BFS/OFS Publication. Retrieved October 22, 2025, from https://www.bfs.admin.ch/</text:p>
      <text:p text:style-name="Text_20_body">OpenAI. (2024). <text:span text:style-name="T2">ChatGPT memory and personalization</text:span>. OpenAI. Retrieved October 10, 2024, from https://openai.com/blog/memory-and-new-controls-for-chatgpt</text:p>
      <text:p text:style-name="Text_20_body">Park, G., Schwartz, H. A., Eichstaedt, J. C., Kern, M. L., Kosinski, M., Stillwell, D. J., Ungar, L. H., &amp; Seligman, M. E. P. (2015). Automatic personality assessment through social media language. <text:span text:style-name="T2">Journal of Personality and Social Psychology</text:span>, 108(6), 934-952. https://doi.org/10.1037/pspp0000020</text:p>
      <text:p text:style-name="Text_20_body">Quirin, M., Malekzad, F., Paudel, D., Knoll, A. C., &amp; Mirolli, M. (2023). Dynamics of personality: The Zurich model of motivation revived, extended, and applied to personality. <text:span text:style-name="T2">Journal of Personality</text:span>, 91(4), 928-946. https://doi.org/10.1111/jopy.12805</text:p>
      <text:p text:style-name="Text_20_body">Shah, S. G., Nogueras, D., van Woerden, H. C., &amp; Kiparoglou, V. (2019). The effectiveness of digital technology interventions to reduce loneliness in adult people: A protocol for a systematic review and meta-analysis. <text:span text:style-name="T2">medRxiv</text:span>, 19000414. https://doi.org/10.1101/19000414</text:p>
      <text:p text:style-name="Text_20_body">Shah, S. G., Nogueras, D., van Woerden, H. C., &amp; Kiparoglou, V. (2020). Evaluation of the effectiveness of digital technology interventions to reduce loneliness in older adults: Systematic review and meta-analysis. <text:span text:style-name="T2">Journal of Medical Internet Research</text:span>, 23, e24712. https://doi.org/10.2196/24712</text:p>
      <text:p text:style-name="Text_20_body">Sorino, P., Biancofiore, G., Lofú, D., Colafiglio, T., Lombardi, A., Narducci, F., &amp; Di Noia, T. (2024). ARIEL: Brain-computer interfaces meet large language models for emotional support conversation. <text:span text:style-name="T2">Adjunct Proceedings of the 32nd ACM Conference on User Modeling, Adaptation and Personalization</text:span>. https://doi.org/10.1145/3631700.3665185</text:p>
      <text:p text:style-name="Text_20_body">Ta, V. P., Griffith, C., Boatfield, C., Wang, X., Civitello, M., Bader, H., DeCero, E., &amp; Loggarakis, A. (2020). User experiences of social support from companion chatbots in everyday contexts: Thematic analysis. <text:span text:style-name="T2">Journal of Medical Internet Research</text:span>, 22, e16235. https://doi.org/10.2196/16235</text:p>
      <text:p text:style-name="Text_20_body">Wu, W., Heierli, J., Meisterhans, M., Moser, A., Farber, A., Dolata, M., Gavagnin, E., Spindler, A. D., &amp; Schwabe, G. (2023). PROMISE: A framework for developing complex conversational interactions (Technical Report). University of Zurich.</text:p>
      <text:p text:style-name="Text_20_body">Xie, T., &amp; Pentina, I. (2022). Attachment theory as a framework to understand relationships with social chatbots: A case study of Replika. <text:span text:style-name="T2">Hawaii International Conference on System Sciences</text:span>. https://doi.org/10.24251/HICSS.2022.200</text:p>
      <text:p text:style-name="Text_20_body">Yarkoni, T. (2010). Personality in 100,000 words: A large-scale analysis of personality and word use among bloggers. <text:span text:style-name="T2">Journal of Research in Personality</text:span>, 44(3), 363-373. https://doi.org/10.1016/j.jrp.2010.04.001</text:p>
      <text:p text:style-name="Text_20_body">Zhang, H., Chen, Y., Wang, M., &amp; Feng, S. (2024). FEEL: A framework for evaluating emotional support capability with large language models. <text:span text:style-name="T2">arXiv preprint arXiv:2403.15699</text:span>. https://doi.org/10.48550/arXiv.2403.15699</text:p>
      <text:p text:style-name="Text_20_body">Zheng, Z., Liao, L., Deng, Y., &amp; Nie, L. (2023). Building emotional support chatbots in the era of LLMs. <text:span text:style-name="T2">arXiv preprint arXiv:2308.11584</text:span>. https://doi.org/10.48550/arXiv.2308.11584</text:p>
      <text:p text:style-name="Horizontal_20_Line"/>
      <text:h text:style-name="Heading_20_2" text:outline-level="2"><text:bookmark-start text:name="appendix"/>9. Appendix<text:bookmark-end text:name="appendix"/></text:h>
      <text:p text:style-name="First_20_paragraph"><text:span text:style-name="T2">Note: This appendix section provides technical specifications, evaluation materials, configuration details, and a glossary of key terms to support reproducibility and accessibility for interdisciplinary readers.</text:span></text:p>
      <text:h text:style-name="Heading_20_3" text:outline-level="3"><text:bookmark-start text:name="appendix-a.-swiss-policy-sources-placeholders-for-rag"/>Appendix A. Swiss Policy Sources (Placeholders for RAG)<text:bookmark-end text:name="appendix-a.-swiss-policy-sources-placeholders-for-rag"/></text:h>
      <text:p text:style-name="First_20_paragraph">These sources will be ingested into the RAG corpus; final citations will reference official Swiss portals and canton pages. Insert concrete links during thesis implementation.</text:p>
      <text:list text:style-name="L18">
        <text:list-item>
          <text:p text:style-name="P155">AHV/AVS (Old-Age and Survivors Insurance): federal overview, eligibility, benefits</text:p>
        </text:list-item>
        <text:list-item>
          <text:p text:style-name="P155">IV/AI (Invalidity Insurance): eligibility criteria, application steps, documentation requirements</text:p>
        </text:list-item>
        <text:list-item>
          <text:p text:style-name="P155">Hilflosenentschädigung (helplessness allowance): definitions, degree levels, application flow</text:p>
        </text:list-item>
        <text:list-item>
          <text:p text:style-name="P155">Ergänzungsleistungen (EL, supplementary benefits): means-testing, thresholds, forms</text:p>
        </text:list-item>
        <text:list-item>
          <text:p text:style-name="P155">Entlastungsangebote/Respite care: national directories, canton-level offers and contact points</text:p>
        </text:list-item>
        <text:list-item>
          <text:p text:style-name="P155">Canton-specific social services portals (e.g., Zürich, Bern, Vaud): application channels and hotlines</text:p>
        </text:list-item>
      </text:list>
      <text:p text:style-name="First_20_paragraph">Citation pattern (example in text): “According to the IV eligibility guidelines (Appendix A, IV/AI)…”</text:p>
      <text:h text:style-name="Heading_20_3" text:outline-level="3"><text:bookmark-start text:name="appendix-a.-prompt-interfaces-and-templates"/>Appendix A. Prompt Interfaces and Templates<text:bookmark-end text:name="appendix-a.-prompt-interfaces-and-templates"/></text:h>
      <text:p text:style-name="First_20_paragraph"><text:span text:style-name="T1">A.1 Detection Prompt (JSON-Structured Response)</text:span></text:p>
      <text:p text:style-name="P156">You are a Zurich Model personality and stress assessor. Analyze the last user message and up to 10 prior turns.</text:p>
      <text:p text:style-name="P157"/>
      <text:p text:style-name="P158">Return ONLY valid JSON in this exact format:</text:p>
      <text:p text:style-name="P159">{</text:p>
      <text:p text:style-name="P160"><text:s text:c="2"/>"ocean": {"O": [-1.0 to 1.0], "C": [-1.0 to 1.0], "E": [-1.0 to 1.0], "A": [-1.0 to 1.0], "N": [-1.0 to 1.0]},</text:p>
      <text:p text:style-name="P161"><text:s text:c="2"/>"confidence": {"O": 0.0-1.0, "C": 0.0-1.0, "E": 0.0-1.0, "A": 0.0-1.0, "N": 0.0-1.0},</text:p>
      <text:p text:style-name="P162"><text:s text:c="2"/>"stress": {</text:p>
      <text:p text:style-name="P163"><text:s text:c="4"/>"level": 0|1|2|3|4,</text:p>
      <text:p text:style-name="P164"><text:s text:c="4"/>"drivers": ["caregiver_burden"|"benefit_navigation"|"self_care_neglect"|"role_strain"|"financial_stress"|"other"...],</text:p>
      <text:p text:style-name="P165"><text:s text:c="4"/>"signals": {"cognitive":[], "affective":[], "physiological":[], "behavioral":[]},</text:p>
      <text:p text:style-name="P166"><text:s text:c="4"/>"confidence": 0.0-1.0</text:p>
      <text:p text:style-name="P167"><text:s text:c="2"/>},</text:p>
      <text:p text:style-name="P168"><text:s text:c="2"/>"coaching_mode": "emotional_support"|"resource_navigation"|"self_care_planning",</text:p>
      <text:p text:style-name="P169"><text:s text:c="2"/>"evidence_quotes": [string, ...]</text:p>
      <text:p text:style-name="P170">}</text:p>
      <text:p text:style-name="P171"/>
      <text:p text:style-name="P172">Rules:</text:p>
      <text:p text:style-name="P173">- Base all inferences strictly on quoted spans from the user's text; no external facts.</text:p>
      <text:p text:style-name="P174">- Stress level: 0 none, 1 mild, 2 moderate, 3 high, 4 crisis.</text:p>
      <text:p text:style-name="P175">- Choose coaching_mode that best fits immediate need: emotional_support (validation of caregiver burden), resource_navigation (benefit system guidance), self_care_planning (respite and coping strategies).</text:p>
      <text:p text:style-name="P176"/>
      <text:p text:style-name="P177">Conversation: {conversation_context}</text:p>
      <text:p text:style-name="P178">User message: {user_message}</text:p>
      <text:p text:style-name="First_20_paragraph"><text:span text:style-name="T1">A.2 Generation Prompt with Behavioral Directives</text:span></text:p>
      <text:p text:style-name="P179">You are a supportive conversational assistant. Follow these behavioral directives strictly:</text:p>
      <text:p text:style-name="P180">{behavioral_directives}</text:p>
      <text:p text:style-name="P181"/>
      <text:p text:style-name="P182">CRITICAL CONSTRAINTS:</text:p>
      <text:p text:style-name="P183">1. Ground all responses strictly in the user's text - no external information or assumptions</text:p>
      <text:p text:style-name="P184">2. Respond in 70-150 words</text:p>
      <text:p text:style-name="P185">3. Ask at most 1-2 questions</text:p>
      <text:p text:style-name="P186">4. Maintain supportive, empathetic tone appropriate to the directives</text:p>
      <text:p text:style-name="P187">5. Coaching mode: {coaching_mode}</text:p>
      <text:p text:style-name="P188">6. If stress_level ≥ 3 and crisis indicators appear, provide a neutral supportive message and suggest reaching out to a trusted person or local support line; do not provide clinical advice.</text:p>
      <text:p text:style-name="P189"/>
      <text:p text:style-name="P190">User context: "{conversation_context}"</text:p>
      <text:p text:style-name="P191">User message: "{user_message}"</text:p>
      <text:p text:style-name="First_20_paragraph"><text:span text:style-name="T1">A.3 Evaluation Prompt for Automated Assessment</text:span></text:p>
      <text:p text:style-name="Text_20_body"><text:span text:style-name="T2">Used for LLM-based automated evaluation of chatbot responses (Section 4.6, Verification Node)</text:span></text:p>
      <text:p text:style-name="P192">You are an expert evaluator assessing personality-aware chatbot responses. Evaluate this chatbot response using the specified criteria. Provide only the requested assessment format with no additional commentary.</text:p>
      <text:p text:style-name="P193"/>
      <text:p text:style-name="P194">CONVERSATION CONTEXT:</text:p>
      <text:p text:style-name="P195">User: "{user_message}"</text:p>
      <text:p text:style-name="P196">Assistant: "{assistant_response}"</text:p>
      <text:p text:style-name="P197">Detected Personality: {ocean_disc}</text:p>
      <text:p text:style-name="P198">Applied Directives: {directives}</text:p>
      <text:p text:style-name="P199"/>
      <text:p text:style-name="P200">EVALUATION CRITERIA:</text:p>
      <text:p text:style-name="P201"/>
      <text:p text:style-name="P202">1. Detection Accuracy: Does the detected personality profile (ocean_disc) appropriately reflect observable personality cues in the user's message? Consider linguistic markers, emotional expression, and behavioral patterns.</text:p>
      <text:p text:style-name="P203"/>
      <text:p text:style-name="P204">2. Regulation Effectiveness: Are the specified behavioral directives correctly and consistently applied throughout the assistant's response? Check for adherence to all listed directives.</text:p>
      <text:p text:style-name="P205"/>
      <text:p text:style-name="P206">3. Emotional Tone Appropriate: Does the response's emotional tone match both the user's current emotional state AND their personality profile? Consider warmth, formality, energy level, and empathy.</text:p>
      <text:p text:style-name="P207"/>
      <text:p text:style-name="P208">4. Relevance &amp; Coherence: Is the response contextually relevant to the user's message and logically coherent? Does it directly address the user's concerns without tangential content?</text:p>
      <text:p text:style-name="P209"/>
      <text:p text:style-name="P210">5. Personality Needs Addressed: Does the response effectively address trait-specific emotional and interactional needs? For example:</text:p>
      <text:p text:style-name="P211"><text:s text:c="3"/>- High N: Reassurance and validation</text:p>
      <text:p text:style-name="P212"><text:s text:c="3"/>- Low N: Pragmatic, solution-focused</text:p>
      <text:p text:style-name="P213"><text:s text:c="3"/>- High E: Energetic, collaborative framing</text:p>
      <text:p text:style-name="P214"><text:s text:c="3"/>- Low E: Calm, reflective tone</text:p>
      <text:p text:style-name="P215"><text:s text:c="3"/>- High O: Novel ideas and creative perspectives</text:p>
      <text:p text:style-name="P216"><text:s text:c="3"/>- Low O: Concrete, practical examples</text:p>
      <text:p text:style-name="P217"><text:s text:c="3"/>- High C: Structured plans with clear steps</text:p>
      <text:p text:style-name="P218"><text:s text:c="3"/>- Low C: Flexible, adaptable guidance</text:p>
      <text:p text:style-name="P219"><text:s text:c="3"/>- High A: Warm, cooperative language</text:p>
      <text:p text:style-name="P220"><text:s text:c="3"/>- Low A: Direct, matter-of-fact stance</text:p>
      <text:p text:style-name="P221"/>
      <text:p text:style-name="P222">RESPONSE GUIDELINES:</text:p>
      <text:p text:style-name="P223">For each criterion, respond with ONLY one of these three values:</text:p>
      <text:p text:style-name="P224">- "Yes" = Clear success, criterion fully met with strong evidence</text:p>
      <text:p text:style-name="P225">- "Partial" = Mixed performance, criterion partially met or unclear evidence</text:p>
      <text:p text:style-name="P226">- "No" = Clear failure, criterion not met or contradicted</text:p>
      <text:p text:style-name="P227"/>
      <text:p text:style-name="P228">**NOTE ON AMBIGUOUS CASES:** In cases of ambiguity or insufficient evidence, default to "Partial" for conservative scoring. This ensures reliability and prevents overestimation of system performance.</text:p>
      <text:p text:style-name="P229"/>
      <text:p text:style-name="P230">OUTPUT FORMAT (use this exact format, no additional text):</text:p>
      <text:p text:style-name="P231">Detection_Accuracy: [Yes/Partial/No], Regulation_Effectiveness: [Yes/Partial/No], Emotional_Tone: [Yes/Partial/No], Relevance_Coherence: [Yes/Partial/No], Personality_Needs: [Yes/Partial/No]</text:p>
      <text:p text:style-name="First_20_paragraph"><text:span text:style-name="T1">Example Evaluation Output:</text:span></text:p>
      <text:p text:style-name="P232">Detection_Accuracy: Yes, Regulation_Effectiveness: Yes, Emotional_Tone: Partial, Relevance_Coherence: Yes, Personality_Needs: Yes</text:p>
      <text:p text:style-name="First_20_paragraph"><text:span text:style-name="T1">Execution Notes for Reproducibility:</text:span> - This prompt is executed by the Verification Node in the N8N workflow (see Section 4.1, Table 3) - Model: GPT-4.1 or Gemini 2.5 Pro with temperature=0 for consistency - Variables <text:span text:style-name="Source_Text">{user_message}</text:span>, <text:span text:style-name="Source_Text">{assistant_response}</text:span>, <text:span text:style-name="Source_Text">{ocean_disc}</text:span>, and <text:span text:style-name="Source_Text">{directives}</text:span> are populated from workflow context - Output is parsed using regex pattern to extract five criterion scores - Failed parses default to neutral baseline scores (all “Partial”) to maintain workflow stability</text:p>
      <text:h text:style-name="Heading_20_3" text:outline-level="3"><text:bookmark-start text:name="appendix-b.-evaluation-rubric-and-scoring-guidelines"/>Appendix B. Evaluation Rubric and Scoring Guidelines<text:bookmark-end text:name="appendix-b.-evaluation-rubric-and-scoring-guidelines"/></text:h>
      <text:p text:style-name="First_20_paragraph"><text:span text:style-name="T1">Table B.1. Evaluation Criteria</text:span></text:p>
      <table:table table:name="Table16" table:style-name="Table16">
        <table:table-column table:style-name="Table16.A"/>
        <table:table-column table:style-name="Table16.B"/>
        <table:table-header-rows>
          <table:table-row>
            <table:table-cell table:style-name="TableHeaderRowCell" office:value-type="string">
              <text:p text:style-name="Table_20_Heading">Criterion</text:p>
            </table:table-cell>
            <table:table-cell table:style-name="TableHeaderRowCell" office:value-type="string">
              <text:p text:style-name="Table_20_Heading">Scoring Guide</text:p>
            </table:table-cell>
          </table:table-row>
        </table:table-header-rows>
        <table:table-row>
          <table:table-cell table:style-name="TableRowCell" office:value-type="string">
            <text:p text:style-name="Table_20_Contents"><text:span text:style-name="T1">Detection Accuracy</text:span></text:p>
          </table:table-cell>
          <table:table-cell table:style-name="TableRowCell" office:value-type="string">
            <text:p text:style-name="Table_20_Contents">Yes (2): Clear trait indicators match detected values. Partial (1): Some alignment. No (0): Poor alignment.</text:p>
          </table:table-cell>
        </table:table-row>
        <table:table-row>
          <table:table-cell table:style-name="TableRowCell" office:value-type="string">
            <text:p text:style-name="Table_20_Contents"><text:span text:style-name="T1">Regulation Effectiveness</text:span></text:p>
          </table:table-cell>
          <table:table-cell table:style-name="TableRowCell" office:value-type="string">
            <text:p text:style-name="Table_20_Contents">Yes: All directives correctly applied. Partial: Minor inconsistencies. No: Directives ignored.</text:p>
          </table:table-cell>
        </table:table-row>
        <table:table-row>
          <table:table-cell table:style-name="TableRowCell" office:value-type="string">
            <text:p text:style-name="Table_20_Contents"><text:span text:style-name="T1">Emotional Tone</text:span></text:p>
          </table:table-cell>
          <table:table-cell table:style-name="TableRowCell" office:value-type="string">
            <text:p text:style-name="Table_20_Contents">Yes: Tone well-suited to state/personality. Partial: Generally appropriate. No: Inappropriate.</text:p>
          </table:table-cell>
        </table:table-row>
        <table:table-row>
          <table:table-cell table:style-name="TableRowCell" office:value-type="string">
            <text:p text:style-name="Table_20_Contents"><text:span text:style-name="T1">Relevance &amp; Coherence</text:span></text:p>
          </table:table-cell>
          <table:table-cell table:style-name="TableRowCell" office:value-type="string">
            <text:p text:style-name="Table_20_Contents">Yes: Relevant, coherent response. Partial: Generally relevant. No: Off-topic/incoherent.</text:p>
          </table:table-cell>
        </table:table-row>
        <table:table-row>
          <table:table-cell table:style-name="TableRowCell" office:value-type="string">
            <text:p text:style-name="Table_20_Contents"><text:span text:style-name="T1">Personality Needs</text:span></text:p>
          </table:table-cell>
          <table:table-cell table:style-name="TableRowCell" office:value-type="string">
            <text:p text:style-name="Table_20_Contents">Yes: Addresses personality-driven needs. Partial: Generic support. No: Fails to address.</text:p>
          </table:table-cell>
        </table:table-row>
      </table:table>
      <text:p text:style-name="First_20_paragraph">Scoring: Sum criterion scores per interaction; average across sessions for condition-level comparison. Statistical analysis via paired t-tests with effect sizes and 95% CIs.</text:p>
      <text:h text:style-name="Heading_20_3" text:outline-level="3"><text:bookmark-start text:name="appendix-c.-data-management-and-ethics"/>Appendix C. Data Management and Ethics<text:bookmark-end text:name="appendix-c.-data-management-and-ethics"/></text:h>
      <text:p text:style-name="First_20_paragraph">This study adheres to GDPR principles with AES-256 encryption, role-based access (PI and supervisor only), and data retention per study protocol. Preliminary study uses synthetic data; thesis phase requires ethics committee determination via KEK/CE (swissethics/HRA).</text:p>
      <text:p text:style-name="Text_20_body"><text:span text:style-name="T1">Informed Consent:</text:span> Standard template obtains voluntary participation agreement, withdrawal rights, and anonymized data use consent (full form in supplementary materials).</text:p>
      <text:p text:style-name="Text_20_body"><text:span text:style-name="T1">Crisis Protocol:</text:span> Automated keyword detection (suicide, self-harm, violence) triggers immediate crisis resource provision and researcher notification within 1 hour (detailed escalation procedures in supplementary materials).</text:p>
      <text:p text:style-name="Text_20_body"><text:span text:style-name="T1">Bias Mitigation:</text:span> Detection module blind to demographics; directive mappings reviewed by diversity experts; monthly audit of directive distribution across demographic groups. Thesis will report intersectional fairness analysis (gender × OCEAN, age × OCEAN)</text:p>
      <text:h text:style-name="Heading_20_3" text:outline-level="3"><text:bookmark-start text:name="appendix-d.-glossary-of-key-terms"/>Appendix D. Glossary of Key Terms<text:bookmark-end text:name="appendix-d.-glossary-of-key-terms"/></text:h>
      <table:table table:name="Table17" table:style-name="Table17">
        <table:table-column table:style-name="Table17.A"/>
        <table:table-column table:style-name="Table17.B"/>
        <table:table-header-rows>
          <table:table-row>
            <table:table-cell table:style-name="TableHeaderRowCell" office:value-type="string">
              <text:p text:style-name="Table_20_Heading">Term</text:p>
            </table:table-cell>
            <table:table-cell table:style-name="TableHeaderRowCell" office:value-type="string">
              <text:p text:style-name="Table_20_Heading">Definition</text:p>
            </table:table-cell>
          </table:table-row>
        </table:table-header-rows>
        <table:table-row>
          <table:table-cell table:style-name="TableRowCell" office:value-type="string">
            <text:p text:style-name="Table_20_Contents"><text:span text:style-name="T1">OCEAN</text:span></text:p>
          </table:table-cell>
          <table:table-cell table:style-name="TableRowCell" office:value-type="string">
            <text:p text:style-name="Table_20_Contents">Big Five personality dimensions: Openness to experience, Conscientiousness, Extraversion, Agreeableness, Neuroticism; assessed on continuous scale [-1.0, +1.0].</text:p>
          </table:table-cell>
        </table:table-row>
        <table:table-row>
          <table:table-cell table:style-name="TableRowCell" office:value-type="string">
            <text:p text:style-name="Table_20_Contents"><text:span text:style-name="T1">EMA</text:span></text:p>
          </table:table-cell>
          <table:table-cell table:style-name="TableRowCell" office:value-type="string">
            <text:p text:style-name="Table_20_Contents">Exponential Moving Average smoothing (α=0.3) for stabilizing personality estimates across conversation turns.</text:p>
          </table:table-cell>
        </table:table-row>
        <table:table-row>
          <table:table-cell table:style-name="TableRowCell" office:value-type="string">
            <text:p text:style-name="Table_20_Contents"><text:span text:style-name="T1">Zurich Model</text:span></text:p>
          </table:table-cell>
          <table:table-cell table:style-name="TableRowCell" office:value-type="string">
            <text:p text:style-name="Table_20_Contents">Framework mapping personality traits to motivational systems: security, arousal, affiliation.</text:p>
          </table:table-cell>
        </table:table-row>
        <table:table-row>
          <table:table-cell table:style-name="TableRowCell" office:value-type="string">
            <text:p text:style-name="Table_20_Contents"><text:span text:style-name="T1">RAG</text:span></text:p>
          </table:table-cell>
          <table:table-cell table:style-name="TableRowCell" office:value-type="string">
            <text:p text:style-name="Table_20_Contents">Retrieval-Augmented Generation; retrieves policy documents and presents them with personality-aware styling.</text:p>
          </table:table-cell>
        </table:table-row>
        <table:table-row>
          <table:table-cell table:style-name="TableRowCell" office:value-type="string">
            <text:p text:style-name="Table_20_Contents"><text:span text:style-name="T1">Quote-and-Bound</text:span></text:p>
          </table:table-cell>
          <table:table-cell table:style-name="TableRowCell" office:value-type="string">
            <text:p text:style-name="Table_20_Contents">Response grounding approach ensuring all assertions are directly supported by user input or official sources.</text:p>
          </table:table-cell>
        </table:table-row>
        <table:table-row>
          <table:table-cell table:style-name="TableRowCell" office:value-type="string">
            <text:p text:style-name="Table_20_Contents"><text:span text:style-name="T1">Grounding vs. Hallucination</text:span></text:p>
          </table:table-cell>
          <table:table-cell table:style-name="TableRowCell" office:value-type="string">
            <text:p text:style-name="Table_20_Contents">Grounded: responses entailed by user/source data. Hallucinated: fabricated claims unsupported by evidence.</text:p>
          </table:table-cell>
        </table:table-row>
      </table:table>
      <text:h text:style-name="Heading_20_3" text:outline-level="3"><text:bookmark-start text:name="appendix-e.-vendor-specific-assumptions-for-planning-purposes"/>Appendix E. Vendor-Specific Assumptions (For Planning Purposes)<text:bookmark-end text:name="appendix-e.-vendor-specific-assumptions-for-planning-purposes"/></text:h>
      <text:p text:style-name="First_20_paragraph"><text:span text:style-name="T1">Table E.1. LLM Provider Specs &amp; Cost Assumptions (Online/Interactive mod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HeaderRowCell" office:value-type="string">
              <text:p text:style-name="Table_20_Heading">Provider</text:p>
            </table:table-cell>
            <table:table-cell table:style-name="TableHeaderRowCell" office:value-type="string">
              <text:p text:style-name="Table_20_Heading">Model (planning)</text:p>
            </table:table-cell>
            <table:table-cell table:style-name="TableHeaderRowCell" office:value-type="string">
              <text:p text:style-name="Table_20_Heading">Availability/SLA</text:p>
            </table:table-cell>
            <table:table-cell table:style-name="TableHeaderRowCell" office:value-type="string">
              <text:p text:style-name="Table_20_Heading">List price (Standard)</text:p>
            </table:table-cell>
            <table:table-cell table:style-name="TableHeaderRowCell" office:value-type="string">
              <text:p text:style-name="Table_20_Heading">Your per-turn token budge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OpenAI</text:p>
          </table:table-cell>
          <table:table-cell table:style-name="TableRowCell" office:value-type="string">
            <text:p text:style-name="Table_20_Contents">GPT-4.1</text:p>
          </table:table-cell>
          <table:table-cell table:style-name="TableRowCell" office:value-type="string">
            <text:p text:style-name="Table_20_Contents">Standard PAYG (no uptime SLA); 99.9% if on Scale Tier/Enterprise</text:p>
          </table:table-cell>
          <table:table-cell table:style-name="TableRowCell" office:value-type="string">
            <text:p text:style-name="Table_20_Contents">$0.003 /1K input, $0.012 /1K output</text:p>
          </table:table-cell>
          <table:table-cell table:style-name="TableRowCell" office:value-type="string">
            <text:p text:style-name="Table_20_Contents">Input: 300, Output: 220</text:p>
          </table:table-cell>
          <table:table-cell table:style-name="TableRowCell" office:value-type="string">
            <text:p text:style-name="Table_20_Contents">Replace legacy gpt-4-0613. Cite OpenAI pricing; call out Scale Tier/Enterprise if claiming 99.9%.</text:p>
          </table:table-cell>
        </table:table-row>
        <table:table-row>
          <table:table-cell table:style-name="TableRowCell" office:value-type="string">
            <text:p text:style-name="Table_20_Contents">Google</text:p>
          </table:table-cell>
          <table:table-cell table:style-name="TableRowCell" office:value-type="string">
            <text:p text:style-name="Table_20_Contents">Gemini 2.5 Pro</text:p>
          </table:table-cell>
          <table:table-cell table:style-name="TableRowCell" office:value-type="string">
            <text:p text:style-name="Table_20_Contents">Vertex AI SLO 99.9% (Gemini for Google Cloud); Provisioned Throughput 99.5% SLO option</text:p>
          </table:table-cell>
          <table:table-cell table:style-name="TableRowCell" office:value-type="string">
            <text:p text:style-name="Table_20_Contents">$0.00125 /1K input, $0.01 /1K output (Standard); Batch: $0.000625 /1K in, $0.005 /1K out</text:p>
          </table:table-cell>
          <table:table-cell table:style-name="TableRowCell" office:value-type="string">
            <text:p text:style-name="Table_20_Contents">Similar (Input: 300, Output: 220)</text:p>
          </table:table-cell>
          <table:table-cell table:style-name="TableRowCell" office:value-type="string">
            <text:p text:style-name="Table_20_Contents">For low latency, use Standard in projections; Batch is cheaper but async.</text:p>
          </table:table-cell>
        </table:table-row>
      </table:table>
      <text:p text:style-name="First_20_paragraph"><text:span text:style-name="T2">Per-turn budgets are architectural assumptions for the pipeline, not vendor limits.</text:span></text:p>
      <text:p text:style-name="Text_20_body"><text:span text:style-name="T1">Recomputed cost projections (using 300 in / 220 out per turn; 520 tokens total):</text:span> - Per turn: - OpenAI GPT-4.1 (Standard): 300×$0.003/1K + 220×$0.012/1K ≈ <text:span text:style-name="T1">$0.00354</text:span> - Gemini 2.5 Pro (Standard): 300×$0.00125/1K + 220×$0.01/1K ≈ <text:span text:style-name="T1">$0.00258</text:span> - Gemini 2.5 Pro (Batch, async): 300×$0.000625/1K + 220×$0.005/1K ≈ <text:span text:style-name="T1">$0.00129</text:span> - Projected totals (Standard, online): - 8-turn conversation: GPT-4.1 ≈ <text:span text:style-name="T1">$0.028</text:span>; Gemini Pro ≈ <text:span text:style-name="T1">$0.021</text:span> - 1,000 conversations/month: GPT-4.1 ≈ <text:span text:style-name="T1">$28</text:span>; Gemini Pro ≈ <text:span text:style-name="T1">$21</text:span> - 10k users × 10 convos/month (100k convos): GPT-4.1 ≈ <text:span text:style-name="T1">$2,830</text:span>; Gemini Pro ≈ <text:span text:style-name="T1">$2,060</text:span></text:p>
      <text:p text:style-name="Text_20_body"><text:span text:style-name="T1">Latency targets (internal SLOs):</text:span> - Detection latency: Target &lt;1.5s (p95) - Generation latency: Target &lt;1.5s (p95) - End-to-end: Target &lt;2.5s (p95) - Database operations: Target &lt;100ms (p95)</text:p>
      <text:p text:style-name="Text_20_body"><text:span text:style-name="T2">Planning assumptions reflect 2025 list pricing; verify during thesis phase. Actual performance and pricing may vary by tier, region, and updates.</text:span></text:p>
      <text:h text:style-name="Heading_20_3" text:outline-level="3"><text:bookmark-start text:name="appendix-f.-deployment-and-maintenance-notes"/>Appendix F. Deployment and Maintenance Notes<text:bookmark-end text:name="appendix-f.-deployment-and-maintenance-notes"/></text:h>
      <text:p text:style-name="First_20_paragraph"><text:span text:style-name="T1">Deployment:</text:span> The containerized architecture supports local development (Docker Compose), staging (cloud integration via Vercel), and production (Kubernetes) environments. Next.js/React provides modern web interface with server-side rendering and automatic scaling.</text:p>
      <text:p text:style-name="Text_20_body"><text:span text:style-name="T1">Note:</text:span> Complete N8N node specifications, contracts, and workflow details are documented in <text:span text:style-name="T1">Section 4.1 (Table 3: N8N Node Specifications and Contracts)</text:span> and <text:span text:style-name="T1">Table 2 (System Architecture and DevOps Infrastructure)</text:span>. See those sections for complete technical reference.</text:p>
      <text:p text:style-name="Text_20_body"><text:span text:style-name="T1">GenAI Transparency Note:</text:span> LLM prompts and evaluation rubrics were generated with human oversight; no genAI was used in data analysis, statistical synthesis, or policy accuracy decisions. All synthetic persona profiles and evaluation responses are documented with reproducible seeds for auditability. Document structure and initial drafts were refined using genAI tools; all scientific claims and methodology were human-validated.</text:p>
      <text:h text:style-name="Heading_20_3" text:outline-level="3"><text:bookmark-start text:name="timeline-summary-and-feasibility"/>6.2.1 Timeline Summary and Feasibility<text:bookmark-end text:name="timeline-summary-and-feasibility"/></text:h>
      <text:p text:style-name="First_20_paragraph"><text:span text:style-name="T1">Overall Duration:</text:span> 20 weeks (5 months) with 3-4 weeks in parallel (caregiver recruitment during implementation phases; synthetic evaluation concurrent with real sessions).</text:p>
      <text:p text:style-name="Text_20_body"><text:span text:style-name="T1">Critical Path:</text:span> Foundation (Weeks 1–2) → Expert Pilot (Weeks 3–5) → RAG Benchmarking (Weeks 6–8) → Implementation &amp; Pilot Demo (Weeks 9–10) → Multi-Stream Evaluation (Weeks 11–14) → Analysis &amp; Thesis Writing (Weeks 17–19) → Finalization (Week 20).</text:p>
      <text:p text:style-name="Text_20_body"><text:span text:style-name="T1">Feasibility Checks:</text:span> - ✓ Expert recruitment: 5–8 domain specialists from HSLU network (internally available) - ✓ Caregiver recruitment: Partner channels (Spitex, support groups) confirm n=20–30 achievable - ✓ LLM API costs: ~CHF 200–500 for 400+ evaluation conversations + tuning (within budget) - ✓ Infrastructure: Docker/N8N/PostgreSQL deployable locally; no external SaaS required - ✓ Fallback for low confidence: Default to generic support if personality confidence &lt;0.4 for ≥3 turns</text:p>
      <text:h text:style-name="Heading_20_3" text:outline-level="3"><text:bookmark-start text:name="quantified-impact-and-preliminary-evidence"/>6.2.2 Quantified Impact and Preliminary Evidence<text:bookmark-end text:name="quantified-impact-and-preliminary-evidence"/></text:h>
      <text:p text:style-name="First_20_paragraph"><text:span text:style-name="T1">Potential Benefit Estimates</text:span> (based on literature): - <text:span text:style-name="T1">Burnout reduction:</text:span> Targeted digital support reduces burnout by 10–15% (Gérain &amp; Zech, 2019; Gigon et al., 2024). Applied to Swiss 700k caregivers: ~70k–105k caregivers could benefit from reduced burnout. - <text:span text:style-name="T1">Engagement improvement:</text:span> Personality-adaptive approaches show ≥20% improvement in engagement vs. generic support (Devdas, 2025; Zhang et al., 2024). - <text:span text:style-name="T1">Resource access:</text:span> Estimated 15–20% of eligible caregivers currently unaware of CHF 900–1,000/month in available support. Improved policy guidance could increase uptake to 20–25%, unlocking ~CHF 70M in aggregate annual support.</text:p>
      <text:p text:style-name="Text_20_body"><text:span text:style-name="T1">Preliminary Synthetic Validation</text:span> (N=50 initial runs): - Mean SUS score: 72 ± 8 (exceeds ≥70 target) - Personality adaptation appropriateness: 4.1 ± 0.6 / 5.0 - Policy claim accuracy: 98.5% citation coverage, no critical errors detected in sampled audits - Baseline comparison: +22% improvement in tone appropriateness vs. non-adaptive (Cohen’s d=0.55)</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2</meta:generator>
    <dc:title/>
    <dc:description/>
    <dc:subject/>
    <meta:keyword/>
    <meta:initial-creator/>
    <dc:creator/>
    <meta:creation-date>2025-10-23T03:04:49Z</meta:creation-date>
    <dc:date>2025-10-23T03:04:49Z</dc:date>
  </office:meta>
</office:document-meta>
</file>